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/>
    <style:font-face style:name="Aptos Display" svg:font-family="'Aptos Display'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DengXian" svg:font-family="DengXian" style:font-family-generic="system" style:font-pitch="variable"/>
    <style:font-face style:name="DengXian Light" svg:font-family="'DengXian Light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/>
    <style:font-face style:name="Noto Mono1" svg:font-family="'Noto Mono'" style:font-family-generic="swiss"/>
    <style:font-face style:name="Noto Mono2" svg:font-family="'Noto Mono'" style:font-family-generic="system" style:font-pitch="variable"/>
    <style:font-face style:name="Noto Sans" svg:font-family="'Noto Sans'"/>
    <style:font-face style:name="Noto Sans Light" svg:font-family="'Noto Sans Light'" style:font-family-generic="swiss" style:font-pitch="variable"/>
    <style:font-face style:name="Noto Sans1" svg:font-family="'Noto Sans'" style:font-family-generic="swiss"/>
    <style:font-face style:name="Noto Sans2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2" style:family="table">
      <style:table-properties style:width="17.5cm" table:align="left" style:writing-mode="lr-tb"/>
    </style:style>
    <style:style style:name="Таблица2.A" style:family="table-column">
      <style:table-column-properties style:column-width="1.64cm"/>
    </style:style>
    <style:style style:name="Таблица2.B" style:family="table-column">
      <style:table-column-properties style:column-width="1.766cm"/>
    </style:style>
    <style:style style:name="Таблица2.I" style:family="table-column">
      <style:table-column-properties style:column-width="1.75cm"/>
    </style:style>
    <style:style style:name="Таблица2.1" style:family="table-row">
      <style:table-row-properties style:min-row-height="0.801cm"/>
    </style:style>
    <style:style style:name="Таблица2.A1" style:family="table-cell">
      <style:table-cell-properties style:vertical-align="middle" fo:background-color="#eeeeee" fo:padding-left="0cm" fo:padding-right="0.101cm" fo:padding-top="0.049cm" fo:padding-bottom="0.049cm" fo:border-left="0.5pt solid #000000" fo:border-right="none" fo:border-top="0.5pt solid #000000" fo:border-bottom="0.5pt solid #000000">
        <style:background-image/>
      </style:table-cell-properties>
    </style:style>
    <style:style style:name="Таблица2.J1" style:family="table-cell">
      <style:table-cell-properties style:vertical-align="middle" fo:background-color="#eeeeee" fo:padding-left="0cm" fo:padding-right="0.101cm" fo:padding-top="0.049cm" fo:padding-bottom="0.049cm" fo:border="0.5pt solid #000000">
        <style:background-image/>
      </style:table-cell-properties>
    </style:style>
    <style:style style:name="Таблица2.A2" style:family="table-cell">
      <style:table-cell-properties style:vertical-align="middle" fo:background-color="#eeeeee" fo:padding-left="0cm" fo:padding-right="0.101cm" fo:padding-top="0.049cm" fo:padding-bottom="0.049cm" fo:border-left="0.5pt solid #000000" fo:border-right="none" fo:border-top="none" fo:border-bottom="0.5pt solid #000000">
        <style:background-image/>
      </style:table-cell-properties>
    </style:style>
    <style:style style:name="Таблица2.B2" style:family="table-cell" style:data-style-name="N0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2" style:family="table-cell" style:data-style-name="N0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2" style:family="table-cell" style:data-style-name="N0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2" style:family="table-cell" style:data-style-name="N0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2" style:family="table-cell" style:data-style-name="N0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2" style:family="table-cell" style:data-style-name="N0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H2" style:family="table-cell" style:data-style-name="N0">
      <style:table-cell-properties style:vertical-align="middle" fo:background-color="#fffbd7" fo:padding-left="0cm" fo:padding-right="0.101cm" fo:padding-top="0.049cm" fo:padding-bottom="0.049cm" fo:border-left="0.5pt solid #000000" fo:border-right="none" fo:border-top="none" fo:border-bottom="0.5pt solid #000000">
        <style:background-image/>
      </style:table-cell-properties>
    </style:style>
    <style:style style:name="Таблица2.I2" style:family="table-cell" style:data-style-name="N0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2" style:family="table-cell" style:data-style-name="N0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H3" style:family="table-cell" style:data-style-name="N113">
      <style:table-cell-properties style:vertical-align="middle" fo:background-color="#fffbd7" fo:padding-left="0cm" fo:padding-right="0.101cm" fo:padding-top="0.049cm" fo:padding-bottom="0.049cm" fo:border-left="0.5pt solid #000000" fo:border-right="none" fo:border-top="none" fo:border-bottom="0.5pt solid #000000">
        <style:background-image/>
      </style:table-cell-properties>
    </style:style>
    <style:style style:name="Таблица2.I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1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1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1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1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1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1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1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1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1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1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1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1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1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1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1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1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1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1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1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1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1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1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1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1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1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1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1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1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1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1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1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1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1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1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1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1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1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1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1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1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1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1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1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1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1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1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1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1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1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1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1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1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1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1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1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1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1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1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1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1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1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1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1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1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1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1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1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1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1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1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1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1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1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1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1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1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1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1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1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1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2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20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2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2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2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2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2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2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2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21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2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2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2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2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2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2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2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2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2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2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2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2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2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2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2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2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2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2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2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2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2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2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2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2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2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2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2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2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2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2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2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25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2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2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2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2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2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2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2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26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2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2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2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2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2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2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2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27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2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2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2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2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2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2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2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28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2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2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2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2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2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2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2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29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2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2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2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2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2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2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3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30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3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3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3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3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3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3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3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31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3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3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3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3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3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3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3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3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3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3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3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3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3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3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3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3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3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3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3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3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3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3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3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3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3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3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3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3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3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3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3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3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3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3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3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3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3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3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3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3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3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3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3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3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3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3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3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3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3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3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3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3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3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3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3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38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3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3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3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3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3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3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3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3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3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3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3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3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3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3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4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40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4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4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4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4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4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4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4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4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4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4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4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4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4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4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4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4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4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4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4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4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4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4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4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4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4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4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4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4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4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4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4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44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4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4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4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4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4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4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4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45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4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4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4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4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4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4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4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46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4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46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46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4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4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4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4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47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4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4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4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4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4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4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4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4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4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4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4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4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4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4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4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4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4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4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4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4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4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4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5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5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5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5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5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5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5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5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5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5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5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5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5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5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5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5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5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5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5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5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5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5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5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5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5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53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5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5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5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5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5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5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5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5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5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5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5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5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5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5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5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5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5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5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5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5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5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5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5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5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5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5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5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5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5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5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5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5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5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5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5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5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5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5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5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58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5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5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5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5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5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5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5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5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5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5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5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5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5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5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6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6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6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6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6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6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6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6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6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6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6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6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6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6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6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6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6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6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6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6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6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6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6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6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6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6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6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6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6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6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6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6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6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6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6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6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6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6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6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6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6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6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6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6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6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6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6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6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6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6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6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6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6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6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6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6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6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6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6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6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6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6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6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6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6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6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6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6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6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6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6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6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6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6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6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6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6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6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6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6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7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7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7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7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7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7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7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7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7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7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7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7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7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7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7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7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7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72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7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7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7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7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7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7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7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7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7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7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7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7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7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7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7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74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7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7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7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7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7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7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7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75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7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7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7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7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7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7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7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76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7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7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7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7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7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7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7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7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7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7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7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7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7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7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7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7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7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7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7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7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7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7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7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7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7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7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7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7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7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7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8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8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8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8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8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8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8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80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8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8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8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8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8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8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8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8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8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8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8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8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8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8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8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8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8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8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8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8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8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8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8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83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8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84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8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8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8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8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8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84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8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8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8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8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8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8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8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85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8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8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8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8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8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8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8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86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8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87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8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8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8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8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8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87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8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8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8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8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8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8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8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88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8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8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8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8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8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8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8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89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90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90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90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90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90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90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H90" style:family="table-cell">
      <style:table-cell-properties style:vertical-align="middle" fo:background-color="#fffbd7" fo:padding-left="0cm" fo:padding-right="0.101cm" fo:padding-top="0.049cm" fo:padding-bottom="0.049cm" fo:border-left="0.5pt solid #000000" fo:border-right="none" fo:border-top="none" fo:border-bottom="0.5pt solid #000000">
        <style:background-image/>
      </style:table-cell-properties>
    </style:style>
    <style:style style:name="Таблица2.I90" style:family="table-cell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90" style:family="table-cell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9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9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9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9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9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9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9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91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2.B9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C9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D9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E9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F9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G9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I9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none" fo:border-top="none" fo:border-bottom="0.5pt solid #000000"/>
    </style:style>
    <style:style style:name="Таблица2.J92" style:family="table-cell" style:data-style-name="N113">
      <style:table-cell-properties style:vertical-align="middle" fo:padding-left="0cm" fo:padding-right="0.101cm" fo:padding-top="0.049cm" fo:padding-bottom="0.049cm" fo:border-left="0.5pt solid #000000" fo:border-right="0.5pt solid #000000" fo:border-top="none" fo:border-bottom="0.5pt solid #000000"/>
    </style:style>
    <style:style style:name="Таблица3" style:family="table">
      <style:table-properties style:width="17.639cm" fo:margin-left="-0.115cm" fo:margin-top="0cm" fo:margin-bottom="0cm" table:align="left" style:writing-mode="lr-tb"/>
    </style:style>
    <style:style style:name="Таблица3.A" style:family="table-column">
      <style:table-column-properties style:column-width="1.764cm"/>
    </style:style>
    <style:style style:name="Таблица3.1" style:family="table-row">
      <style:table-row-properties style:min-row-height="0.7cm" fo:keep-together="auto"/>
    </style:style>
    <style:style style:name="Таблица3.A1" style:family="table-cell">
      <style:table-cell-properties style:vertical-align="middle" fo:background-color="#ddddd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B1" style:family="table-cell">
      <style:table-cell-properties style:vertical-align="middle" fo:background-color="#dddddd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Таблица3.A2" style:family="table-cell">
      <style:table-cell-properties style:vertical-align="middle" fo:background-color="#dddddd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3.B2" style:family="table-cell">
      <style:table-cell-properties style:vertical-align="middle" fo:background-color="#fffec8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C2" style:family="table-cell">
      <style:table-cell-properties style:vertical-align="middle" fo:background-color="#ffde4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E2" style:family="table-cell">
      <style:table-cell-properties style:vertical-align="middle" fo:background-color="#fff6a8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F2" style:family="table-cell">
      <style:table-cell-properties style:vertical-align="middle" fo:background-color="#fff8b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I2" style:family="table-cell">
      <style:table-cell-properties style:vertical-align="middle" fo:background-color="#fffdc4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B3" style:family="table-cell">
      <style:table-cell-properties style:vertical-align="middle" fo:background-color="#ffcf0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C3" style:family="table-cell">
      <style:table-cell-properties style:vertical-align="middle" fo:background-color="#ffc1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D3" style:family="table-cell">
      <style:table-cell-properties style:vertical-align="middle" fo:background-color="#fff19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E3" style:family="table-cell">
      <style:table-cell-properties style:vertical-align="middle" fo:background-color="#fff4a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G3" style:family="table-cell">
      <style:table-cell-properties style:vertical-align="middle" fo:background-color="#ffdb3a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J3" style:family="table-cell">
      <style:table-cell-properties style:vertical-align="middle" fo:background-color="#fff39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C4" style:family="table-cell">
      <style:table-cell-properties style:vertical-align="middle" fo:background-color="#ffb9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D4" style:family="table-cell">
      <style:table-cell-properties style:vertical-align="middle" fo:background-color="#ffee87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E4" style:family="table-cell">
      <style:table-cell-properties style:vertical-align="middle" fo:background-color="#fff08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F4" style:family="table-cell">
      <style:table-cell-properties style:vertical-align="middle" fo:background-color="#ffe97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G4" style:family="table-cell">
      <style:table-cell-properties style:vertical-align="middle" fo:background-color="#ffcc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D5" style:family="table-cell">
      <style:table-cell-properties style:vertical-align="middle" fo:background-color="#fff297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F5" style:family="table-cell">
      <style:table-cell-properties style:vertical-align="middle" fo:background-color="#fff5a4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H5" style:family="table-cell">
      <style:table-cell-properties style:vertical-align="middle" fo:background-color="#fff7a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C6" style:family="table-cell">
      <style:table-cell-properties style:vertical-align="middle" fo:background-color="#ffe04e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C7" style:family="table-cell">
      <style:table-cell-properties style:vertical-align="middle" fo:background-color="#ffe25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C9" style:family="table-cell">
      <style:table-cell-properties style:vertical-align="middle" fo:background-color="#ffe152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D9" style:family="table-cell">
      <style:table-cell-properties style:vertical-align="middle" fo:background-color="#ffef8b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G10" style:family="table-cell">
      <style:table-cell-properties style:vertical-align="middle" fo:background-color="#ffd00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C13" style:family="table-cell">
      <style:table-cell-properties style:vertical-align="middle" fo:background-color="#ffd82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C14" style:family="table-cell">
      <style:table-cell-properties style:vertical-align="middle" fo:background-color="#ffc2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C15" style:family="table-cell">
      <style:table-cell-properties style:vertical-align="middle" fo:background-color="#ffa5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G15" style:family="table-cell">
      <style:table-cell-properties style:vertical-align="middle" fo:background-color="#ffce0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F16" style:family="table-cell">
      <style:table-cell-properties style:vertical-align="middle" fo:background-color="#fff9b4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C17" style:family="table-cell">
      <style:table-cell-properties style:vertical-align="middle" fo:background-color="#fffab8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C19" style:family="table-cell">
      <style:table-cell-properties style:vertical-align="middle" fo:background-color="#ffc3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C20" style:family="table-cell">
      <style:table-cell-properties style:vertical-align="middle" fo:background-color="#ff99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E21" style:family="table-cell">
      <style:table-cell-properties style:vertical-align="middle" fo:background-color="#ffea77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C23" style:family="table-cell">
      <style:table-cell-properties style:vertical-align="middle" fo:background-color="#ffdf4a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E25" style:family="table-cell">
      <style:table-cell-properties style:vertical-align="middle" fo:background-color="#ffbf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J25" style:family="table-cell">
      <style:table-cell-properties style:vertical-align="middle" fo:background-color="#ffb1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E26" style:family="table-cell">
      <style:table-cell-properties style:vertical-align="middle" fo:background-color="#ffa2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F26" style:family="table-cell">
      <style:table-cell-properties style:vertical-align="middle" fo:background-color="#ff9d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H26" style:family="table-cell">
      <style:table-cell-properties style:vertical-align="middle" fo:background-color="#ffed8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I26" style:family="table-cell">
      <style:table-cell-properties style:vertical-align="middle" fo:background-color="#ffc9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J26" style:family="table-cell">
      <style:table-cell-properties style:vertical-align="middle" fo:background-color="#ffb8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I27" style:family="table-cell">
      <style:table-cell-properties style:vertical-align="middle" fo:background-color="#ffc4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I29" style:family="table-cell">
      <style:table-cell-properties style:vertical-align="middle" fo:background-color="#ffc5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E30" style:family="table-cell">
      <style:table-cell-properties style:vertical-align="middle" fo:background-color="#ffca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F30" style:family="table-cell">
      <style:table-cell-properties style:vertical-align="middle" fo:background-color="#ffd31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C32" style:family="table-cell">
      <style:table-cell-properties style:vertical-align="middle" fo:background-color="#ffa1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F32" style:family="table-cell">
      <style:table-cell-properties style:vertical-align="middle" fo:background-color="#fffbb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G36" style:family="table-cell">
      <style:table-cell-properties style:vertical-align="middle" fo:background-color="#ffdc3e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I36" style:family="table-cell">
      <style:table-cell-properties style:vertical-align="middle" fo:background-color="#ffeb7b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E37" style:family="table-cell">
      <style:table-cell-properties style:vertical-align="middle" fo:background-color="#ffd52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I37" style:family="table-cell">
      <style:table-cell-properties style:vertical-align="middle" fo:background-color="#ffd11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J37" style:family="table-cell">
      <style:table-cell-properties style:vertical-align="middle" fo:background-color="#ffd93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E38" style:family="table-cell">
      <style:table-cell-properties style:vertical-align="middle" fo:background-color="#ffe86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F38" style:family="table-cell">
      <style:table-cell-properties style:vertical-align="middle" fo:background-color="#ffe66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E39" style:family="table-cell">
      <style:table-cell-properties style:vertical-align="middle" fo:background-color="#ffcb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E40" style:family="table-cell">
      <style:table-cell-properties style:vertical-align="middle" fo:background-color="#ffa8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J44" style:family="table-cell">
      <style:table-cell-properties style:vertical-align="middle" fo:background-color="#ffb6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E45" style:family="table-cell">
      <style:table-cell-properties style:vertical-align="middle" fo:background-color="#ffa3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H45" style:family="table-cell">
      <style:table-cell-properties style:vertical-align="middle" fo:background-color="#ffec7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J45" style:family="table-cell">
      <style:table-cell-properties style:vertical-align="middle" fo:background-color="#ffb7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J46" style:family="table-cell">
      <style:table-cell-properties style:vertical-align="middle" fo:background-color="#ffb4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C48" style:family="table-cell">
      <style:table-cell-properties style:vertical-align="middle" fo:background-color="#ffa9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C49" style:family="table-cell">
      <style:table-cell-properties style:vertical-align="middle" fo:background-color="#ffd41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C50" style:family="table-cell">
      <style:table-cell-properties style:vertical-align="middle" fo:background-color="#ffe76b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C52" style:family="table-cell">
      <style:table-cell-properties style:vertical-align="middle" fo:background-color="#ffe562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D54" style:family="table-cell">
      <style:table-cell-properties style:vertical-align="middle" fo:background-color="#ffdd42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C56" style:family="table-cell">
      <style:table-cell-properties style:vertical-align="middle" fo:background-color="#ffc6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C60" style:family="table-cell">
      <style:table-cell-properties style:vertical-align="middle" fo:background-color="#ffad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C65" style:family="table-cell">
      <style:table-cell-properties style:vertical-align="middle" fo:background-color="#ffda3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J73" style:family="table-cell">
      <style:table-cell-properties style:vertical-align="middle" fo:background-color="#ffb2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E75" style:family="table-cell">
      <style:table-cell-properties style:vertical-align="middle" fo:background-color="#ffc0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J75" style:family="table-cell">
      <style:table-cell-properties style:vertical-align="middle" fo:background-color="#ffb0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G76" style:family="table-cell">
      <style:table-cell-properties style:vertical-align="middle" fo:background-color="#ffe45e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J76" style:family="table-cell">
      <style:table-cell-properties style:vertical-align="middle" fo:background-color="#ffc7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E78" style:family="table-cell">
      <style:table-cell-properties style:vertical-align="middle" fo:background-color="#ffbe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I78" style:family="table-cell">
      <style:table-cell-properties style:vertical-align="middle" fo:background-color="#ffc80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C80" style:family="table-cell">
      <style:table-cell-properties style:vertical-align="middle" fo:background-color="#ffd21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D83" style:family="table-cell">
      <style:table-cell-properties style:vertical-align="middle" fo:background-color="#fffcc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B90" style:family="table-cell">
      <style:table-cell-properties style:vertical-align="middle" fo:background-color="#ffff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Таблица3.B93" style:family="table-cell">
      <style:table-cell-properties style:vertical-align="middle" fo:background-color="#eeeeee" fo:padding-left="0.123cm" fo:padding-right="0.123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Таблица3.B96" style:family="table-cell">
      <style:table-cell-properties style:vertical-align="middle" fo:background-color="#dddddd" fo:padding-left="0.123cm" fo:padding-right="0.123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Title">
      <loext:graphic-properties draw:fill="none"/>
      <style:paragraph-properties fo:margin-left="0cm" fo:margin-right="0cm" fo:margin-top="0.3cm" fo:margin-bottom="0.3cm" style:contextual-spacing="false" fo:line-height="100%" fo:text-align="center" style:justify-single-word="false" fo:text-indent="0cm" style:auto-text-indent="false" fo:background-color="transparent" fo:keep-with-next="always"/>
      <style:text-properties style:font-name="Noto Sans Light" fo:font-size="24pt" fo:language="en" fo:country="US" fo:font-weight="normal" officeooo:paragraph-rsid="000fba94" style:font-name-asian="Times New Roman" style:font-size-asian="24pt" style:language-asian="bg" style:country-asian="BG" style:font-weight-asian="normal" style:font-name-complex="Noto Sans2" style:font-size-complex="24pt" style:font-weight-complex="normal"/>
    </style:style>
    <style:style style:name="P2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Noto Sans" fo:font-weight="bold"/>
    </style:style>
    <style:style style:name="P3" style:family="paragraph" style:parent-style-name="Table_20_Contents">
      <style:paragraph-properties fo:margin-top="0cm" fo:margin-bottom="0cm" style:contextual-spacing="false" fo:line-height="100%" fo:text-align="end" style:justify-single-word="false"/>
      <style:text-properties style:font-name="Noto Mono"/>
    </style:style>
    <style:style style:name="P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fo:color="#c9211e" loext:opacity="100%" style:font-name="Noto Mono"/>
    </style:style>
    <style:style style:name="P5" style:family="paragraph" style:parent-style-name="Standard">
      <style:paragraph-properties fo:margin-top="0cm" fo:margin-bottom="0.423cm" style:contextual-spacing="false" fo:line-height="100%" fo:text-align="center" style:justify-single-word="false"/>
      <style:text-properties style:font-name="Noto Sans1" fo:font-size="14pt" fo:language="en" fo:country="US" fo:font-weight="bold" style:font-name-asian="Times New Roman" style:font-size-asian="14pt" style:language-asian="bg" style:country-asian="BG" style:font-weight-asian="bold" style:font-name-complex="Noto Sans2" style:font-size-complex="14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Noto Sans1" fo:font-size="11pt" fo:font-weight="bold" style:letter-kerning="false" style:font-size-asian="11pt" style:font-weight-asian="bold" style:font-name-complex="Noto Sans2" style:font-size-complex="11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Noto Sans1" fo:font-size="11pt" fo:font-weight="bold" style:letter-kerning="false" style:font-size-asian="11pt" style:font-weight-asian="bold" style:font-name-complex="Noto Sans2" style:font-size-complex="11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>
        <style:tab-stops/>
      </style:paragraph-properties>
      <style:text-properties fo:color="#000000" loext:opacity="100%" style:font-name="Noto Mono1" fo:font-size="11pt" style:letter-kerning="false" style:font-size-asian="11pt" style:font-name-complex="Noto Mono2" style:font-size-complex="11pt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>
        <style:tab-stops/>
      </style:paragraph-properties>
      <style:text-properties fo:color="#000000" loext:opacity="100%" style:font-name="Noto Mono1" fo:font-size="11pt" fo:font-weight="bold" style:letter-kerning="false" style:font-size-asian="11pt" style:font-weight-asian="bold" style:font-name-complex="Noto Mono2" style:font-size-complex="11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/>
      <style:text-properties fo:color="#000000" loext:opacity="100%" style:font-name="Noto Mono1" fo:font-size="11pt" fo:font-weight="bold" style:letter-kerning="false" style:font-size-asian="11pt" style:font-weight-asian="bold" style:font-name-complex="Noto Mono2" style:font-size-complex="11pt" style:font-weight-complex="bold"/>
    </style:style>
    <style:style style:name="P11" style:family="paragraph" style:parent-style-name="Standard">
      <style:paragraph-properties fo:margin-top="0cm" fo:margin-bottom="0.423cm" style:contextual-spacing="false" fo:line-height="100%" fo:text-align="center" style:justify-single-word="false"/>
      <style:text-properties style:font-name="Noto Sans1" fo:font-size="14pt" fo:language="en" fo:country="US" fo:font-weight="bold" officeooo:paragraph-rsid="00143f98" style:font-name-asian="Times New Roman" style:font-size-asian="14pt" style:language-asian="bg" style:country-asian="BG" style:font-weight-asian="bold" style:font-name-complex="Noto Sans2" style:font-size-complex="14pt" style:font-weight-complex="bold"/>
    </style:style>
    <style:style style:name="P12" style:family="paragraph" style:parent-style-name="Standard">
      <style:paragraph-properties fo:margin-top="0cm" fo:margin-bottom="0.423cm" style:contextual-spacing="false" fo:line-height="100%" fo:text-align="center" style:justify-single-word="false" fo:break-before="page"/>
      <style:text-properties style:font-name="Noto Sans1" fo:font-size="14pt" fo:language="en" fo:country="US" fo:font-weight="bold" officeooo:paragraph-rsid="00143f98" style:font-name-asian="Times New Roman" style:font-size-asian="14pt" style:language-asian="bg" style:country-asian="BG" style:font-weight-asian="bold" style:font-name-complex="Noto Sans2" style:font-size-complex="14pt" style:font-weight-complex="bold"/>
    </style:style>
    <style:style style:name="P13" style:family="paragraph" style:parent-style-name="Standard">
      <style:paragraph-properties fo:margin-left="0.12cm" fo:margin-right="0cm" fo:margin-top="0cm" fo:margin-bottom="0.101cm" style:contextual-spacing="false" fo:line-height="115%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2.018cm"/>
          <style:tab-stop style:position="3.782cm"/>
          <style:tab-stop style:position="5.546cm"/>
          <style:tab-stop style:position="7.31cm"/>
        </style:tab-stops>
      </style:paragraph-properties>
      <style:text-properties style:font-name="Noto Sans1" fo:font-size="12pt" fo:language="en" fo:country="US" fo:font-weight="bold" style:font-name-asian="Times New Roman" style:font-size-asian="12pt" style:language-asian="bg" style:country-asian="BG" style:font-weight-asian="bold" style:font-name-complex="Noto Sans2" style:font-size-complex="12pt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Noto Sans1" fo:font-size="11pt" fo:font-weight="bold" style:letter-kerning="false" style:font-size-asian="11pt" style:font-weight-asian="bold" style:font-name-complex="Noto Sans2" style:font-size-complex="11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Noto Sans1" fo:font-size="11pt" fo:font-weight="bold" style:letter-kerning="false" style:font-size-asian="11pt" style:font-weight-asian="bold" style:font-name-complex="Noto Sans2" style:font-size-complex="11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/>
      <style:text-properties fo:color="#000000" loext:opacity="100%" style:font-name="Noto Mono1" fo:font-size="11pt" fo:font-weight="bold" style:letter-kerning="false" style:font-size-asian="11pt" style:font-weight-asian="bold" style:font-name-complex="Noto Mono2" style:font-size-complex="11pt" style:font-weight-complex="bold"/>
    </style:style>
    <style:style style:name="P17" style:family="paragraph" style:parent-style-name="Standard">
      <style:paragraph-properties fo:margin-left="1.251cm" fo:margin-right="0cm" fo:margin-top="0.101cm" fo:margin-bottom="0cm" style:contextual-spacing="false" fo:line-height="115%" fo:text-indent="0cm" style:auto-text-indent="false"/>
    </style:style>
    <style:style style:name="P18" style:family="paragraph" style:parent-style-name="Standard">
      <style:paragraph-properties fo:margin-left="1.249cm" fo:margin-right="0cm" fo:margin-top="0.101cm" fo:margin-bottom="0cm" style:contextual-spacing="false" fo:line-height="115%" fo:text-indent="0cm" style:auto-text-indent="false"/>
    </style:style>
    <style:style style:name="P19" style:family="paragraph" style:parent-style-name="Standard">
      <style:paragraph-properties fo:margin-left="1.249cm" fo:margin-right="0cm" fo:margin-top="0.101cm" fo:margin-bottom="0cm" style:contextual-spacing="false" fo:line-height="115%" fo:text-indent="0cm" style:auto-text-indent="false"/>
      <style:text-properties officeooo:paragraph-rsid="000a54af"/>
    </style:style>
    <style:style style:name="P20" style:family="paragraph" style:parent-style-name="Standard">
      <style:paragraph-properties fo:margin-top="0.199cm" fo:margin-bottom="0.101cm" style:contextual-spacing="false"/>
    </style:style>
    <style:style style:name="T1" style:family="text">
      <style:text-properties style:font-name="Noto Sans1" fo:font-size="12pt" fo:language="en" fo:country="US" fo:font-weight="normal" officeooo:rsid="000c8db8" style:font-name-asian="Times New Roman" style:font-size-asian="12pt" style:language-asian="bg" style:country-asian="BG" style:font-weight-asian="normal" style:font-name-complex="Noto Sans2" style:font-size-complex="12pt" style:font-weight-complex="normal"/>
    </style:style>
    <style:style style:name="T2" style:family="text">
      <style:text-properties style:font-name="Noto Sans1" fo:font-size="10.5pt" fo:language="en" fo:country="US" fo:font-weight="bold" fo:background-color="#fff5ce" loext:char-shading-value="0" style:font-name-asian="Times New Roman" style:font-size-asian="10.5pt" style:language-asian="bg" style:country-asian="BG" style:font-weight-asian="bold" style:font-name-complex="Noto Sans2" style:font-size-complex="10.5pt" style:font-weight-complex="bold"/>
    </style:style>
    <style:style style:name="T3" style:family="text">
      <style:text-properties style:font-name="Noto Sans1" fo:font-size="10.5pt" fo:language="en" fo:country="US" style:font-name-asian="Times New Roman" style:font-size-asian="10.5pt" style:language-asian="bg" style:country-asian="BG" style:font-name-complex="Noto Sans2" style:font-size-complex="10.5pt"/>
    </style:style>
    <style:style style:name="T4" style:family="text">
      <style:text-properties fo:color="#000000" loext:opacity="100%" style:font-name="Noto Sans1" fo:font-size="10.5pt" fo:language="en" fo:country="US" fo:font-weight="bold" style:font-name-asian="Times New Roman" style:font-size-asian="10.5pt" style:language-asian="bg" style:country-asian="BG" style:font-weight-asian="bold" style:font-name-complex="Noto Sans2" style:font-size-complex="10.5pt" style:font-weight-complex="bold"/>
    </style:style>
    <style:style style:name="T5" style:family="text">
      <style:text-properties fo:color="#000000" loext:opacity="100%" style:font-name="Noto Sans1" fo:font-size="10.5pt" fo:language="en" fo:country="US" style:font-name-asian="Times New Roman" style:font-size-asian="10.5pt" style:language-asian="bg" style:country-asian="BG" style:font-name-complex="Noto Sans2" style:font-size-complex="10.5pt"/>
    </style:style>
    <style:style style:name="T6" style:family="text">
      <style:text-properties fo:color="#000000" loext:opacity="100%" style:font-name="Noto Sans1" fo:font-size="10.5pt" fo:language="en" fo:country="US" fo:font-weight="normal" officeooo:rsid="000a54af" style:font-name-asian="Times New Roman" style:font-size-asian="10.5pt" style:language-asian="bg" style:country-asian="BG" style:font-weight-asian="normal" style:font-name-complex="Noto Sans2" style:font-size-complex="10.5pt" style:font-weight-complex="normal"/>
    </style:style>
    <style:style style:name="T7" style:family="text">
      <style:text-properties fo:color="#000000" loext:opacity="100%" style:font-name="Noto Sans1" fo:language="en" fo:country="US" style:font-name-asian="Times New Roman" style:language-asian="bg" style:country-asian="BG" style:font-name-complex="Noto Sans2"/>
    </style:style>
    <style:style style:name="T8" style:family="text">
      <style:text-properties officeooo:rsid="0017f51d"/>
    </style:style>
    <style:style style:name="T9" style:family="text">
      <style:text-properties officeooo:rsid="0002be9c"/>
    </style:style>
    <style:style style:name="T10" style:family="text">
      <style:text-properties officeooo:rsid="000fba94"/>
    </style:style>
    <style:style style:name="T11" style:family="text">
      <style:text-properties style:text-position="super 58%" style:font-name="Noto Sans1" fo:font-size="12pt" fo:language="en" fo:country="US" fo:font-weight="normal" officeooo:rsid="000c8db8" style:font-name-asian="Times New Roman" style:font-size-asian="12pt" style:language-asian="bg" style:country-asian="BG" style:font-weight-asian="normal" style:font-name-complex="Noto Sans2" style:font-size-complex="12pt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Root-finding</text:span> <text:span text:style-name="T8">T</text:span>est <text:span text:style-name="T9">Results</text:span></text:p>
      <text:p text:style-name="P5">Results</text:p>
      <table:table table:name="Таблица2" table:style-name="Таблица2">
        <table:table-column table:style-name="Таблица2.A"/>
        <table:table-column table:style-name="Таблица2.B" table:number-columns-repeated="7"/>
        <table:table-column table:style-name="Таблица2.I" table:number-columns-repeated="2"/>
        <table:table-header-rows>
          <table:table-row table:style-name="Таблица2.1">
            <table:table-cell table:style-name="Таблица2.A1" office:value-type="string">
              <text:p text:style-name="P2">Method</text:p>
            </table:table-cell>
            <table:table-cell table:style-name="Таблица2.A1" office:value-type="string">
              <text:p text:style-name="P2">bs</text:p>
            </table:table-cell>
            <table:table-cell table:style-name="Таблица2.A1" office:value-type="string">
              <text:p text:style-name="P2">fp</text:p>
            </table:table-cell>
            <table:table-cell table:style-name="Таблица2.A1" office:value-type="string">
              <text:p text:style-name="P2">mfp</text:p>
            </table:table-cell>
            <table:table-cell table:style-name="Таблица2.A1" office:value-type="string">
              <text:p text:style-name="P2">ill</text:p>
            </table:table-cell>
            <table:table-cell table:style-name="Таблица2.A1" office:value-type="string">
              <text:p text:style-name="P2">AB</text:p>
            </table:table-cell>
            <table:table-cell table:style-name="Таблица2.A1" office:value-type="string">
              <text:p text:style-name="P2">ITP</text:p>
            </table:table-cell>
            <table:table-cell table:style-name="Таблица2.A1" office:value-type="string">
              <text:p text:style-name="P2">mAB</text:p>
            </table:table-cell>
            <table:table-cell table:style-name="Таблица2.A1" office:value-type="string">
              <text:p text:style-name="P2">Rid</text:p>
            </table:table-cell>
            <table:table-cell table:style-name="Таблица2.J1" office:value-type="string">
              <text:p text:style-name="P2">Bre</text:p>
            </table:table-cell>
          </table:table-row>
        </table:table-header-rows>
        <table:table-row table:style-name="Таблица2.1">
          <table:table-cell table:style-name="Таблица2.A2" office:value-type="string">
            <text:p text:style-name="P2">f01</text:p>
          </table:table-cell>
          <table:table-cell table:style-name="Таблица2.B2" office:value-type="float" office:value="1">
            <text:p text:style-name="P3">1</text:p>
          </table:table-cell>
          <table:table-cell table:style-name="Таблица2.C2" office:value-type="float" office:value="0.999999999999996">
            <text:p text:style-name="P3">1</text:p>
          </table:table-cell>
          <table:table-cell table:style-name="Таблица2.D2" office:value-type="float" office:value="1">
            <text:p text:style-name="P3">1</text:p>
          </table:table-cell>
          <table:table-cell table:style-name="Таблица2.E2" office:value-type="float" office:value="1">
            <text:p text:style-name="P3">1</text:p>
          </table:table-cell>
          <table:table-cell table:style-name="Таблица2.F2" office:value-type="float" office:value="1">
            <text:p text:style-name="P3">1</text:p>
          </table:table-cell>
          <table:table-cell table:style-name="Таблица2.G2" office:value-type="float" office:value="1">
            <text:p text:style-name="P3">1</text:p>
          </table:table-cell>
          <table:table-cell table:style-name="Таблица2.H2" office:value-type="float" office:value="1">
            <text:p text:style-name="P3">1</text:p>
          </table:table-cell>
          <table:table-cell table:style-name="Таблица2.I2" office:value-type="float" office:value="1">
            <text:p text:style-name="P3">1</text:p>
          </table:table-cell>
          <table:table-cell table:style-name="Таблица2.J2" office:value-type="float" office:value="1">
            <text:p text:style-name="P3">1</text:p>
          </table:table-cell>
        </table:table-row>
        <table:table-row table:style-name="Таблица2.1">
          <table:table-cell table:style-name="Таблица2.A2" office:value-type="string">
            <text:p text:style-name="P2">f02</text:p>
          </table:table-cell>
          <table:table-cell table:style-name="Таблица2.B3" office:value-type="float" office:value="0.399422291710968">
            <text:p text:style-name="P3">0,3994</text:p>
          </table:table-cell>
          <table:table-cell table:style-name="Таблица2.C3" office:value-type="float" office:value="0.399422291710952">
            <text:p text:style-name="P3">0,3994</text:p>
          </table:table-cell>
          <table:table-cell table:style-name="Таблица2.D3" office:value-type="float" office:value="0.399422291710968">
            <text:p text:style-name="P3">0,3994</text:p>
          </table:table-cell>
          <table:table-cell table:style-name="Таблица2.E3" office:value-type="float" office:value="0.399422291710969">
            <text:p text:style-name="P3">0,3994</text:p>
          </table:table-cell>
          <table:table-cell table:style-name="Таблица2.F3" office:value-type="float" office:value="0.399422291710968">
            <text:p text:style-name="P3">0,3994</text:p>
          </table:table-cell>
          <table:table-cell table:style-name="Таблица2.G3" office:value-type="float" office:value="0.399422291710968">
            <text:p text:style-name="P3">0,3994</text:p>
          </table:table-cell>
          <table:table-cell table:style-name="Таблица2.H3" office:value-type="float" office:value="0.399422291710968">
            <text:p text:style-name="P3">0,3994</text:p>
          </table:table-cell>
          <table:table-cell table:style-name="Таблица2.I3" office:value-type="float" office:value="0.399422291710968">
            <text:p text:style-name="P3">0,3994</text:p>
          </table:table-cell>
          <table:table-cell table:style-name="Таблица2.J3" office:value-type="float" office:value="0.399422291710968">
            <text:p text:style-name="P3">0,3994</text:p>
          </table:table-cell>
        </table:table-row>
        <table:table-row table:style-name="Таблица2.1">
          <table:table-cell table:style-name="Таблица2.A2" office:value-type="string">
            <text:p text:style-name="P2">f03</text:p>
          </table:table-cell>
          <table:table-cell table:style-name="Таблица2.B4" office:value-type="float" office:value="0.804133097503664">
            <text:p text:style-name="P3">0,8041</text:p>
          </table:table-cell>
          <table:table-cell table:style-name="Таблица2.C4" office:value-type="float" office:value="0.804133097503645">
            <text:p text:style-name="P3">0,8041</text:p>
          </table:table-cell>
          <table:table-cell table:style-name="Таблица2.D4" office:value-type="float" office:value="0.804133097503664">
            <text:p text:style-name="P3">0,8041</text:p>
          </table:table-cell>
          <table:table-cell table:style-name="Таблица2.E4" office:value-type="float" office:value="0.804133097503664">
            <text:p text:style-name="P3">0,8041</text:p>
          </table:table-cell>
          <table:table-cell table:style-name="Таблица2.F4" office:value-type="float" office:value="0.804133097503664">
            <text:p text:style-name="P3">0,8041</text:p>
          </table:table-cell>
          <table:table-cell table:style-name="Таблица2.G4" office:value-type="float" office:value="0.804133097503662">
            <text:p text:style-name="P3">0,8041</text:p>
          </table:table-cell>
          <table:table-cell table:style-name="Таблица2.H3" office:value-type="float" office:value="0.804133097503664">
            <text:p text:style-name="P3">0,8041</text:p>
          </table:table-cell>
          <table:table-cell table:style-name="Таблица2.I4" office:value-type="float" office:value="0.804133097503664">
            <text:p text:style-name="P3">0,8041</text:p>
          </table:table-cell>
          <table:table-cell table:style-name="Таблица2.J4" office:value-type="float" office:value="0.804133097503664">
            <text:p text:style-name="P3">0,8041</text:p>
          </table:table-cell>
        </table:table-row>
        <table:table-row table:style-name="Таблица2.1">
          <table:table-cell table:style-name="Таблица2.A2" office:value-type="string">
            <text:p text:style-name="P2">f04</text:p>
          </table:table-cell>
          <table:table-cell table:style-name="Таблица2.B5" office:value-type="float" office:value="-1">
            <text:p text:style-name="P3">-1,0000</text:p>
          </table:table-cell>
          <table:table-cell table:style-name="Таблица2.C5" office:value-type="float" office:value="-0.999999999999988">
            <text:p text:style-name="P3">-1,0000</text:p>
          </table:table-cell>
          <table:table-cell table:style-name="Таблица2.D5" office:value-type="float" office:value="-1">
            <text:p text:style-name="P3">-1,0000</text:p>
          </table:table-cell>
          <table:table-cell table:style-name="Таблица2.E5" office:value-type="float" office:value="-1">
            <text:p text:style-name="P3">-1,0000</text:p>
          </table:table-cell>
          <table:table-cell table:style-name="Таблица2.F5" office:value-type="float" office:value="-1">
            <text:p text:style-name="P3">-1,0000</text:p>
          </table:table-cell>
          <table:table-cell table:style-name="Таблица2.G5" office:value-type="float" office:value="-1">
            <text:p text:style-name="P3">-1,0000</text:p>
          </table:table-cell>
          <table:table-cell table:style-name="Таблица2.H3" office:value-type="float" office:value="-1">
            <text:p text:style-name="P3">-1,0000</text:p>
          </table:table-cell>
          <table:table-cell table:style-name="Таблица2.I5" office:value-type="float" office:value="-1">
            <text:p text:style-name="P3">-1,0000</text:p>
          </table:table-cell>
          <table:table-cell table:style-name="Таблица2.J5" office:value-type="float" office:value="-1">
            <text:p text:style-name="P3">-1,0000</text:p>
          </table:table-cell>
        </table:table-row>
        <table:table-row table:style-name="Таблица2.1">
          <table:table-cell table:style-name="Таблица2.A2" office:value-type="string">
            <text:p text:style-name="P2">f05</text:p>
          </table:table-cell>
          <table:table-cell table:style-name="Таблица2.B6" office:value-type="float" office:value="2.09455148154233">
            <text:p text:style-name="P3">2,0946</text:p>
          </table:table-cell>
          <table:table-cell table:style-name="Таблица2.C6" office:value-type="float" office:value="2.09455148154232">
            <text:p text:style-name="P3">2,0946</text:p>
          </table:table-cell>
          <table:table-cell table:style-name="Таблица2.D6" office:value-type="float" office:value="2.09455148154233">
            <text:p text:style-name="P3">2,0946</text:p>
          </table:table-cell>
          <table:table-cell table:style-name="Таблица2.E6" office:value-type="float" office:value="2.09455148154233">
            <text:p text:style-name="P3">2,0946</text:p>
          </table:table-cell>
          <table:table-cell table:style-name="Таблица2.F6" office:value-type="float" office:value="2.09455148154233">
            <text:p text:style-name="P3">2,0946</text:p>
          </table:table-cell>
          <table:table-cell table:style-name="Таблица2.G6" office:value-type="float" office:value="2.09455148154233">
            <text:p text:style-name="P3">2,0946</text:p>
          </table:table-cell>
          <table:table-cell table:style-name="Таблица2.H3" office:value-type="float" office:value="2.09455148154233">
            <text:p text:style-name="P3">2,0946</text:p>
          </table:table-cell>
          <table:table-cell table:style-name="Таблица2.I6" office:value-type="float" office:value="2.09455148154233">
            <text:p text:style-name="P3">2,0946</text:p>
          </table:table-cell>
          <table:table-cell table:style-name="Таблица2.J6" office:value-type="float" office:value="2.09455148154233">
            <text:p text:style-name="P3">2,0946</text:p>
          </table:table-cell>
        </table:table-row>
        <table:table-row table:style-name="Таблица2.1">
          <table:table-cell table:style-name="Таблица2.A2" office:value-type="string">
            <text:p text:style-name="P2">f06</text:p>
          </table:table-cell>
          <table:table-cell table:style-name="Таблица2.B7" office:value-type="float" office:value="0.138257155056824">
            <text:p text:style-name="P3">0,1383</text:p>
          </table:table-cell>
          <table:table-cell table:style-name="Таблица2.C7" office:value-type="float" office:value="0.138257155056826">
            <text:p text:style-name="P3">0,1383</text:p>
          </table:table-cell>
          <table:table-cell table:style-name="Таблица2.D7" office:value-type="float" office:value="0.138257155056824">
            <text:p text:style-name="P3">0,1383</text:p>
          </table:table-cell>
          <table:table-cell table:style-name="Таблица2.E7" office:value-type="float" office:value="0.138257155056824">
            <text:p text:style-name="P3">0,1383</text:p>
          </table:table-cell>
          <table:table-cell table:style-name="Таблица2.F7" office:value-type="float" office:value="0.138257155056824">
            <text:p text:style-name="P3">0,1383</text:p>
          </table:table-cell>
          <table:table-cell table:style-name="Таблица2.G7" office:value-type="float" office:value="0.138257155056824">
            <text:p text:style-name="P3">0,1383</text:p>
          </table:table-cell>
          <table:table-cell table:style-name="Таблица2.H3" office:value-type="float" office:value="0.138257155056824">
            <text:p text:style-name="P3">0,1383</text:p>
          </table:table-cell>
          <table:table-cell table:style-name="Таблица2.I7" office:value-type="float" office:value="0.138257155056824">
            <text:p text:style-name="P3">0,1383</text:p>
          </table:table-cell>
          <table:table-cell table:style-name="Таблица2.J7" office:value-type="float" office:value="0.138257155056824">
            <text:p text:style-name="P3">0,1383</text:p>
          </table:table-cell>
        </table:table-row>
        <table:table-row table:style-name="Таблица2.1">
          <table:table-cell table:style-name="Таблица2.A2" office:value-type="string">
            <text:p text:style-name="P2">f07</text:p>
          </table:table-cell>
          <table:table-cell table:style-name="Таблица2.B8" office:value-type="float" office:value="0.0693140886870235">
            <text:p text:style-name="P3">0,0693</text:p>
          </table:table-cell>
          <table:table-cell table:style-name="Таблица2.C8" office:value-type="float" office:value="0.069314088687027">
            <text:p text:style-name="P3">0,0693</text:p>
          </table:table-cell>
          <table:table-cell table:style-name="Таблица2.D8" office:value-type="float" office:value="0.0693140886870235">
            <text:p text:style-name="P3">0,0693</text:p>
          </table:table-cell>
          <table:table-cell table:style-name="Таблица2.E8" office:value-type="float" office:value="0.0693140886870235">
            <text:p text:style-name="P3">0,0693</text:p>
          </table:table-cell>
          <table:table-cell table:style-name="Таблица2.F8" office:value-type="float" office:value="0.0693140886870235">
            <text:p text:style-name="P3">0,0693</text:p>
          </table:table-cell>
          <table:table-cell table:style-name="Таблица2.G8" office:value-type="float" office:value="0.0693140886870235">
            <text:p text:style-name="P3">0,0693</text:p>
          </table:table-cell>
          <table:table-cell table:style-name="Таблица2.H3" office:value-type="float" office:value="0.0693140886870235">
            <text:p text:style-name="P3">0,0693</text:p>
          </table:table-cell>
          <table:table-cell table:style-name="Таблица2.I8" office:value-type="float" office:value="0.0693140886870235">
            <text:p text:style-name="P3">0,0693</text:p>
          </table:table-cell>
          <table:table-cell table:style-name="Таблица2.J8" office:value-type="float" office:value="0.0693140886870235">
            <text:p text:style-name="P3">0,0693</text:p>
          </table:table-cell>
        </table:table-row>
        <table:table-row table:style-name="Таблица2.1">
          <table:table-cell table:style-name="Таблица2.A2" office:value-type="string">
            <text:p text:style-name="P2">f08</text:p>
          </table:table-cell>
          <table:table-cell table:style-name="Таблица2.B9" office:value-type="float" office:value="0.0346573590208538">
            <text:p text:style-name="P3">0,0347</text:p>
          </table:table-cell>
          <table:table-cell table:style-name="Таблица2.C9" office:value-type="float" office:value="0.0346573590208556">
            <text:p text:style-name="P3">0,0347</text:p>
          </table:table-cell>
          <table:table-cell table:style-name="Таблица2.D9" office:value-type="float" office:value="0.0346573590208539">
            <text:p text:style-name="P3">0,0347</text:p>
          </table:table-cell>
          <table:table-cell table:style-name="Таблица2.E9" office:value-type="float" office:value="0.0346573590208538">
            <text:p text:style-name="P3">0,0347</text:p>
          </table:table-cell>
          <table:table-cell table:style-name="Таблица2.F9" office:value-type="float" office:value="0.0346573590208538">
            <text:p text:style-name="P3">0,0347</text:p>
          </table:table-cell>
          <table:table-cell table:style-name="Таблица2.G9" office:value-type="float" office:value="0.0346573590208538">
            <text:p text:style-name="P3">0,0347</text:p>
          </table:table-cell>
          <table:table-cell table:style-name="Таблица2.H3" office:value-type="float" office:value="0.0346573590208538">
            <text:p text:style-name="P3">0,0347</text:p>
          </table:table-cell>
          <table:table-cell table:style-name="Таблица2.I9" office:value-type="float" office:value="0.0346573590208538">
            <text:p text:style-name="P3">0,0347</text:p>
          </table:table-cell>
          <table:table-cell table:style-name="Таблица2.J9" office:value-type="float" office:value="0.0346573590208538">
            <text:p text:style-name="P3">0,0347</text:p>
          </table:table-cell>
        </table:table-row>
        <table:table-row table:style-name="Таблица2.1">
          <table:table-cell table:style-name="Таблица2.A2" office:value-type="string">
            <text:p text:style-name="P2">f09</text:p>
          </table:table-cell>
          <table:table-cell table:style-name="Таблица2.B10" office:value-type="float" office:value="0.109611796797792">
            <text:p text:style-name="P3">0,1096</text:p>
          </table:table-cell>
          <table:table-cell table:style-name="Таблица2.C10" office:value-type="float" office:value="0.109611796797793">
            <text:p text:style-name="P3">0,1096</text:p>
          </table:table-cell>
          <table:table-cell table:style-name="Таблица2.D10" office:value-type="float" office:value="0.109611796797793">
            <text:p text:style-name="P3">0,1096</text:p>
          </table:table-cell>
          <table:table-cell table:style-name="Таблица2.E10" office:value-type="float" office:value="0.109611796797792">
            <text:p text:style-name="P3">0,1096</text:p>
          </table:table-cell>
          <table:table-cell table:style-name="Таблица2.F10" office:value-type="float" office:value="0.109611796797792">
            <text:p text:style-name="P3">0,1096</text:p>
          </table:table-cell>
          <table:table-cell table:style-name="Таблица2.G10" office:value-type="float" office:value="0.109611796797792">
            <text:p text:style-name="P3">0,1096</text:p>
          </table:table-cell>
          <table:table-cell table:style-name="Таблица2.H3" office:value-type="float" office:value="0.109611796797792">
            <text:p text:style-name="P3">0,1096</text:p>
          </table:table-cell>
          <table:table-cell table:style-name="Таблица2.I10" office:value-type="float" office:value="0.109611796797792">
            <text:p text:style-name="P3">0,1096</text:p>
          </table:table-cell>
          <table:table-cell table:style-name="Таблица2.J10" office:value-type="float" office:value="0.109611796797792">
            <text:p text:style-name="P3">0,1096</text:p>
          </table:table-cell>
        </table:table-row>
        <table:table-row table:style-name="Таблица2.1">
          <table:table-cell table:style-name="Таблица2.A2" office:value-type="string">
            <text:p text:style-name="P2">f10</text:p>
          </table:table-cell>
          <table:table-cell table:style-name="Таблица2.B11" office:value-type="float" office:value="0.0524786034368102">
            <text:p text:style-name="P3">0,0525</text:p>
          </table:table-cell>
          <table:table-cell table:style-name="Таблица2.C11" office:value-type="float" office:value="0.0524786034368104">
            <text:p text:style-name="P3">0,0525</text:p>
          </table:table-cell>
          <table:table-cell table:style-name="Таблица2.D11" office:value-type="float" office:value="0.0524786034368102">
            <text:p text:style-name="P3">0,0525</text:p>
          </table:table-cell>
          <table:table-cell table:style-name="Таблица2.E11" office:value-type="float" office:value="0.0524786034368099">
            <text:p text:style-name="P3">0,0525</text:p>
          </table:table-cell>
          <table:table-cell table:style-name="Таблица2.F11" office:value-type="float" office:value="0.0524786034368102">
            <text:p text:style-name="P3">0,0525</text:p>
          </table:table-cell>
          <table:table-cell table:style-name="Таблица2.G11" office:value-type="float" office:value="0.0524786034368102">
            <text:p text:style-name="P3">0,0525</text:p>
          </table:table-cell>
          <table:table-cell table:style-name="Таблица2.H3" office:value-type="float" office:value="0.0524786034368102">
            <text:p text:style-name="P3">0,0525</text:p>
          </table:table-cell>
          <table:table-cell table:style-name="Таблица2.I11" office:value-type="float" office:value="0.0524786034368102">
            <text:p text:style-name="P3">0,0525</text:p>
          </table:table-cell>
          <table:table-cell table:style-name="Таблица2.J11" office:value-type="float" office:value="0.0524786034368102">
            <text:p text:style-name="P3">0,0525</text:p>
          </table:table-cell>
        </table:table-row>
        <table:table-row table:style-name="Таблица2.1">
          <table:table-cell table:style-name="Таблица2.A2" office:value-type="string">
            <text:p text:style-name="P2">f11</text:p>
          </table:table-cell>
          <table:table-cell table:style-name="Таблица2.B12" office:value-type="float" office:value="0.0256237476199882">
            <text:p text:style-name="P3">0,0256</text:p>
          </table:table-cell>
          <table:table-cell table:style-name="Таблица2.C12" office:value-type="float" office:value="0.0256237476199883">
            <text:p text:style-name="P3">0,0256</text:p>
          </table:table-cell>
          <table:table-cell table:style-name="Таблица2.D12" office:value-type="float" office:value="0.0256237476199882">
            <text:p text:style-name="P3">0,0256</text:p>
          </table:table-cell>
          <table:table-cell table:style-name="Таблица2.E12" office:value-type="float" office:value="0.0256237476199882">
            <text:p text:style-name="P3">0,0256</text:p>
          </table:table-cell>
          <table:table-cell table:style-name="Таблица2.F12" office:value-type="float" office:value="0.0256237476199882">
            <text:p text:style-name="P3">0,0256</text:p>
          </table:table-cell>
          <table:table-cell table:style-name="Таблица2.G12" office:value-type="float" office:value="0.0256237476199882">
            <text:p text:style-name="P3">0,0256</text:p>
          </table:table-cell>
          <table:table-cell table:style-name="Таблица2.H3" office:value-type="float" office:value="0.0256237476199882">
            <text:p text:style-name="P3">0,0256</text:p>
          </table:table-cell>
          <table:table-cell table:style-name="Таблица2.I12" office:value-type="float" office:value="0.0256237476199882">
            <text:p text:style-name="P3">0,0256</text:p>
          </table:table-cell>
          <table:table-cell table:style-name="Таблица2.J12" office:value-type="float" office:value="0.0256237476199884">
            <text:p text:style-name="P3">0,0256</text:p>
          </table:table-cell>
        </table:table-row>
        <table:table-row table:style-name="Таблица2.1">
          <table:table-cell table:style-name="Таблица2.A2" office:value-type="string">
            <text:p text:style-name="P2">f12</text:p>
          </table:table-cell>
          <table:table-cell table:style-name="Таблица2.B13" office:value-type="float" office:value="0.345954815848242">
            <text:p text:style-name="P3">0,3460</text:p>
          </table:table-cell>
          <table:table-cell table:style-name="Таблица2.C13" office:value-type="float" office:value="0.345954815848248">
            <text:p text:style-name="P3">0,3460</text:p>
          </table:table-cell>
          <table:table-cell table:style-name="Таблица2.D13" office:value-type="float" office:value="0.345954815848242">
            <text:p text:style-name="P3">0,3460</text:p>
          </table:table-cell>
          <table:table-cell table:style-name="Таблица2.E13" office:value-type="float" office:value="0.345954815848242">
            <text:p text:style-name="P3">0,3460</text:p>
          </table:table-cell>
          <table:table-cell table:style-name="Таблица2.F13" office:value-type="float" office:value="0.345954815848242">
            <text:p text:style-name="P3">0,3460</text:p>
          </table:table-cell>
          <table:table-cell table:style-name="Таблица2.G13" office:value-type="float" office:value="0.345954815848242">
            <text:p text:style-name="P3">0,3460</text:p>
          </table:table-cell>
          <table:table-cell table:style-name="Таблица2.H3" office:value-type="float" office:value="0.345954815848242">
            <text:p text:style-name="P3">0,3460</text:p>
          </table:table-cell>
          <table:table-cell table:style-name="Таблица2.I13" office:value-type="float" office:value="0.345954815848242">
            <text:p text:style-name="P3">0,3460</text:p>
          </table:table-cell>
          <table:table-cell table:style-name="Таблица2.J13" office:value-type="float" office:value="0.345954815848242">
            <text:p text:style-name="P3">0,3460</text:p>
          </table:table-cell>
        </table:table-row>
        <table:table-row table:style-name="Таблица2.1">
          <table:table-cell table:style-name="Таблица2.A2" office:value-type="string">
            <text:p text:style-name="P2">f13</text:p>
          </table:table-cell>
          <table:table-cell table:style-name="Таблица2.B14" office:value-type="float" office:value="0.245122333753307">
            <text:p text:style-name="P3">0,2451</text:p>
          </table:table-cell>
          <table:table-cell table:style-name="Таблица2.C14" office:value-type="float" office:value="0.245122333753329">
            <text:p text:style-name="P3">0,2451</text:p>
          </table:table-cell>
          <table:table-cell table:style-name="Таблица2.D14" office:value-type="float" office:value="0.245122333753307">
            <text:p text:style-name="P3">0,2451</text:p>
          </table:table-cell>
          <table:table-cell table:style-name="Таблица2.E14" office:value-type="float" office:value="0.245122333753307">
            <text:p text:style-name="P3">0,2451</text:p>
          </table:table-cell>
          <table:table-cell table:style-name="Таблица2.F14" office:value-type="float" office:value="0.245122333753307">
            <text:p text:style-name="P3">0,2451</text:p>
          </table:table-cell>
          <table:table-cell table:style-name="Таблица2.G14" office:value-type="float" office:value="0.245122333753307">
            <text:p text:style-name="P3">0,2451</text:p>
          </table:table-cell>
          <table:table-cell table:style-name="Таблица2.H3" office:value-type="float" office:value="0.245122333753307">
            <text:p text:style-name="P3">0,2451</text:p>
          </table:table-cell>
          <table:table-cell table:style-name="Таблица2.I14" office:value-type="float" office:value="0.245122333753307">
            <text:p text:style-name="P3">0,2451</text:p>
          </table:table-cell>
          <table:table-cell table:style-name="Таблица2.J14" office:value-type="float" office:value="0.245122333753298">
            <text:p text:style-name="P3">0,2451</text:p>
          </table:table-cell>
        </table:table-row>
        <table:table-row table:style-name="Таблица2.1">
          <table:table-cell table:style-name="Таблица2.A2" office:value-type="string">
            <text:p text:style-name="P2">f14</text:p>
          </table:table-cell>
          <table:table-cell table:style-name="Таблица2.B15" office:value-type="float" office:value="0.164920957276441">
            <text:p text:style-name="P3">0,1649</text:p>
          </table:table-cell>
          <table:table-cell table:style-name="Таблица2.C15" office:value-type="float" office:value="0.164920957276487">
            <text:p text:style-name="P3">0,1649</text:p>
          </table:table-cell>
          <table:table-cell table:style-name="Таблица2.D15" office:value-type="float" office:value="0.164920957276441">
            <text:p text:style-name="P3">0,1649</text:p>
          </table:table-cell>
          <table:table-cell table:style-name="Таблица2.E15" office:value-type="float" office:value="0.164920957276441">
            <text:p text:style-name="P3">0,1649</text:p>
          </table:table-cell>
          <table:table-cell table:style-name="Таблица2.F15" office:value-type="float" office:value="0.164920957276441">
            <text:p text:style-name="P3">0,1649</text:p>
          </table:table-cell>
          <table:table-cell table:style-name="Таблица2.G15" office:value-type="float" office:value="0.164920957276445">
            <text:p text:style-name="P3">0,1649</text:p>
          </table:table-cell>
          <table:table-cell table:style-name="Таблица2.H3" office:value-type="float" office:value="0.164920957276441">
            <text:p text:style-name="P3">0,1649</text:p>
          </table:table-cell>
          <table:table-cell table:style-name="Таблица2.I15" office:value-type="float" office:value="0.164920957276441">
            <text:p text:style-name="P3">0,1649</text:p>
          </table:table-cell>
          <table:table-cell table:style-name="Таблица2.J15" office:value-type="float" office:value="0.164920957276441">
            <text:p text:style-name="P3">0,1649</text:p>
          </table:table-cell>
        </table:table-row>
        <table:table-row table:style-name="Таблица2.1">
          <table:table-cell table:style-name="Таблица2.A2" office:value-type="string">
            <text:p text:style-name="P2">f15</text:p>
          </table:table-cell>
          <table:table-cell table:style-name="Таблица2.B16" office:value-type="float" office:value="0.00361710817890406">
            <text:p text:style-name="P3">0,0036</text:p>
          </table:table-cell>
          <table:table-cell table:style-name="Таблица2.C16" office:value-type="float" office:value="0.00361710817890407">
            <text:p text:style-name="P3">0,0036</text:p>
          </table:table-cell>
          <table:table-cell table:style-name="Таблица2.D16" office:value-type="float" office:value="0.00361710817890407">
            <text:p text:style-name="P3">0,0036</text:p>
          </table:table-cell>
          <table:table-cell table:style-name="Таблица2.E16" office:value-type="float" office:value="0.00361710817890406">
            <text:p text:style-name="P3">0,0036</text:p>
          </table:table-cell>
          <table:table-cell table:style-name="Таблица2.F16" office:value-type="float" office:value="0.00361710817890406">
            <text:p text:style-name="P3">0,0036</text:p>
          </table:table-cell>
          <table:table-cell table:style-name="Таблица2.G16" office:value-type="float" office:value="0.00361710817890406">
            <text:p text:style-name="P3">0,0036</text:p>
          </table:table-cell>
          <table:table-cell table:style-name="Таблица2.H3" office:value-type="float" office:value="0.00361710817890406">
            <text:p text:style-name="P3">0,0036</text:p>
          </table:table-cell>
          <table:table-cell table:style-name="Таблица2.I16" office:value-type="float" office:value="0.00361710817890406">
            <text:p text:style-name="P3">0,0036</text:p>
          </table:table-cell>
          <table:table-cell table:style-name="Таблица2.J16" office:value-type="float" office:value="0.00361710817890406">
            <text:p text:style-name="P3">0,0036</text:p>
          </table:table-cell>
        </table:table-row>
        <table:table-row table:style-name="Таблица2.1">
          <table:table-cell table:style-name="Таблица2.A2" office:value-type="string">
            <text:p text:style-name="P2">f16</text:p>
          </table:table-cell>
          <table:table-cell table:style-name="Таблица2.B17" office:value-type="float" office:value="0.000151471334783891">
            <text:p text:style-name="P3">0,0002</text:p>
          </table:table-cell>
          <table:table-cell table:style-name="Таблица2.C17" office:value-type="float" office:value="0.000151471334783891">
            <text:p text:style-name="P3">0,0002</text:p>
          </table:table-cell>
          <table:table-cell table:style-name="Таблица2.D17" office:value-type="float" office:value="0.000151471334783891">
            <text:p text:style-name="P3">0,0002</text:p>
          </table:table-cell>
          <table:table-cell table:style-name="Таблица2.E17" office:value-type="float" office:value="0.000151471334783876">
            <text:p text:style-name="P3">0,0002</text:p>
          </table:table-cell>
          <table:table-cell table:style-name="Таблица2.F17" office:value-type="float" office:value="0.000151471334783891">
            <text:p text:style-name="P3">0,0002</text:p>
          </table:table-cell>
          <table:table-cell table:style-name="Таблица2.G17" office:value-type="float" office:value="0.000151471334783891">
            <text:p text:style-name="P3">0,0002</text:p>
          </table:table-cell>
          <table:table-cell table:style-name="Таблица2.H3" office:value-type="float" office:value="0.000151471334783891">
            <text:p text:style-name="P3">0,0002</text:p>
          </table:table-cell>
          <table:table-cell table:style-name="Таблица2.I17" office:value-type="float" office:value="0.000151471334783891">
            <text:p text:style-name="P3">0,0002</text:p>
          </table:table-cell>
          <table:table-cell table:style-name="Таблица2.J17" office:value-type="float" office:value="0.000151471334783892">
            <text:p text:style-name="P3">0,0002</text:p>
          </table:table-cell>
        </table:table-row>
        <table:table-row table:style-name="Таблица2.1">
          <table:table-cell table:style-name="Таблица2.A2" office:value-type="string">
            <text:p text:style-name="P2">f17</text:p>
          </table:table-cell>
          <table:table-cell table:style-name="Таблица2.B18" office:value-type="float" office:value="0.00000766859512218534">
            <text:p text:style-name="P3">0,0000</text:p>
          </table:table-cell>
          <table:table-cell table:style-name="Таблица2.C18" office:value-type="float" office:value="0.00000766859512218534">
            <text:p text:style-name="P3">0,0000</text:p>
          </table:table-cell>
          <table:table-cell table:style-name="Таблица2.D18" office:value-type="float" office:value="0.00000766859512218534">
            <text:p text:style-name="P3">0,0000</text:p>
          </table:table-cell>
          <table:table-cell table:style-name="Таблица2.E18" office:value-type="float" office:value="0.00000766859512218534">
            <text:p text:style-name="P3">0,0000</text:p>
          </table:table-cell>
          <table:table-cell table:style-name="Таблица2.F18" office:value-type="float" office:value="0.00000766859512218534">
            <text:p text:style-name="P3">0,0000</text:p>
          </table:table-cell>
          <table:table-cell table:style-name="Таблица2.G18" office:value-type="float" office:value="0.00000766859512218534">
            <text:p text:style-name="P3">0,0000</text:p>
          </table:table-cell>
          <table:table-cell table:style-name="Таблица2.H3" office:value-type="float" office:value="0.00000766859512218534">
            <text:p text:style-name="P3">0,0000</text:p>
          </table:table-cell>
          <table:table-cell table:style-name="Таблица2.I18" office:value-type="float" office:value="0.00000766859512218534">
            <text:p text:style-name="P3">0,0000</text:p>
          </table:table-cell>
          <table:table-cell table:style-name="Таблица2.J18" office:value-type="float" office:value="0.00000766859512218534">
            <text:p text:style-name="P3">0,0000</text:p>
          </table:table-cell>
        </table:table-row>
        <table:table-row table:style-name="Таблица2.1">
          <table:table-cell table:style-name="Таблица2.A2" office:value-type="string">
            <text:p text:style-name="P2">f18</text:p>
          </table:table-cell>
          <table:table-cell table:style-name="Таблица2.B19" office:value-type="float" office:value="0.516153518757934">
            <text:p text:style-name="P3">0,5162</text:p>
          </table:table-cell>
          <table:table-cell table:style-name="Таблица2.C19" office:value-type="float" office:value="0.516153518757915">
            <text:p text:style-name="P3">0,5162</text:p>
          </table:table-cell>
          <table:table-cell table:style-name="Таблица2.D19" office:value-type="float" office:value="0.516153518757933">
            <text:p text:style-name="P3">0,5162</text:p>
          </table:table-cell>
          <table:table-cell table:style-name="Таблица2.E19" office:value-type="float" office:value="0.516153518757934">
            <text:p text:style-name="P3">0,5162</text:p>
          </table:table-cell>
          <table:table-cell table:style-name="Таблица2.F19" office:value-type="float" office:value="0.516153518757934">
            <text:p text:style-name="P3">0,5162</text:p>
          </table:table-cell>
          <table:table-cell table:style-name="Таблица2.G19" office:value-type="float" office:value="0.516153518757934">
            <text:p text:style-name="P3">0,5162</text:p>
          </table:table-cell>
          <table:table-cell table:style-name="Таблица2.H3" office:value-type="float" office:value="0.516153518757934">
            <text:p text:style-name="P3">0,5162</text:p>
          </table:table-cell>
          <table:table-cell table:style-name="Таблица2.I19" office:value-type="float" office:value="0.516153518757933">
            <text:p text:style-name="P3">0,5162</text:p>
          </table:table-cell>
          <table:table-cell table:style-name="Таблица2.J19" office:value-type="float" office:value="0.516153518757934">
            <text:p text:style-name="P3">0,5162</text:p>
          </table:table-cell>
        </table:table-row>
        <table:table-row table:style-name="Таблица2.1">
          <table:table-cell table:style-name="Таблица2.A2" office:value-type="string">
            <text:p text:style-name="P2">f19</text:p>
          </table:table-cell>
          <table:table-cell table:style-name="Таблица2.B20" office:value-type="float" office:value="0.539522226908416">
            <text:p text:style-name="P3">0,5395</text:p>
          </table:table-cell>
          <table:table-cell table:style-name="Таблица2.C20" office:value-type="string">
            <text:p text:style-name="P4">NaN</text:p>
          </table:table-cell>
          <table:table-cell table:style-name="Таблица2.D20" office:value-type="float" office:value="0.539522226908416">
            <text:p text:style-name="P3">0,5395</text:p>
          </table:table-cell>
          <table:table-cell table:style-name="Таблица2.E20" office:value-type="float" office:value="0.539522226908416">
            <text:p text:style-name="P3">0,5395</text:p>
          </table:table-cell>
          <table:table-cell table:style-name="Таблица2.F20" office:value-type="float" office:value="0.539522226908416">
            <text:p text:style-name="P3">0,5395</text:p>
          </table:table-cell>
          <table:table-cell table:style-name="Таблица2.G20" office:value-type="float" office:value="0.539522226908416">
            <text:p text:style-name="P3">0,5395</text:p>
          </table:table-cell>
          <table:table-cell table:style-name="Таблица2.H3" office:value-type="float" office:value="0.539522226908416">
            <text:p text:style-name="P3">0,5395</text:p>
          </table:table-cell>
          <table:table-cell table:style-name="Таблица2.I20" office:value-type="float" office:value="0.539522226908416">
            <text:p text:style-name="P3">0,5395</text:p>
          </table:table-cell>
          <table:table-cell table:style-name="Таблица2.J20" office:value-type="float" office:value="0.539522226908413">
            <text:p text:style-name="P3">0,5395</text:p>
          </table:table-cell>
        </table:table-row>
        <table:table-row table:style-name="Таблица2.1">
          <table:table-cell table:style-name="Таблица2.A2" office:value-type="string">
            <text:p text:style-name="P2">f20</text:p>
          </table:table-cell>
          <table:table-cell table:style-name="Таблица2.B21" office:value-type="float" office:value="0.552704666678488">
            <text:p text:style-name="P3">0,5527</text:p>
          </table:table-cell>
          <table:table-cell table:style-name="Таблица2.C21" office:value-type="string">
            <text:p text:style-name="P4">NaN</text:p>
          </table:table-cell>
          <table:table-cell table:style-name="Таблица2.D21" office:value-type="float" office:value="0.552704666678488">
            <text:p text:style-name="P3">0,5527</text:p>
          </table:table-cell>
          <table:table-cell table:style-name="Таблица2.E21" office:value-type="float" office:value="0.552704666678488">
            <text:p text:style-name="P3">0,5527</text:p>
          </table:table-cell>
          <table:table-cell table:style-name="Таблица2.F21" office:value-type="float" office:value="0.552704666678488">
            <text:p text:style-name="P3">0,5527</text:p>
          </table:table-cell>
          <table:table-cell table:style-name="Таблица2.G21" office:value-type="float" office:value="0.552704666678488">
            <text:p text:style-name="P3">0,5527</text:p>
          </table:table-cell>
          <table:table-cell table:style-name="Таблица2.H3" office:value-type="float" office:value="0.552704666678488">
            <text:p text:style-name="P3">0,5527</text:p>
          </table:table-cell>
          <table:table-cell table:style-name="Таблица2.I21" office:value-type="float" office:value="0.552704666678488">
            <text:p text:style-name="P3">0,5527</text:p>
          </table:table-cell>
          <table:table-cell table:style-name="Таблица2.J21" office:value-type="float" office:value="0.552704666678488">
            <text:p text:style-name="P3">0,5527</text:p>
          </table:table-cell>
        </table:table-row>
        <table:table-row table:style-name="Таблица2.1">
          <table:table-cell table:style-name="Таблица2.A2" office:value-type="string">
            <text:p text:style-name="P2">f21</text:p>
          </table:table-cell>
          <table:table-cell table:style-name="Таблица2.B22" office:value-type="float" office:value="0.409992017989137">
            <text:p text:style-name="P3">0,4100</text:p>
          </table:table-cell>
          <table:table-cell table:style-name="Таблица2.C22" office:value-type="float" office:value="0.409992017989134">
            <text:p text:style-name="P3">0,4100</text:p>
          </table:table-cell>
          <table:table-cell table:style-name="Таблица2.D22" office:value-type="float" office:value="0.409992017989137">
            <text:p text:style-name="P3">0,4100</text:p>
          </table:table-cell>
          <table:table-cell table:style-name="Таблица2.E22" office:value-type="float" office:value="0.409992017989139">
            <text:p text:style-name="P3">0,4100</text:p>
          </table:table-cell>
          <table:table-cell table:style-name="Таблица2.F22" office:value-type="float" office:value="0.409992017989137">
            <text:p text:style-name="P3">0,4100</text:p>
          </table:table-cell>
          <table:table-cell table:style-name="Таблица2.G22" office:value-type="float" office:value="0.409992017989137">
            <text:p text:style-name="P3">0,4100</text:p>
          </table:table-cell>
          <table:table-cell table:style-name="Таблица2.H3" office:value-type="float" office:value="0.409992017989137">
            <text:p text:style-name="P3">0,4100</text:p>
          </table:table-cell>
          <table:table-cell table:style-name="Таблица2.I22" office:value-type="float" office:value="0.409992017989137">
            <text:p text:style-name="P3">0,4100</text:p>
          </table:table-cell>
          <table:table-cell table:style-name="Таблица2.J22" office:value-type="float" office:value="0.409992017989137">
            <text:p text:style-name="P3">0,4100</text:p>
          </table:table-cell>
        </table:table-row>
        <table:table-row table:style-name="Таблица2.1">
          <table:table-cell table:style-name="Таблица2.A2" office:value-type="string">
            <text:p text:style-name="P2">f22</text:p>
          </table:table-cell>
          <table:table-cell table:style-name="Таблица2.B23" office:value-type="float" office:value="0.452509145577641">
            <text:p text:style-name="P3">0,4525</text:p>
          </table:table-cell>
          <table:table-cell table:style-name="Таблица2.C23" office:value-type="float" office:value="0.452509145577639">
            <text:p text:style-name="P3">0,4525</text:p>
          </table:table-cell>
          <table:table-cell table:style-name="Таблица2.D23" office:value-type="float" office:value="0.452509145577641">
            <text:p text:style-name="P3">0,4525</text:p>
          </table:table-cell>
          <table:table-cell table:style-name="Таблица2.E23" office:value-type="float" office:value="0.452509145577641">
            <text:p text:style-name="P3">0,4525</text:p>
          </table:table-cell>
          <table:table-cell table:style-name="Таблица2.F23" office:value-type="float" office:value="0.452509145577641">
            <text:p text:style-name="P3">0,4525</text:p>
          </table:table-cell>
          <table:table-cell table:style-name="Таблица2.G23" office:value-type="float" office:value="0.452509145577641">
            <text:p text:style-name="P3">0,4525</text:p>
          </table:table-cell>
          <table:table-cell table:style-name="Таблица2.H3" office:value-type="float" office:value="0.452509145577641">
            <text:p text:style-name="P3">0,4525</text:p>
          </table:table-cell>
          <table:table-cell table:style-name="Таблица2.I23" office:value-type="float" office:value="0.452509145577641">
            <text:p text:style-name="P3">0,4525</text:p>
          </table:table-cell>
          <table:table-cell table:style-name="Таблица2.J23" office:value-type="float" office:value="0.452509145577641">
            <text:p text:style-name="P3">0,4525</text:p>
          </table:table-cell>
        </table:table-row>
        <table:table-row table:style-name="Таблица2.1">
          <table:table-cell table:style-name="Таблица2.A2" office:value-type="string">
            <text:p text:style-name="P2">f23</text:p>
          </table:table-cell>
          <table:table-cell table:style-name="Таблица2.B24" office:value-type="float" office:value="0.475626848596062">
            <text:p text:style-name="P3">0,4756</text:p>
          </table:table-cell>
          <table:table-cell table:style-name="Таблица2.C24" office:value-type="float" office:value="0.475626848596059">
            <text:p text:style-name="P3">0,4756</text:p>
          </table:table-cell>
          <table:table-cell table:style-name="Таблица2.D24" office:value-type="float" office:value="0.475626848596062">
            <text:p text:style-name="P3">0,4756</text:p>
          </table:table-cell>
          <table:table-cell table:style-name="Таблица2.E24" office:value-type="float" office:value="0.475626848596062">
            <text:p text:style-name="P3">0,4756</text:p>
          </table:table-cell>
          <table:table-cell table:style-name="Таблица2.F24" office:value-type="float" office:value="0.475626848596062">
            <text:p text:style-name="P3">0,4756</text:p>
          </table:table-cell>
          <table:table-cell table:style-name="Таблица2.G24" office:value-type="float" office:value="0.475626848596062">
            <text:p text:style-name="P3">0,4756</text:p>
          </table:table-cell>
          <table:table-cell table:style-name="Таблица2.H3" office:value-type="float" office:value="0.475626848596062">
            <text:p text:style-name="P3">0,4756</text:p>
          </table:table-cell>
          <table:table-cell table:style-name="Таблица2.I24" office:value-type="float" office:value="0.475626848596062">
            <text:p text:style-name="P3">0,4756</text:p>
          </table:table-cell>
          <table:table-cell table:style-name="Таблица2.J24" office:value-type="float" office:value="0.475626848596062">
            <text:p text:style-name="P3">0,4756</text:p>
          </table:table-cell>
        </table:table-row>
        <table:table-row table:style-name="Таблица2.1">
          <table:table-cell table:style-name="Таблица2.A2" office:value-type="string">
            <text:p text:style-name="P2">f24</text:p>
          </table:table-cell>
          <table:table-cell table:style-name="Таблица2.B25" office:value-type="float" office:value="3">
            <text:p text:style-name="P3">3,0000</text:p>
          </table:table-cell>
          <table:table-cell table:style-name="Таблица2.C25" office:value-type="string">
            <text:p text:style-name="P4">NaN</text:p>
          </table:table-cell>
          <table:table-cell table:style-name="Таблица2.D25" office:value-type="float" office:value="2.99999999999999">
            <text:p text:style-name="P3">3,0000</text:p>
          </table:table-cell>
          <table:table-cell table:style-name="Таблица2.E25" office:value-type="float" office:value="2.99999999999995">
            <text:p text:style-name="P3">3,0000</text:p>
          </table:table-cell>
          <table:table-cell table:style-name="Таблица2.F25" office:value-type="float" office:value="2.99999999999995">
            <text:p text:style-name="P3">3,0000</text:p>
          </table:table-cell>
          <table:table-cell table:style-name="Таблица2.G25" office:value-type="float" office:value="3">
            <text:p text:style-name="P3">3,0000</text:p>
          </table:table-cell>
          <table:table-cell table:style-name="Таблица2.H3" office:value-type="float" office:value="3.00000000002328">
            <text:p text:style-name="P3">3,0000</text:p>
          </table:table-cell>
          <table:table-cell table:style-name="Таблица2.I25" office:value-type="float" office:value="3">
            <text:p text:style-name="P3">3,0000</text:p>
          </table:table-cell>
          <table:table-cell table:style-name="Таблица2.J25" office:value-type="float" office:value="3.00000000000001">
            <text:p text:style-name="P3">3,0000</text:p>
          </table:table-cell>
        </table:table-row>
        <table:table-row table:style-name="Таблица2.1">
          <table:table-cell table:style-name="Таблица2.A2" office:value-type="string">
            <text:p text:style-name="P2">f25</text:p>
          </table:table-cell>
          <table:table-cell table:style-name="Таблица2.B26" office:value-type="float" office:value="4">
            <text:p text:style-name="P3">4,0000</text:p>
          </table:table-cell>
          <table:table-cell table:style-name="Таблица2.C26" office:value-type="string">
            <text:p text:style-name="P4">NaN</text:p>
          </table:table-cell>
          <table:table-cell table:style-name="Таблица2.D26" office:value-type="float" office:value="3.99999999999999">
            <text:p text:style-name="P3">4,0000</text:p>
          </table:table-cell>
          <table:table-cell table:style-name="Таблица2.E26" office:value-type="float" office:value="3.9999999999999">
            <text:p text:style-name="P3">4,0000</text:p>
          </table:table-cell>
          <table:table-cell table:style-name="Таблица2.F26" office:value-type="float" office:value="3.9999999999999">
            <text:p text:style-name="P3">4,0000</text:p>
          </table:table-cell>
          <table:table-cell table:style-name="Таблица2.G26" office:value-type="float" office:value="4">
            <text:p text:style-name="P3">4,0000</text:p>
          </table:table-cell>
          <table:table-cell table:style-name="Таблица2.H3" office:value-type="float" office:value="3.99999961853027">
            <text:p text:style-name="P3">4,0000</text:p>
          </table:table-cell>
          <table:table-cell table:style-name="Таблица2.I26" office:value-type="float" office:value="3.99999999999903">
            <text:p text:style-name="P3">4,0000</text:p>
          </table:table-cell>
          <table:table-cell table:style-name="Таблица2.J26" office:value-type="float" office:value="3.99999999999998">
            <text:p text:style-name="P3">4,0000</text:p>
          </table:table-cell>
        </table:table-row>
        <table:table-row table:style-name="Таблица2.1">
          <table:table-cell table:style-name="Таблица2.A2" office:value-type="string">
            <text:p text:style-name="P2">f26</text:p>
          </table:table-cell>
          <table:table-cell table:style-name="Таблица2.B27" office:value-type="float" office:value="2.47457678736983">
            <text:p text:style-name="P3">2,4746</text:p>
          </table:table-cell>
          <table:table-cell table:style-name="Таблица2.C27" office:value-type="string">
            <text:p text:style-name="P4">NaN</text:p>
          </table:table-cell>
          <table:table-cell table:style-name="Таблица2.D27" office:value-type="float" office:value="2.47457678736983">
            <text:p text:style-name="P3">2,4746</text:p>
          </table:table-cell>
          <table:table-cell table:style-name="Таблица2.E27" office:value-type="float" office:value="2.47457678736979">
            <text:p text:style-name="P3">2,4746</text:p>
          </table:table-cell>
          <table:table-cell table:style-name="Таблица2.F27" office:value-type="float" office:value="2.47457678736978">
            <text:p text:style-name="P3">2,4746</text:p>
          </table:table-cell>
          <table:table-cell table:style-name="Таблица2.G27" office:value-type="float" office:value="2.47457678736982">
            <text:p text:style-name="P3">2,4746</text:p>
          </table:table-cell>
          <table:table-cell table:style-name="Таблица2.H3" office:value-type="float" office:value="2.47457678732462">
            <text:p text:style-name="P3">2,4746</text:p>
          </table:table-cell>
          <table:table-cell table:style-name="Таблица2.I27" office:value-type="float" office:value="2.47457678736982">
            <text:p text:style-name="P3">2,4746</text:p>
          </table:table-cell>
          <table:table-cell table:style-name="Таблица2.J27" office:value-type="float" office:value="2.47457678736981">
            <text:p text:style-name="P3">2,4746</text:p>
          </table:table-cell>
        </table:table-row>
        <table:table-row table:style-name="Таблица2.1">
          <table:table-cell table:style-name="Таблица2.A2" office:value-type="string">
            <text:p text:style-name="P2">f27</text:p>
          </table:table-cell>
          <table:table-cell table:style-name="Таблица2.B28" office:value-type="float" office:value="1.88916015625">
            <text:p text:style-name="P3">1,8892</text:p>
          </table:table-cell>
          <table:table-cell table:style-name="Таблица2.C28" office:value-type="string">
            <text:p text:style-name="P4">NaN</text:p>
          </table:table-cell>
          <table:table-cell table:style-name="Таблица2.D28" office:value-type="float" office:value="1.88916015625">
            <text:p text:style-name="P3">1,8892</text:p>
          </table:table-cell>
          <table:table-cell table:style-name="Таблица2.E28" office:value-type="float" office:value="1.88848387145902">
            <text:p text:style-name="P3">1,8885</text:p>
          </table:table-cell>
          <table:table-cell table:style-name="Таблица2.F28" office:value-type="float" office:value="1.88873230089604">
            <text:p text:style-name="P3">1,8887</text:p>
          </table:table-cell>
          <table:table-cell table:style-name="Таблица2.G28" office:value-type="float" office:value="1.88917670812475">
            <text:p text:style-name="P3">1,8892</text:p>
          </table:table-cell>
          <table:table-cell table:style-name="Таблица2.H3" office:value-type="float" office:value="1.88916015625">
            <text:p text:style-name="P3">1,8892</text:p>
          </table:table-cell>
          <table:table-cell table:style-name="Таблица2.I28" office:value-type="float" office:value="1.88905736094801">
            <text:p text:style-name="P3">1,8891</text:p>
          </table:table-cell>
          <table:table-cell table:style-name="Таблица2.J28" office:value-type="float" office:value="1.88914310822898">
            <text:p text:style-name="P3">1,8891</text:p>
          </table:table-cell>
        </table:table-row>
        <table:table-row table:style-name="Таблица2.1">
          <table:table-cell table:style-name="Таблица2.A2" office:value-type="string">
            <text:p text:style-name="P2">f28</text:p>
          </table:table-cell>
          <table:table-cell table:style-name="Таблица2.B29" office:value-type="float" office:value="7.143">
            <text:p text:style-name="P3">7,1430</text:p>
          </table:table-cell>
          <table:table-cell table:style-name="Таблица2.C29" office:value-type="string">
            <text:p text:style-name="P4">NaN</text:p>
          </table:table-cell>
          <table:table-cell table:style-name="Таблица2.D29" office:value-type="float" office:value="7.14299999999999">
            <text:p text:style-name="P3">7,1430</text:p>
          </table:table-cell>
          <table:table-cell table:style-name="Таблица2.E29" office:value-type="float" office:value="7.14299999999997">
            <text:p text:style-name="P3">7,1430</text:p>
          </table:table-cell>
          <table:table-cell table:style-name="Таблица2.F29" office:value-type="float" office:value="7.14299999999998">
            <text:p text:style-name="P3">7,1430</text:p>
          </table:table-cell>
          <table:table-cell table:style-name="Таблица2.G29" office:value-type="float" office:value="7.143">
            <text:p text:style-name="P3">7,1430</text:p>
          </table:table-cell>
          <table:table-cell table:style-name="Таблица2.H3" office:value-type="float" office:value="7.14300000015646">
            <text:p text:style-name="P3">7,1430</text:p>
          </table:table-cell>
          <table:table-cell table:style-name="Таблица2.I29" office:value-type="float" office:value="7.14299999999998">
            <text:p text:style-name="P3">7,1430</text:p>
          </table:table-cell>
          <table:table-cell table:style-name="Таблица2.J29" office:value-type="float" office:value="7.143">
            <text:p text:style-name="P3">7,1430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P2">f29</text:p>
          </table:table-cell>
          <table:table-cell table:style-name="Таблица2.B30" office:value-type="float" office:value="3.000390625">
            <text:p text:style-name="P3">3,0004</text:p>
          </table:table-cell>
          <table:table-cell table:style-name="Таблица2.C30" office:value-type="string">
            <text:p text:style-name="P4">NaN</text:p>
          </table:table-cell>
          <table:table-cell table:style-name="Таблица2.D30" office:value-type="float" office:value="3.000390625">
            <text:p text:style-name="P3">3,0004</text:p>
          </table:table-cell>
          <table:table-cell table:style-name="Таблица2.E30" office:value-type="float" office:value="2.99961578103062">
            <text:p text:style-name="P3">2,9996</text:p>
          </table:table-cell>
          <table:table-cell table:style-name="Таблица2.F30" office:value-type="float" office:value="2.99953084463198">
            <text:p text:style-name="P3">2,9995</text:p>
          </table:table-cell>
          <table:table-cell table:style-name="Таблица2.G30" office:value-type="float" office:value="3.00000056913142">
            <text:p text:style-name="P3">3,0000</text:p>
          </table:table-cell>
          <table:table-cell table:style-name="Таблица2.H3" office:value-type="float" office:value="3.000390625">
            <text:p text:style-name="P3">3,0004</text:p>
          </table:table-cell>
          <table:table-cell table:style-name="Таблица2.I30" office:value-type="float" office:value="3.00054459411">
            <text:p text:style-name="P3">3,0005</text:p>
          </table:table-cell>
          <table:table-cell table:style-name="Таблица2.J30" office:value-type="float" office:value="2.99980076330914">
            <text:p text:style-name="P3">2,9998</text:p>
          </table:table-cell>
        </table:table-row>
        <table:table-row table:style-name="Таблица2.1">
          <table:table-cell table:style-name="Таблица2.A2" office:value-type="string">
            <text:p text:style-name="P2">f30</text:p>
          </table:table-cell>
          <table:table-cell table:style-name="Таблица2.B31" office:value-type="float" office:value="4.26716830454213">
            <text:p text:style-name="P3">4,2672</text:p>
          </table:table-cell>
          <table:table-cell table:style-name="Таблица2.C31" office:value-type="string">
            <text:p text:style-name="P4">NaN</text:p>
          </table:table-cell>
          <table:table-cell table:style-name="Таблица2.D31" office:value-type="float" office:value="4.26716830454212">
            <text:p text:style-name="P3">4,2672</text:p>
          </table:table-cell>
          <table:table-cell table:style-name="Таблица2.E31" office:value-type="float" office:value="4.26716830454213">
            <text:p text:style-name="P3">4,2672</text:p>
          </table:table-cell>
          <table:table-cell table:style-name="Таблица2.F31" office:value-type="float" office:value="4.26716830454213">
            <text:p text:style-name="P3">4,2672</text:p>
          </table:table-cell>
          <table:table-cell table:style-name="Таблица2.G31" office:value-type="float" office:value="4.26716830454212">
            <text:p text:style-name="P3">4,2672</text:p>
          </table:table-cell>
          <table:table-cell table:style-name="Таблица2.H3" office:value-type="float" office:value="4.26716830454212">
            <text:p text:style-name="P3">4,2672</text:p>
          </table:table-cell>
          <table:table-cell table:style-name="Таблица2.I31" office:value-type="float" office:value="4.26716830454213">
            <text:p text:style-name="P3">4,2672</text:p>
          </table:table-cell>
          <table:table-cell table:style-name="Таблица2.J31" office:value-type="float" office:value="4.26716830454213">
            <text:p text:style-name="P3">4,2672</text:p>
          </table:table-cell>
        </table:table-row>
        <table:table-row table:style-name="Таблица2.1">
          <table:table-cell table:style-name="Таблица2.A2" office:value-type="string">
            <text:p text:style-name="P2">f31</text:p>
          </table:table-cell>
          <table:table-cell table:style-name="Таблица2.B32" office:value-type="float" office:value="0.318309886183791">
            <text:p text:style-name="P3">0,3183</text:p>
          </table:table-cell>
          <table:table-cell table:style-name="Таблица2.C32" office:value-type="float" office:value="0.318309886184034">
            <text:p text:style-name="P3">0,3183</text:p>
          </table:table-cell>
          <table:table-cell table:style-name="Таблица2.D32" office:value-type="float" office:value="0.318309886183791">
            <text:p text:style-name="P3">0,3183</text:p>
          </table:table-cell>
          <table:table-cell table:style-name="Таблица2.E32" office:value-type="float" office:value="0.318309886183791">
            <text:p text:style-name="P3">0,3183</text:p>
          </table:table-cell>
          <table:table-cell table:style-name="Таблица2.F32" office:value-type="float" office:value="0.318309886183826">
            <text:p text:style-name="P3">0,3183</text:p>
          </table:table-cell>
          <table:table-cell table:style-name="Таблица2.G32" office:value-type="float" office:value="0.31830988618378">
            <text:p text:style-name="P3">0,3183</text:p>
          </table:table-cell>
          <table:table-cell table:style-name="Таблица2.H3" office:value-type="float" office:value="0.318309886183791">
            <text:p text:style-name="P3">0,3183</text:p>
          </table:table-cell>
          <table:table-cell table:style-name="Таблица2.I32" office:value-type="float" office:value="0.318309886183791">
            <text:p text:style-name="P3">0,3183</text:p>
          </table:table-cell>
          <table:table-cell table:style-name="Таблица2.J32" office:value-type="float" office:value="0.318309886183791">
            <text:p text:style-name="P3">0,3183</text:p>
          </table:table-cell>
        </table:table-row>
        <table:table-row table:style-name="Таблица2.1">
          <table:table-cell table:style-name="Таблица2.A2" office:value-type="string">
            <text:p text:style-name="P2">f32</text:p>
          </table:table-cell>
          <table:table-cell table:style-name="Таблица2.B33" office:value-type="float" office:value="1.32581766366803">
            <text:p text:style-name="P3">1,3258</text:p>
          </table:table-cell>
          <table:table-cell table:style-name="Таблица2.C33" office:value-type="float" office:value="1.325817663668">
            <text:p text:style-name="P3">1,3258</text:p>
          </table:table-cell>
          <table:table-cell table:style-name="Таблица2.D33" office:value-type="float" office:value="1.32581766366803">
            <text:p text:style-name="P3">1,3258</text:p>
          </table:table-cell>
          <table:table-cell table:style-name="Таблица2.E33" office:value-type="float" office:value="1.32581766366803">
            <text:p text:style-name="P3">1,3258</text:p>
          </table:table-cell>
          <table:table-cell table:style-name="Таблица2.F33" office:value-type="float" office:value="1.32581766366803">
            <text:p text:style-name="P3">1,3258</text:p>
          </table:table-cell>
          <table:table-cell table:style-name="Таблица2.G33" office:value-type="float" office:value="1.32581766366804">
            <text:p text:style-name="P3">1,3258</text:p>
          </table:table-cell>
          <table:table-cell table:style-name="Таблица2.H3" office:value-type="float" office:value="1.32581766366803">
            <text:p text:style-name="P3">1,3258</text:p>
          </table:table-cell>
          <table:table-cell table:style-name="Таблица2.I33" office:value-type="float" office:value="1.32581766366803">
            <text:p text:style-name="P3">1,3258</text:p>
          </table:table-cell>
          <table:table-cell table:style-name="Таблица2.J33" office:value-type="float" office:value="1.32581766366803">
            <text:p text:style-name="P3">1,3258</text:p>
          </table:table-cell>
        </table:table-row>
        <table:table-row table:style-name="Таблица2.1">
          <table:table-cell table:style-name="Таблица2.A2" office:value-type="string">
            <text:p text:style-name="P2">f33</text:p>
          </table:table-cell>
          <table:table-cell table:style-name="Таблица2.B34" office:value-type="float" office:value="0.865474033101614">
            <text:p text:style-name="P3">0,8655</text:p>
          </table:table-cell>
          <table:table-cell table:style-name="Таблица2.C34" office:value-type="float" office:value="0.865474033101397">
            <text:p text:style-name="P3">0,8655</text:p>
          </table:table-cell>
          <table:table-cell table:style-name="Таблица2.D34" office:value-type="float" office:value="0.865474033101614">
            <text:p text:style-name="P3">0,8655</text:p>
          </table:table-cell>
          <table:table-cell table:style-name="Таблица2.E34" office:value-type="float" office:value="0.865474033101614">
            <text:p text:style-name="P3">0,8655</text:p>
          </table:table-cell>
          <table:table-cell table:style-name="Таблица2.F34" office:value-type="float" office:value="0.865474033101614">
            <text:p text:style-name="P3">0,8655</text:p>
          </table:table-cell>
          <table:table-cell table:style-name="Таблица2.G34" office:value-type="float" office:value="0.865474033101614">
            <text:p text:style-name="P3">0,8655</text:p>
          </table:table-cell>
          <table:table-cell table:style-name="Таблица2.H3" office:value-type="float" office:value="0.865474033101614">
            <text:p text:style-name="P3">0,8655</text:p>
          </table:table-cell>
          <table:table-cell table:style-name="Таблица2.I34" office:value-type="float" office:value="0.865474033101614">
            <text:p text:style-name="P3">0,8655</text:p>
          </table:table-cell>
          <table:table-cell table:style-name="Таблица2.J34" office:value-type="float" office:value="0.865474033101653">
            <text:p text:style-name="P3">0,8655</text:p>
          </table:table-cell>
        </table:table-row>
        <table:table-row table:style-name="Таблица2.1">
          <table:table-cell table:style-name="Таблица2.A2" office:value-type="string">
            <text:p text:style-name="P2">f34</text:p>
          </table:table-cell>
          <table:table-cell table:style-name="Таблица2.B35" office:value-type="float" office:value="0.739085133215161">
            <text:p text:style-name="P3">0,7391</text:p>
          </table:table-cell>
          <table:table-cell table:style-name="Таблица2.C35" office:value-type="float" office:value="0.739085133215161">
            <text:p text:style-name="P3">0,7391</text:p>
          </table:table-cell>
          <table:table-cell table:style-name="Таблица2.D35" office:value-type="float" office:value="0.73908513321516">
            <text:p text:style-name="P3">0,7391</text:p>
          </table:table-cell>
          <table:table-cell table:style-name="Таблица2.E35" office:value-type="float" office:value="0.739085133215164">
            <text:p text:style-name="P3">0,7391</text:p>
          </table:table-cell>
          <table:table-cell table:style-name="Таблица2.F35" office:value-type="float" office:value="0.739085133215161">
            <text:p text:style-name="P3">0,7391</text:p>
          </table:table-cell>
          <table:table-cell table:style-name="Таблица2.G35" office:value-type="float" office:value="0.739085133215161">
            <text:p text:style-name="P3">0,7391</text:p>
          </table:table-cell>
          <table:table-cell table:style-name="Таблица2.H3" office:value-type="float" office:value="0.739085133215161">
            <text:p text:style-name="P3">0,7391</text:p>
          </table:table-cell>
          <table:table-cell table:style-name="Таблица2.I35" office:value-type="float" office:value="0.739085133215161">
            <text:p text:style-name="P3">0,7391</text:p>
          </table:table-cell>
          <table:table-cell table:style-name="Таблица2.J35" office:value-type="float" office:value="0.739085133215161">
            <text:p text:style-name="P3">0,7391</text:p>
          </table:table-cell>
        </table:table-row>
        <table:table-row table:style-name="Таблица2.1">
          <table:table-cell table:style-name="Таблица2.A2" office:value-type="string">
            <text:p text:style-name="P2">f35</text:p>
          </table:table-cell>
          <table:table-cell table:style-name="Таблица2.B36" office:value-type="float" office:value="0.656666666666667">
            <text:p text:style-name="P3">0,6567</text:p>
          </table:table-cell>
          <table:table-cell table:style-name="Таблица2.C36" office:value-type="float" office:value="0.656666666666666">
            <text:p text:style-name="P3">0,6567</text:p>
          </table:table-cell>
          <table:table-cell table:style-name="Таблица2.D36" office:value-type="float" office:value="0.656666666666666">
            <text:p text:style-name="P3">0,6567</text:p>
          </table:table-cell>
          <table:table-cell table:style-name="Таблица2.E36" office:value-type="float" office:value="0.656666666666677">
            <text:p text:style-name="P3">0,6567</text:p>
          </table:table-cell>
          <table:table-cell table:style-name="Таблица2.F36" office:value-type="float" office:value="0.656666666666667">
            <text:p text:style-name="P3">0,6567</text:p>
          </table:table-cell>
          <table:table-cell table:style-name="Таблица2.G36" office:value-type="float" office:value="0.656666666666666">
            <text:p text:style-name="P3">0,6567</text:p>
          </table:table-cell>
          <table:table-cell table:style-name="Таблица2.H3" office:value-type="float" office:value="0.656666666666667">
            <text:p text:style-name="P3">0,6567</text:p>
          </table:table-cell>
          <table:table-cell table:style-name="Таблица2.I36" office:value-type="float" office:value="0.656666666666667">
            <text:p text:style-name="P3">0,6567</text:p>
          </table:table-cell>
          <table:table-cell table:style-name="Таблица2.J36" office:value-type="float" office:value="0.656666666666667">
            <text:p text:style-name="P3">0,6567</text:p>
          </table:table-cell>
        </table:table-row>
        <table:table-row table:style-name="Таблица2.1">
          <table:table-cell table:style-name="Таблица2.A2" office:value-type="string">
            <text:p text:style-name="P2">f36</text:p>
          </table:table-cell>
          <table:table-cell table:style-name="Таблица2.B37" office:value-type="float" office:value="0.666666666666648">
            <text:p text:style-name="P3">0,6667</text:p>
          </table:table-cell>
          <table:table-cell table:style-name="Таблица2.C37" office:value-type="float" office:value="0.666666666666711">
            <text:p text:style-name="P3">0,6667</text:p>
          </table:table-cell>
          <table:table-cell table:style-name="Таблица2.D37" office:value-type="float" office:value="0.666666666666714">
            <text:p text:style-name="P3">0,6667</text:p>
          </table:table-cell>
          <table:table-cell table:style-name="Таблица2.E37" office:value-type="float" office:value="0.666666666666678">
            <text:p text:style-name="P3">0,6667</text:p>
          </table:table-cell>
          <table:table-cell table:style-name="Таблица2.F37" office:value-type="float" office:value="0.666666666666594">
            <text:p text:style-name="P3">0,6667</text:p>
          </table:table-cell>
          <table:table-cell table:style-name="Таблица2.G37" office:value-type="float" office:value="0.66666666666668">
            <text:p text:style-name="P3">0,6667</text:p>
          </table:table-cell>
          <table:table-cell table:style-name="Таблица2.H3" office:value-type="float" office:value="0.666666666666643">
            <text:p text:style-name="P3">0,6667</text:p>
          </table:table-cell>
          <table:table-cell table:style-name="Таблица2.I37" office:value-type="float" office:value="0.666666666666561">
            <text:p text:style-name="P3">0,6667</text:p>
          </table:table-cell>
          <table:table-cell table:style-name="Таблица2.J37" office:value-type="float" office:value="0.666666666666585">
            <text:p text:style-name="P3">0,6667</text:p>
          </table:table-cell>
        </table:table-row>
        <table:table-row table:style-name="Таблица2.1">
          <table:table-cell table:style-name="Таблица2.A2" office:value-type="string">
            <text:p text:style-name="P2">f37</text:p>
          </table:table-cell>
          <table:table-cell table:style-name="Таблица2.B38" office:value-type="float" office:value="0.777777777777778">
            <text:p text:style-name="P3">0,7778</text:p>
          </table:table-cell>
          <table:table-cell table:style-name="Таблица2.C38" office:value-type="string">
            <text:p text:style-name="P4">NaN</text:p>
          </table:table-cell>
          <table:table-cell table:style-name="Таблица2.D38" office:value-type="float" office:value="0.777777777777773">
            <text:p text:style-name="P3">0,7778</text:p>
          </table:table-cell>
          <table:table-cell table:style-name="Таблица2.E38" office:value-type="float" office:value="0.777777777777778">
            <text:p text:style-name="P3">0,7778</text:p>
          </table:table-cell>
          <table:table-cell table:style-name="Таблица2.F38" office:value-type="float" office:value="0.777777777777778">
            <text:p text:style-name="P3">0,7778</text:p>
          </table:table-cell>
          <table:table-cell table:style-name="Таблица2.G38" office:value-type="float" office:value="0.777777777777778">
            <text:p text:style-name="P3">0,7778</text:p>
          </table:table-cell>
          <table:table-cell table:style-name="Таблица2.H3" office:value-type="float" office:value="0.777777777777778">
            <text:p text:style-name="P3">0,7778</text:p>
          </table:table-cell>
          <table:table-cell table:style-name="Таблица2.I38" office:value-type="float" office:value="0.777777777777778">
            <text:p text:style-name="P3">0,7778</text:p>
          </table:table-cell>
          <table:table-cell table:style-name="Таблица2.J38" office:value-type="float" office:value="0.777777777777778">
            <text:p text:style-name="P3">0,7778</text:p>
          </table:table-cell>
        </table:table-row>
        <table:table-row table:style-name="Таблица2.1">
          <table:table-cell table:style-name="Таблица2.A2" office:value-type="string">
            <text:p text:style-name="P2">f38</text:p>
          </table:table-cell>
          <table:table-cell table:style-name="Таблица2.B39" office:value-type="float" office:value="0.333333333333329">
            <text:p text:style-name="P3">0,3333</text:p>
          </table:table-cell>
          <table:table-cell table:style-name="Таблица2.C39" office:value-type="float" office:value="0.3333333333334">
            <text:p text:style-name="P3">0,3333</text:p>
          </table:table-cell>
          <table:table-cell table:style-name="Таблица2.D39" office:value-type="float" office:value="0.3333333333334">
            <text:p text:style-name="P3">0,3333</text:p>
          </table:table-cell>
          <table:table-cell table:style-name="Таблица2.E39" office:value-type="float" office:value="0.333333333333304">
            <text:p text:style-name="P3">0,3333</text:p>
          </table:table-cell>
          <table:table-cell table:style-name="Таблица2.F39" office:value-type="float" office:value="0.333333333333304">
            <text:p text:style-name="P3">0,3333</text:p>
          </table:table-cell>
          <table:table-cell table:style-name="Таблица2.G39" office:value-type="float" office:value="0.333333333333329">
            <text:p text:style-name="P3">0,3333</text:p>
          </table:table-cell>
          <table:table-cell table:style-name="Таблица2.H3" office:value-type="float" office:value="0.333333333333329">
            <text:p text:style-name="P3">0,3333</text:p>
          </table:table-cell>
          <table:table-cell table:style-name="Таблица2.I39" office:value-type="float" office:value="0.333333333333337">
            <text:p text:style-name="P3">0,3333</text:p>
          </table:table-cell>
          <table:table-cell table:style-name="Таблица2.J39" office:value-type="float" office:value="0.333333333333826">
            <text:p text:style-name="P3">0,3333</text:p>
          </table:table-cell>
        </table:table-row>
        <table:table-row table:style-name="Таблица2.1">
          <table:table-cell table:style-name="Таблица2.A2" office:value-type="string">
            <text:p text:style-name="P2">f39</text:p>
          </table:table-cell>
          <table:table-cell table:style-name="Таблица2.B40" office:value-type="float" office:value="0.333333333333258">
            <text:p text:style-name="P3">0,3333</text:p>
          </table:table-cell>
          <table:table-cell table:style-name="Таблица2.C40" office:value-type="string">
            <text:p text:style-name="P4">NaN</text:p>
          </table:table-cell>
          <table:table-cell table:style-name="Таблица2.D40" office:value-type="float" office:value="0.3333333333334">
            <text:p text:style-name="P3">0,3333</text:p>
          </table:table-cell>
          <table:table-cell table:style-name="Таблица2.E40" office:value-type="float" office:value="0.333333333310176">
            <text:p text:style-name="P3">0,3333</text:p>
          </table:table-cell>
          <table:table-cell table:style-name="Таблица2.F40" office:value-type="float" office:value="0.333333333310176">
            <text:p text:style-name="P3">0,3333</text:p>
          </table:table-cell>
          <table:table-cell table:style-name="Таблица2.G40" office:value-type="float" office:value="0.33333333333336">
            <text:p text:style-name="P3">0,3333</text:p>
          </table:table-cell>
          <table:table-cell table:style-name="Таблица2.H3" office:value-type="float" office:value="0.333333333333329">
            <text:p text:style-name="P3">0,3333</text:p>
          </table:table-cell>
          <table:table-cell table:style-name="Таблица2.I40" office:value-type="float" office:value="0.333333333281297">
            <text:p text:style-name="P3">0,3333</text:p>
          </table:table-cell>
          <table:table-cell table:style-name="Таблица2.J40" office:value-type="float" office:value="0.333333333332885">
            <text:p text:style-name="P3">0,3333</text:p>
          </table:table-cell>
        </table:table-row>
        <table:table-row table:style-name="Таблица2.1">
          <table:table-cell table:style-name="Таблица2.A2" office:value-type="string">
            <text:p text:style-name="P2">f40</text:p>
          </table:table-cell>
          <table:table-cell table:style-name="Таблица2.B41" office:value-type="float" office:value="0.666666666666619">
            <text:p text:style-name="P3">0,6667</text:p>
          </table:table-cell>
          <table:table-cell table:style-name="Таблица2.C41" office:value-type="float" office:value="-0.99999999999998">
            <text:p text:style-name="P3">-1,0000</text:p>
          </table:table-cell>
          <table:table-cell table:style-name="Таблица2.D41" office:value-type="float" office:value="0.666666666666714">
            <text:p text:style-name="P3">0,6667</text:p>
          </table:table-cell>
          <table:table-cell table:style-name="Таблица2.E41" office:value-type="float" office:value="0.666666666666288">
            <text:p text:style-name="P3">0,6667</text:p>
          </table:table-cell>
          <table:table-cell table:style-name="Таблица2.F41" office:value-type="float" office:value="0.666666666666288">
            <text:p text:style-name="P3">0,6667</text:p>
          </table:table-cell>
          <table:table-cell table:style-name="Таблица2.G41" office:value-type="float" office:value="0.66666666666664">
            <text:p text:style-name="P3">0,6667</text:p>
          </table:table-cell>
          <table:table-cell table:style-name="Таблица2.H3" office:value-type="float" office:value="0.666666666666643">
            <text:p text:style-name="P3">0,6667</text:p>
          </table:table-cell>
          <table:table-cell table:style-name="Таблица2.I41" office:value-type="float" office:value="0.666666666665125">
            <text:p text:style-name="P3">0,6667</text:p>
          </table:table-cell>
          <table:table-cell table:style-name="Таблица2.J41" office:value-type="float" office:value="0.666666666665911">
            <text:p text:style-name="P3">0,6667</text:p>
          </table:table-cell>
        </table:table-row>
        <table:table-row table:style-name="Таблица2.1">
          <table:table-cell table:style-name="Таблица2.A2" office:value-type="string">
            <text:p text:style-name="P2">f41</text:p>
          </table:table-cell>
          <table:table-cell table:style-name="Таблица2.B42" office:value-type="float" office:value="0.138257155056824">
            <text:p text:style-name="P3">0,1383</text:p>
          </table:table-cell>
          <table:table-cell table:style-name="Таблица2.C42" office:value-type="float" office:value="0.138257155056848">
            <text:p text:style-name="P3">0,1383</text:p>
          </table:table-cell>
          <table:table-cell table:style-name="Таблица2.D42" office:value-type="float" office:value="0.138257155056827">
            <text:p text:style-name="P3">0,1383</text:p>
          </table:table-cell>
          <table:table-cell table:style-name="Таблица2.E42" office:value-type="float" office:value="0.138257155056824">
            <text:p text:style-name="P3">0,1383</text:p>
          </table:table-cell>
          <table:table-cell table:style-name="Таблица2.F42" office:value-type="float" office:value="0.138257155056824">
            <text:p text:style-name="P3">0,1383</text:p>
          </table:table-cell>
          <table:table-cell table:style-name="Таблица2.G42" office:value-type="float" office:value="0.138257155056824">
            <text:p text:style-name="P3">0,1383</text:p>
          </table:table-cell>
          <table:table-cell table:style-name="Таблица2.H3" office:value-type="float" office:value="0.138257155056824">
            <text:p text:style-name="P3">0,1383</text:p>
          </table:table-cell>
          <table:table-cell table:style-name="Таблица2.I42" office:value-type="float" office:value="0.138257155056824">
            <text:p text:style-name="P3">0,1383</text:p>
          </table:table-cell>
          <table:table-cell table:style-name="Таблица2.J42" office:value-type="float" office:value="0.13825715505692">
            <text:p text:style-name="P3">0,1383</text:p>
          </table:table-cell>
        </table:table-row>
        <table:table-row table:style-name="Таблица2.1">
          <table:table-cell table:style-name="Таблица2.A2" office:value-type="string">
            <text:p text:style-name="P2">f42</text:p>
          </table:table-cell>
          <table:table-cell table:style-name="Таблица2.B43" office:value-type="float" office:value="1">
            <text:p text:style-name="P3">1,0000</text:p>
          </table:table-cell>
          <table:table-cell table:style-name="Таблица2.C43" office:value-type="float" office:value="2.99999999999999">
            <text:p text:style-name="P3">3,0000</text:p>
          </table:table-cell>
          <table:table-cell table:style-name="Таблица2.D43" office:value-type="float" office:value="1">
            <text:p text:style-name="P3">1,0000</text:p>
          </table:table-cell>
          <table:table-cell table:style-name="Таблица2.E43" office:value-type="float" office:value="3">
            <text:p text:style-name="P3">3,0000</text:p>
          </table:table-cell>
          <table:table-cell table:style-name="Таблица2.F43" office:value-type="float" office:value="3">
            <text:p text:style-name="P3">3,0000</text:p>
          </table:table-cell>
          <table:table-cell table:style-name="Таблица2.G43" office:value-type="float" office:value="3">
            <text:p text:style-name="P3">3,0000</text:p>
          </table:table-cell>
          <table:table-cell table:style-name="Таблица2.H3" office:value-type="float" office:value="1">
            <text:p text:style-name="P3">1,0000</text:p>
          </table:table-cell>
          <table:table-cell table:style-name="Таблица2.I43" office:value-type="float" office:value="1">
            <text:p text:style-name="P3">1,0000</text:p>
          </table:table-cell>
          <table:table-cell table:style-name="Таблица2.J43" office:value-type="float" office:value="3">
            <text:p text:style-name="P3">3,0000</text:p>
          </table:table-cell>
        </table:table-row>
        <table:table-row table:style-name="Таблица2.1">
          <table:table-cell table:style-name="Таблица2.A2" office:value-type="string">
            <text:p text:style-name="P2">f43</text:p>
          </table:table-cell>
          <table:table-cell table:style-name="Таблица2.B44" office:value-type="float" office:value="-3.27942801120046E-015">
            <text:p text:style-name="P3">0,0000</text:p>
          </table:table-cell>
          <table:table-cell table:style-name="Таблица2.C44" office:value-type="string">
            <text:p text:style-name="P4">NaN</text:p>
          </table:table-cell>
          <table:table-cell table:style-name="Таблица2.D44" office:value-type="float" office:value="-3.5527136788005E-015">
            <text:p text:style-name="P3">0,0000</text:p>
          </table:table-cell>
          <table:table-cell table:style-name="Таблица2.E44" office:value-type="float" office:value="-0.00000000000004614515">
            <text:p text:style-name="P3">0,0000</text:p>
          </table:table-cell>
          <table:table-cell table:style-name="Таблица2.F44" office:value-type="float" office:value="-0.00000000000007685606">
            <text:p text:style-name="P3">0,0000</text:p>
          </table:table-cell>
          <table:table-cell table:style-name="Таблица2.G44" office:value-type="float" office:value="1.45418098047833E-015">
            <text:p text:style-name="P3">0,0000</text:p>
          </table:table-cell>
          <table:table-cell table:style-name="Таблица2.H3" office:value-type="float" office:value="0.00000000005820766091">
            <text:p text:style-name="P3">0,0000</text:p>
          </table:table-cell>
          <table:table-cell table:style-name="Таблица2.I44" office:value-type="float" office:value="3.44146535848307E-015">
            <text:p text:style-name="P3">0,0000</text:p>
          </table:table-cell>
          <table:table-cell table:style-name="Таблица2.J44" office:value-type="float" office:value="-0.00000000000001096608">
            <text:p text:style-name="P3">0,0000</text:p>
          </table:table-cell>
        </table:table-row>
        <table:table-row table:style-name="Таблица2.1">
          <table:table-cell table:style-name="Таблица2.A2" office:value-type="string">
            <text:p text:style-name="P2">f44</text:p>
          </table:table-cell>
          <table:table-cell table:style-name="Таблица2.B45" office:value-type="float" office:value="-3.53538336817221E-015">
            <text:p text:style-name="P3">0,0000</text:p>
          </table:table-cell>
          <table:table-cell table:style-name="Таблица2.C45" office:value-type="string">
            <text:p text:style-name="P4">NaN</text:p>
          </table:table-cell>
          <table:table-cell table:style-name="Таблица2.D45" office:value-type="float" office:value="-3.5527136788005E-015">
            <text:p text:style-name="P3">0,0000</text:p>
          </table:table-cell>
          <table:table-cell table:style-name="Таблица2.E45" office:value-type="float" office:value="-0.0000000000001280793">
            <text:p text:style-name="P3">0,0000</text:p>
          </table:table-cell>
          <table:table-cell table:style-name="Таблица2.F45" office:value-type="float" office:value="-0.00000000000013473155">
            <text:p text:style-name="P3">0,0000</text:p>
          </table:table-cell>
          <table:table-cell table:style-name="Таблица2.G45" office:value-type="float" office:value="-9.20262558253059E-015">
            <text:p text:style-name="P3">0,0000</text:p>
          </table:table-cell>
          <table:table-cell table:style-name="Таблица2.H3" office:value-type="float" office:value="-0.00000095367431640625">
            <text:p text:style-name="P3">0,0000</text:p>
          </table:table-cell>
          <table:table-cell table:style-name="Таблица2.I45" office:value-type="float" office:value="-0.00000000000636884555">
            <text:p text:style-name="P3">0,0000</text:p>
          </table:table-cell>
          <table:table-cell table:style-name="Таблица2.J45" office:value-type="float" office:value="0.0000000000000157694">
            <text:p text:style-name="P3">0,0000</text:p>
          </table:table-cell>
        </table:table-row>
        <table:table-row table:style-name="Таблица2.1">
          <table:table-cell table:style-name="Таблица2.A2" office:value-type="string">
            <text:p text:style-name="P2">f45</text:p>
          </table:table-cell>
          <table:table-cell table:style-name="Таблица2.B46" office:value-type="float" office:value="-3.55162954279843E-015">
            <text:p text:style-name="P3">0,0000</text:p>
          </table:table-cell>
          <table:table-cell table:style-name="Таблица2.C46" office:value-type="string">
            <text:p text:style-name="P4">NaN</text:p>
          </table:table-cell>
          <table:table-cell table:style-name="Таблица2.D46" office:value-type="float" office:value="-3.5527136788005E-015">
            <text:p text:style-name="P3">0,0000</text:p>
          </table:table-cell>
          <table:table-cell table:style-name="Таблица2.E46" office:value-type="string">
            <text:p text:style-name="P4">NaN</text:p>
          </table:table-cell>
          <table:table-cell table:style-name="Таблица2.F46" office:value-type="string">
            <text:p text:style-name="P4">NaN</text:p>
          </table:table-cell>
          <table:table-cell table:style-name="Таблица2.G46" office:value-type="float" office:value="-1.39551313373465E-016">
            <text:p text:style-name="P3">0,0000</text:p>
          </table:table-cell>
          <table:table-cell table:style-name="Таблица2.H3" office:value-type="float" office:value="0.00006103515625">
            <text:p text:style-name="P3">0,0001</text:p>
          </table:table-cell>
          <table:table-cell table:style-name="Таблица2.I46" office:value-type="float" office:value="-0.00000000007139454716">
            <text:p text:style-name="P3">0,0000</text:p>
          </table:table-cell>
          <table:table-cell table:style-name="Таблица2.J46" office:value-type="float" office:value="-0.00000000000001219312">
            <text:p text:style-name="P3">0,0000</text:p>
          </table:table-cell>
        </table:table-row>
        <table:table-row table:style-name="Таблица2.1">
          <table:table-cell table:style-name="Таблица2.A2" office:value-type="string">
            <text:p text:style-name="P2">f46</text:p>
          </table:table-cell>
          <table:table-cell table:style-name="Таблица2.B47" office:value-type="float" office:value="0.10162439229355">
            <text:p text:style-name="P3">0,1016</text:p>
          </table:table-cell>
          <table:table-cell table:style-name="Таблица2.C47" office:value-type="string">
            <text:p text:style-name="P4">NaN</text:p>
          </table:table-cell>
          <table:table-cell table:style-name="Таблица2.D47" office:value-type="float" office:value="0.10162439229355">
            <text:p text:style-name="P3">0,1016</text:p>
          </table:table-cell>
          <table:table-cell table:style-name="Таблица2.E47" office:value-type="float" office:value="0.10162439229355">
            <text:p text:style-name="P3">0,1016</text:p>
          </table:table-cell>
          <table:table-cell table:style-name="Таблица2.F47" office:value-type="float" office:value="0.10162439229355">
            <text:p text:style-name="P3">0,1016</text:p>
          </table:table-cell>
          <table:table-cell table:style-name="Таблица2.G47" office:value-type="float" office:value="0.101624392293548">
            <text:p text:style-name="P3">0,1016</text:p>
          </table:table-cell>
          <table:table-cell table:style-name="Таблица2.H3" office:value-type="float" office:value="0.10162439229355">
            <text:p text:style-name="P3">0,1016</text:p>
          </table:table-cell>
          <table:table-cell table:style-name="Таблица2.I47" office:value-type="float" office:value="0.10162439229355">
            <text:p text:style-name="P3">0,1016</text:p>
          </table:table-cell>
          <table:table-cell table:style-name="Таблица2.J47" office:value-type="float" office:value="0.10162439229355">
            <text:p text:style-name="P3">0,1016</text:p>
          </table:table-cell>
        </table:table-row>
        <table:table-row table:style-name="Таблица2.1">
          <table:table-cell table:style-name="Таблица2.A2" office:value-type="string">
            <text:p text:style-name="P2">f47</text:p>
          </table:table-cell>
          <table:table-cell table:style-name="Таблица2.B48" office:value-type="float" office:value="0.0077325232006128">
            <text:p text:style-name="P3">0,0077</text:p>
          </table:table-cell>
          <table:table-cell table:style-name="Таблица2.C48" office:value-type="float" office:value="0.0077325232006353">
            <text:p text:style-name="P3">0,0077</text:p>
          </table:table-cell>
          <table:table-cell table:style-name="Таблица2.D48" office:value-type="float" office:value="0.00773252320061288">
            <text:p text:style-name="P3">0,0077</text:p>
          </table:table-cell>
          <table:table-cell table:style-name="Таблица2.E48" office:value-type="float" office:value="0.0077325232006128">
            <text:p text:style-name="P3">0,0077</text:p>
          </table:table-cell>
          <table:table-cell table:style-name="Таблица2.F48" office:value-type="float" office:value="0.0077325232006128">
            <text:p text:style-name="P3">0,0077</text:p>
          </table:table-cell>
          <table:table-cell table:style-name="Таблица2.G48" office:value-type="float" office:value="0.00773252320061375">
            <text:p text:style-name="P3">0,0077</text:p>
          </table:table-cell>
          <table:table-cell table:style-name="Таблица2.H3" office:value-type="float" office:value="0.0077325232006128">
            <text:p text:style-name="P3">0,0077</text:p>
          </table:table-cell>
          <table:table-cell table:style-name="Таблица2.I48" office:value-type="float" office:value="0.0077325232006128">
            <text:p text:style-name="P3">0,0077</text:p>
          </table:table-cell>
          <table:table-cell table:style-name="Таблица2.J48" office:value-type="float" office:value="0.0077325232006128">
            <text:p text:style-name="P3">0,0077</text:p>
          </table:table-cell>
        </table:table-row>
        <table:table-row table:style-name="Таблица2.1">
          <table:table-cell table:style-name="Таблица2.A2" office:value-type="string">
            <text:p text:style-name="P2">f48</text:p>
          </table:table-cell>
          <table:table-cell table:style-name="Таблица2.B49" office:value-type="float" office:value="0.00127630494573556">
            <text:p text:style-name="P3">0,0013</text:p>
          </table:table-cell>
          <table:table-cell table:style-name="Таблица2.C49" office:value-type="float" office:value="0.0012763049457389">
            <text:p text:style-name="P3">0,0013</text:p>
          </table:table-cell>
          <table:table-cell table:style-name="Таблица2.D49" office:value-type="float" office:value="0.00127630494573558">
            <text:p text:style-name="P3">0,0013</text:p>
          </table:table-cell>
          <table:table-cell table:style-name="Таблица2.E49" office:value-type="float" office:value="0.00127630494573556">
            <text:p text:style-name="P3">0,0013</text:p>
          </table:table-cell>
          <table:table-cell table:style-name="Таблица2.F49" office:value-type="float" office:value="0.00127630494573556">
            <text:p text:style-name="P3">0,0013</text:p>
          </table:table-cell>
          <table:table-cell table:style-name="Таблица2.G49" office:value-type="float" office:value="0.00127630494573556">
            <text:p text:style-name="P3">0,0013</text:p>
          </table:table-cell>
          <table:table-cell table:style-name="Таблица2.H3" office:value-type="float" office:value="0.00127630494573556">
            <text:p text:style-name="P3">0,0013</text:p>
          </table:table-cell>
          <table:table-cell table:style-name="Таблица2.I49" office:value-type="float" office:value="0.00127630494573556">
            <text:p text:style-name="P3">0,0013</text:p>
          </table:table-cell>
          <table:table-cell table:style-name="Таблица2.J49" office:value-type="float" office:value="0.00127630494573559">
            <text:p text:style-name="P3">0,0013</text:p>
          </table:table-cell>
        </table:table-row>
        <table:table-row table:style-name="Таблица2.1">
          <table:table-cell table:style-name="Таблица2.A2" office:value-type="string">
            <text:p text:style-name="P2">f49</text:p>
          </table:table-cell>
          <table:table-cell table:style-name="Таблица2.B50" office:value-type="float" office:value="-0.682327803828019">
            <text:p text:style-name="P3">-0,6823</text:p>
          </table:table-cell>
          <table:table-cell table:style-name="Таблица2.C50" office:value-type="float" office:value="-0.682327803828015">
            <text:p text:style-name="P3">-0,6823</text:p>
          </table:table-cell>
          <table:table-cell table:style-name="Таблица2.D50" office:value-type="float" office:value="-0.682327803828019">
            <text:p text:style-name="P3">-0,6823</text:p>
          </table:table-cell>
          <table:table-cell table:style-name="Таблица2.E50" office:value-type="float" office:value="-0.682327803828019">
            <text:p text:style-name="P3">-0,6823</text:p>
          </table:table-cell>
          <table:table-cell table:style-name="Таблица2.F50" office:value-type="float" office:value="-0.682327803828019">
            <text:p text:style-name="P3">-0,6823</text:p>
          </table:table-cell>
          <table:table-cell table:style-name="Таблица2.G50" office:value-type="float" office:value="-0.682327803828019">
            <text:p text:style-name="P3">-0,6823</text:p>
          </table:table-cell>
          <table:table-cell table:style-name="Таблица2.H3" office:value-type="float" office:value="-0.682327803828019">
            <text:p text:style-name="P3">-0,6823</text:p>
          </table:table-cell>
          <table:table-cell table:style-name="Таблица2.I50" office:value-type="float" office:value="-0.682327803828019">
            <text:p text:style-name="P3">-0,6823</text:p>
          </table:table-cell>
          <table:table-cell table:style-name="Таблица2.J50" office:value-type="float" office:value="-0.682327803828019">
            <text:p text:style-name="P3">-0,6823</text:p>
          </table:table-cell>
        </table:table-row>
        <table:table-row table:style-name="Таблица2.1">
          <table:table-cell table:style-name="Таблица2.A2" office:value-type="string">
            <text:p text:style-name="P2">f50</text:p>
          </table:table-cell>
          <table:table-cell table:style-name="Таблица2.B51" office:value-type="float" office:value="-2.10380340273554">
            <text:p text:style-name="P3">-2,1038</text:p>
          </table:table-cell>
          <table:table-cell table:style-name="Таблица2.C51" office:value-type="float" office:value="-2.10380340273551">
            <text:p text:style-name="P3">-2,1038</text:p>
          </table:table-cell>
          <table:table-cell table:style-name="Таблица2.D51" office:value-type="float" office:value="-2.10380340273554">
            <text:p text:style-name="P3">-2,1038</text:p>
          </table:table-cell>
          <table:table-cell table:style-name="Таблица2.E51" office:value-type="float" office:value="-2.10380340273554">
            <text:p text:style-name="P3">-2,1038</text:p>
          </table:table-cell>
          <table:table-cell table:style-name="Таблица2.F51" office:value-type="float" office:value="-2.10380340273554">
            <text:p text:style-name="P3">-2,1038</text:p>
          </table:table-cell>
          <table:table-cell table:style-name="Таблица2.G51" office:value-type="float" office:value="-2.10380340273554">
            <text:p text:style-name="P3">-2,1038</text:p>
          </table:table-cell>
          <table:table-cell table:style-name="Таблица2.H3" office:value-type="float" office:value="-2.10380340273554">
            <text:p text:style-name="P3">-2,1038</text:p>
          </table:table-cell>
          <table:table-cell table:style-name="Таблица2.I51" office:value-type="float" office:value="-2.10380340273554">
            <text:p text:style-name="P3">-2,1038</text:p>
          </table:table-cell>
          <table:table-cell table:style-name="Таблица2.J51" office:value-type="float" office:value="-2.10380340273554">
            <text:p text:style-name="P3">-2,1038</text:p>
          </table:table-cell>
        </table:table-row>
        <table:table-row table:style-name="Таблица2.1">
          <table:table-cell table:style-name="Таблица2.A2" office:value-type="string">
            <text:p text:style-name="P2">f51</text:p>
          </table:table-cell>
          <table:table-cell table:style-name="Таблица2.B52" office:value-type="float" office:value="1">
            <text:p text:style-name="P3">1,0000</text:p>
          </table:table-cell>
          <table:table-cell table:style-name="Таблица2.C52" office:value-type="float" office:value="1.00000000000001">
            <text:p text:style-name="P3">1,0000</text:p>
          </table:table-cell>
          <table:table-cell table:style-name="Таблица2.D52" office:value-type="float" office:value="1">
            <text:p text:style-name="P3">1,0000</text:p>
          </table:table-cell>
          <table:table-cell table:style-name="Таблица2.E52" office:value-type="float" office:value="1">
            <text:p text:style-name="P3">1,0000</text:p>
          </table:table-cell>
          <table:table-cell table:style-name="Таблица2.F52" office:value-type="float" office:value="1">
            <text:p text:style-name="P3">1,0000</text:p>
          </table:table-cell>
          <table:table-cell table:style-name="Таблица2.G52" office:value-type="float" office:value="1">
            <text:p text:style-name="P3">1,0000</text:p>
          </table:table-cell>
          <table:table-cell table:style-name="Таблица2.H3" office:value-type="float" office:value="1">
            <text:p text:style-name="P3">1,0000</text:p>
          </table:table-cell>
          <table:table-cell table:style-name="Таблица2.I52" office:value-type="float" office:value="1">
            <text:p text:style-name="P3">1,0000</text:p>
          </table:table-cell>
          <table:table-cell table:style-name="Таблица2.J52" office:value-type="float" office:value="1">
            <text:p text:style-name="P3">1,0000</text:p>
          </table:table-cell>
        </table:table-row>
        <table:table-row table:style-name="Таблица2.1">
          <table:table-cell table:style-name="Таблица2.A2" office:value-type="string">
            <text:p text:style-name="P2">f52</text:p>
          </table:table-cell>
          <table:table-cell table:style-name="Таблица2.B53" office:value-type="float" office:value="1.00004083556473">
            <text:p text:style-name="P3">1,0000</text:p>
          </table:table-cell>
          <table:table-cell table:style-name="Таблица2.C53" office:value-type="string">
            <text:p text:style-name="P4">NaN</text:p>
          </table:table-cell>
          <table:table-cell table:style-name="Таблица2.D53" office:value-type="float" office:value="1.00004083556473">
            <text:p text:style-name="P3">1,0000</text:p>
          </table:table-cell>
          <table:table-cell table:style-name="Таблица2.E53" office:value-type="float" office:value="1.00004083556473">
            <text:p text:style-name="P3">1,0000</text:p>
          </table:table-cell>
          <table:table-cell table:style-name="Таблица2.F53" office:value-type="float" office:value="1.00004083556473">
            <text:p text:style-name="P3">1,0000</text:p>
          </table:table-cell>
          <table:table-cell table:style-name="Таблица2.G53" office:value-type="float" office:value="1.00004083556475">
            <text:p text:style-name="P3">1,0000</text:p>
          </table:table-cell>
          <table:table-cell table:style-name="Таблица2.H3" office:value-type="float" office:value="1.00004083556473">
            <text:p text:style-name="P3">1,0000</text:p>
          </table:table-cell>
          <table:table-cell table:style-name="Таблица2.I53" office:value-type="float" office:value="1.00004083556473">
            <text:p text:style-name="P3">1,0000</text:p>
          </table:table-cell>
          <table:table-cell table:style-name="Таблица2.J53" office:value-type="float" office:value="1.00004083556473">
            <text:p text:style-name="P3">1,0000</text:p>
          </table:table-cell>
        </table:table-row>
        <table:table-row table:style-name="Таблица2.1">
          <table:table-cell table:style-name="Таблица2.A2" office:value-type="string">
            <text:p text:style-name="P2">f53</text:p>
          </table:table-cell>
          <table:table-cell table:style-name="Таблица2.B54" office:value-type="float" office:value="1.69681238680975">
            <text:p text:style-name="P3">1,6968</text:p>
          </table:table-cell>
          <table:table-cell table:style-name="Таблица2.C54" office:value-type="float" office:value="1.69681238680974">
            <text:p text:style-name="P3">1,6968</text:p>
          </table:table-cell>
          <table:table-cell table:style-name="Таблица2.D54" office:value-type="float" office:value="1.69681238680974">
            <text:p text:style-name="P3">1,6968</text:p>
          </table:table-cell>
          <table:table-cell table:style-name="Таблица2.E54" office:value-type="float" office:value="1.69681238680975">
            <text:p text:style-name="P3">1,6968</text:p>
          </table:table-cell>
          <table:table-cell table:style-name="Таблица2.F54" office:value-type="float" office:value="1.69681238680975">
            <text:p text:style-name="P3">1,6968</text:p>
          </table:table-cell>
          <table:table-cell table:style-name="Таблица2.G54" office:value-type="float" office:value="1.69681238680975">
            <text:p text:style-name="P3">1,6968</text:p>
          </table:table-cell>
          <table:table-cell table:style-name="Таблица2.H3" office:value-type="float" office:value="1.69681238680975">
            <text:p text:style-name="P3">1,6968</text:p>
          </table:table-cell>
          <table:table-cell table:style-name="Таблица2.I54" office:value-type="float" office:value="1.69681238680975">
            <text:p text:style-name="P3">1,6968</text:p>
          </table:table-cell>
          <table:table-cell table:style-name="Таблица2.J54" office:value-type="float" office:value="1.69681238680975">
            <text:p text:style-name="P3">1,6968</text:p>
          </table:table-cell>
        </table:table-row>
        <table:table-row table:style-name="Таблица2.1">
          <table:table-cell table:style-name="Таблица2.A2" office:value-type="string">
            <text:p text:style-name="P2">f54</text:p>
          </table:table-cell>
          <table:table-cell table:style-name="Таблица2.B55" office:value-type="float" office:value="0.523598775598299">
            <text:p text:style-name="P3">0,5236</text:p>
          </table:table-cell>
          <table:table-cell table:style-name="Таблица2.C55" office:value-type="float" office:value="0.5235987755983">
            <text:p text:style-name="P3">0,5236</text:p>
          </table:table-cell>
          <table:table-cell table:style-name="Таблица2.D55" office:value-type="float" office:value="0.523598775598299">
            <text:p text:style-name="P3">0,5236</text:p>
          </table:table-cell>
          <table:table-cell table:style-name="Таблица2.E55" office:value-type="float" office:value="0.523598775598299">
            <text:p text:style-name="P3">0,5236</text:p>
          </table:table-cell>
          <table:table-cell table:style-name="Таблица2.F55" office:value-type="float" office:value="0.523598775598299">
            <text:p text:style-name="P3">0,5236</text:p>
          </table:table-cell>
          <table:table-cell table:style-name="Таблица2.G55" office:value-type="float" office:value="0.523598775598299">
            <text:p text:style-name="P3">0,5236</text:p>
          </table:table-cell>
          <table:table-cell table:style-name="Таблица2.H3" office:value-type="float" office:value="0.523598775598299">
            <text:p text:style-name="P3">0,5236</text:p>
          </table:table-cell>
          <table:table-cell table:style-name="Таблица2.I55" office:value-type="float" office:value="0.523598775598299">
            <text:p text:style-name="P3">0,5236</text:p>
          </table:table-cell>
          <table:table-cell table:style-name="Таблица2.J55" office:value-type="float" office:value="0.523598775598299">
            <text:p text:style-name="P3">0,5236</text:p>
          </table:table-cell>
        </table:table-row>
        <table:table-row table:style-name="Таблица2.1">
          <table:table-cell table:style-name="Таблица2.A2" office:value-type="string">
            <text:p text:style-name="P2">f55</text:p>
          </table:table-cell>
          <table:table-cell table:style-name="Таблица2.B56" office:value-type="float" office:value="1">
            <text:p text:style-name="P3">1,0000</text:p>
          </table:table-cell>
          <table:table-cell table:style-name="Таблица2.C56" office:value-type="float" office:value="1.00000000000002">
            <text:p text:style-name="P3">1,0000</text:p>
          </table:table-cell>
          <table:table-cell table:style-name="Таблица2.D56" office:value-type="float" office:value="1">
            <text:p text:style-name="P3">1,0000</text:p>
          </table:table-cell>
          <table:table-cell table:style-name="Таблица2.E56" office:value-type="float" office:value="1">
            <text:p text:style-name="P3">1,0000</text:p>
          </table:table-cell>
          <table:table-cell table:style-name="Таблица2.F56" office:value-type="float" office:value="1">
            <text:p text:style-name="P3">1,0000</text:p>
          </table:table-cell>
          <table:table-cell table:style-name="Таблица2.G56" office:value-type="float" office:value="1">
            <text:p text:style-name="P3">1,0000</text:p>
          </table:table-cell>
          <table:table-cell table:style-name="Таблица2.H3" office:value-type="float" office:value="1">
            <text:p text:style-name="P3">1,0000</text:p>
          </table:table-cell>
          <table:table-cell table:style-name="Таблица2.I56" office:value-type="float" office:value="1">
            <text:p text:style-name="P3">1,0000</text:p>
          </table:table-cell>
          <table:table-cell table:style-name="Таблица2.J56" office:value-type="float" office:value="1.00000000000001">
            <text:p text:style-name="P3">1,0000</text:p>
          </table:table-cell>
        </table:table-row>
        <table:table-row table:style-name="Таблица2.1">
          <table:table-cell table:style-name="Таблица2.A2" office:value-type="string">
            <text:p text:style-name="P2">f56</text:p>
          </table:table-cell>
          <table:table-cell table:style-name="Таблица2.B57" office:value-type="float" office:value="2">
            <text:p text:style-name="P3">2,0000</text:p>
          </table:table-cell>
          <table:table-cell table:style-name="Таблица2.C57" office:value-type="float" office:value="1.99999999999998">
            <text:p text:style-name="P3">2,0000</text:p>
          </table:table-cell>
          <table:table-cell table:style-name="Таблица2.D57" office:value-type="float" office:value="2">
            <text:p text:style-name="P3">2,0000</text:p>
          </table:table-cell>
          <table:table-cell table:style-name="Таблица2.E57" office:value-type="float" office:value="2">
            <text:p text:style-name="P3">2,0000</text:p>
          </table:table-cell>
          <table:table-cell table:style-name="Таблица2.F57" office:value-type="float" office:value="2">
            <text:p text:style-name="P3">2,0000</text:p>
          </table:table-cell>
          <table:table-cell table:style-name="Таблица2.G57" office:value-type="float" office:value="2">
            <text:p text:style-name="P3">2,0000</text:p>
          </table:table-cell>
          <table:table-cell table:style-name="Таблица2.H3" office:value-type="float" office:value="2">
            <text:p text:style-name="P3">2,0000</text:p>
          </table:table-cell>
          <table:table-cell table:style-name="Таблица2.I57" office:value-type="float" office:value="2">
            <text:p text:style-name="P3">2,0000</text:p>
          </table:table-cell>
          <table:table-cell table:style-name="Таблица2.J57" office:value-type="float" office:value="2">
            <text:p text:style-name="P3">2,0000</text:p>
          </table:table-cell>
        </table:table-row>
        <table:table-row table:style-name="Таблица2.1">
          <table:table-cell table:style-name="Таблица2.A2" office:value-type="string">
            <text:p text:style-name="P2">f57</text:p>
          </table:table-cell>
          <table:table-cell table:style-name="Таблица2.B58" office:value-type="float" office:value="3">
            <text:p text:style-name="P3">3,0000</text:p>
          </table:table-cell>
          <table:table-cell table:style-name="Таблица2.C58" office:value-type="string">
            <text:p text:style-name="P4">NaN</text:p>
          </table:table-cell>
          <table:table-cell table:style-name="Таблица2.D58" office:value-type="float" office:value="3">
            <text:p text:style-name="P3">3,0000</text:p>
          </table:table-cell>
          <table:table-cell table:style-name="Таблица2.E58" office:value-type="float" office:value="3">
            <text:p text:style-name="P3">3,0000</text:p>
          </table:table-cell>
          <table:table-cell table:style-name="Таблица2.F58" office:value-type="float" office:value="3">
            <text:p text:style-name="P3">3,0000</text:p>
          </table:table-cell>
          <table:table-cell table:style-name="Таблица2.G58" office:value-type="float" office:value="3">
            <text:p text:style-name="P3">3,0000</text:p>
          </table:table-cell>
          <table:table-cell table:style-name="Таблица2.H3" office:value-type="float" office:value="3">
            <text:p text:style-name="P3">3,0000</text:p>
          </table:table-cell>
          <table:table-cell table:style-name="Таблица2.I58" office:value-type="float" office:value="3">
            <text:p text:style-name="P3">3,0000</text:p>
          </table:table-cell>
          <table:table-cell table:style-name="Таблица2.J58" office:value-type="float" office:value="3">
            <text:p text:style-name="P3">3,0000</text:p>
          </table:table-cell>
        </table:table-row>
        <table:table-row table:style-name="Таблица2.1">
          <table:table-cell table:style-name="Таблица2.A2" office:value-type="string">
            <text:p text:style-name="P2">f58</text:p>
          </table:table-cell>
          <table:table-cell table:style-name="Таблица2.B59" office:value-type="float" office:value="1.5574077246549">
            <text:p text:style-name="P3">1,5574</text:p>
          </table:table-cell>
          <table:table-cell table:style-name="Таблица2.C59" office:value-type="float" office:value="1.55740772465491">
            <text:p text:style-name="P3">1,5574</text:p>
          </table:table-cell>
          <table:table-cell table:style-name="Таблица2.D59" office:value-type="float" office:value="1.5574077246549">
            <text:p text:style-name="P3">1,5574</text:p>
          </table:table-cell>
          <table:table-cell table:style-name="Таблица2.E59" office:value-type="float" office:value="1.5574077246549">
            <text:p text:style-name="P3">1,5574</text:p>
          </table:table-cell>
          <table:table-cell table:style-name="Таблица2.F59" office:value-type="float" office:value="1.5574077246549">
            <text:p text:style-name="P3">1,5574</text:p>
          </table:table-cell>
          <table:table-cell table:style-name="Таблица2.G59" office:value-type="float" office:value="1.5574077246549">
            <text:p text:style-name="P3">1,5574</text:p>
          </table:table-cell>
          <table:table-cell table:style-name="Таблица2.H3" office:value-type="float" office:value="1.5574077246549">
            <text:p text:style-name="P3">1,5574</text:p>
          </table:table-cell>
          <table:table-cell table:style-name="Таблица2.I59" office:value-type="float" office:value="1.5574077246549">
            <text:p text:style-name="P3">1,5574</text:p>
          </table:table-cell>
          <table:table-cell table:style-name="Таблица2.J59" office:value-type="float" office:value="1.5574077246549">
            <text:p text:style-name="P3">1,5574</text:p>
          </table:table-cell>
        </table:table-row>
        <table:table-row table:style-name="Таблица2.1">
          <table:table-cell table:style-name="Таблица2.A2" office:value-type="string">
            <text:p text:style-name="P2">f59</text:p>
          </table:table-cell>
          <table:table-cell table:style-name="Таблица2.B60" office:value-type="float" office:value="1.25643120862617">
            <text:p text:style-name="P3">1,2564</text:p>
          </table:table-cell>
          <table:table-cell table:style-name="Таблица2.C60" office:value-type="float" office:value="1.25643120862607">
            <text:p text:style-name="P3">1,2564</text:p>
          </table:table-cell>
          <table:table-cell table:style-name="Таблица2.D60" office:value-type="float" office:value="1.25643120862617">
            <text:p text:style-name="P3">1,2564</text:p>
          </table:table-cell>
          <table:table-cell table:style-name="Таблица2.E60" office:value-type="float" office:value="1.25643120862617">
            <text:p text:style-name="P3">1,2564</text:p>
          </table:table-cell>
          <table:table-cell table:style-name="Таблица2.F60" office:value-type="float" office:value="1.25643120862617">
            <text:p text:style-name="P3">1,2564</text:p>
          </table:table-cell>
          <table:table-cell table:style-name="Таблица2.G60" office:value-type="float" office:value="1.25643120862617">
            <text:p text:style-name="P3">1,2564</text:p>
          </table:table-cell>
          <table:table-cell table:style-name="Таблица2.H3" office:value-type="float" office:value="1.25643120862617">
            <text:p text:style-name="P3">1,2564</text:p>
          </table:table-cell>
          <table:table-cell table:style-name="Таблица2.I60" office:value-type="float" office:value="1.25643120862617">
            <text:p text:style-name="P3">1,2564</text:p>
          </table:table-cell>
          <table:table-cell table:style-name="Таблица2.J60" office:value-type="float" office:value="1.25643120862617">
            <text:p text:style-name="P3">1,2564</text:p>
          </table:table-cell>
        </table:table-row>
        <table:table-row table:style-name="Таблица2.1">
          <table:table-cell table:style-name="Таблица2.A2" office:value-type="string">
            <text:p text:style-name="P2">f60</text:p>
          </table:table-cell>
          <table:table-cell table:style-name="Таблица2.B61" office:value-type="float" office:value="0.354463104375025">
            <text:p text:style-name="P3">0,3545</text:p>
          </table:table-cell>
          <table:table-cell table:style-name="Таблица2.C61" office:value-type="float" office:value="0.354463104375026">
            <text:p text:style-name="P3">0,3545</text:p>
          </table:table-cell>
          <table:table-cell table:style-name="Таблица2.D61" office:value-type="float" office:value="0.354463104375025">
            <text:p text:style-name="P3">0,3545</text:p>
          </table:table-cell>
          <table:table-cell table:style-name="Таблица2.E61" office:value-type="float" office:value="0.354463104375025">
            <text:p text:style-name="P3">0,3545</text:p>
          </table:table-cell>
          <table:table-cell table:style-name="Таблица2.F61" office:value-type="float" office:value="0.354463104375025">
            <text:p text:style-name="P3">0,3545</text:p>
          </table:table-cell>
          <table:table-cell table:style-name="Таблица2.G61" office:value-type="float" office:value="0.354463104375025">
            <text:p text:style-name="P3">0,3545</text:p>
          </table:table-cell>
          <table:table-cell table:style-name="Таблица2.H3" office:value-type="float" office:value="0.354463104375025">
            <text:p text:style-name="P3">0,3545</text:p>
          </table:table-cell>
          <table:table-cell table:style-name="Таблица2.I61" office:value-type="float" office:value="0.354463104375025">
            <text:p text:style-name="P3">0,3545</text:p>
          </table:table-cell>
          <table:table-cell table:style-name="Таблица2.J61" office:value-type="float" office:value="0.354463104375025">
            <text:p text:style-name="P3">0,3545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P2">f61</text:p>
          </table:table-cell>
          <table:table-cell table:style-name="Таблица2.B62" office:value-type="float" office:value="1.40449164821534">
            <text:p text:style-name="P3">1,4045</text:p>
          </table:table-cell>
          <table:table-cell table:style-name="Таблица2.C62" office:value-type="float" office:value="1.40449164821533">
            <text:p text:style-name="P3">1,4045</text:p>
          </table:table-cell>
          <table:table-cell table:style-name="Таблица2.D62" office:value-type="float" office:value="1.40449164821534">
            <text:p text:style-name="P3">1,4045</text:p>
          </table:table-cell>
          <table:table-cell table:style-name="Таблица2.E62" office:value-type="float" office:value="1.40449164821534">
            <text:p text:style-name="P3">1,4045</text:p>
          </table:table-cell>
          <table:table-cell table:style-name="Таблица2.F62" office:value-type="float" office:value="1.40449164821534">
            <text:p text:style-name="P3">1,4045</text:p>
          </table:table-cell>
          <table:table-cell table:style-name="Таблица2.G62" office:value-type="float" office:value="1.40449164821534">
            <text:p text:style-name="P3">1,4045</text:p>
          </table:table-cell>
          <table:table-cell table:style-name="Таблица2.H3" office:value-type="float" office:value="1.40449164821534">
            <text:p text:style-name="P3">1,4045</text:p>
          </table:table-cell>
          <table:table-cell table:style-name="Таблица2.I62" office:value-type="float" office:value="1.40449164821534">
            <text:p text:style-name="P3">1,4045</text:p>
          </table:table-cell>
          <table:table-cell table:style-name="Таблица2.J62" office:value-type="float" office:value="1.40449164821534">
            <text:p text:style-name="P3">1,4045</text:p>
          </table:table-cell>
        </table:table-row>
        <table:table-row table:style-name="Таблица2.1">
          <table:table-cell table:style-name="Таблица2.A2" office:value-type="string">
            <text:p text:style-name="P2">f62</text:p>
          </table:table-cell>
          <table:table-cell table:style-name="Таблица2.B63" office:value-type="float" office:value="1.89549426703398">
            <text:p text:style-name="P3">1,8955</text:p>
          </table:table-cell>
          <table:table-cell table:style-name="Таблица2.C63" office:value-type="float" office:value="1.89549426703398">
            <text:p text:style-name="P3">1,8955</text:p>
          </table:table-cell>
          <table:table-cell table:style-name="Таблица2.D63" office:value-type="float" office:value="1.89549426703398">
            <text:p text:style-name="P3">1,8955</text:p>
          </table:table-cell>
          <table:table-cell table:style-name="Таблица2.E63" office:value-type="float" office:value="1.89549426703398">
            <text:p text:style-name="P3">1,8955</text:p>
          </table:table-cell>
          <table:table-cell table:style-name="Таблица2.F63" office:value-type="float" office:value="1.89549426703398">
            <text:p text:style-name="P3">1,8955</text:p>
          </table:table-cell>
          <table:table-cell table:style-name="Таблица2.G63" office:value-type="float" office:value="1.89549426703398">
            <text:p text:style-name="P3">1,8955</text:p>
          </table:table-cell>
          <table:table-cell table:style-name="Таблица2.H3" office:value-type="float" office:value="1.89549426703398">
            <text:p text:style-name="P3">1,8955</text:p>
          </table:table-cell>
          <table:table-cell table:style-name="Таблица2.I63" office:value-type="float" office:value="1.89549426703398">
            <text:p text:style-name="P3">1,8955</text:p>
          </table:table-cell>
          <table:table-cell table:style-name="Таблица2.J63" office:value-type="float" office:value="1.89549426703399">
            <text:p text:style-name="P3">1,8955</text:p>
          </table:table-cell>
        </table:table-row>
        <table:table-row table:style-name="Таблица2.1">
          <table:table-cell table:style-name="Таблица2.A2" office:value-type="string">
            <text:p text:style-name="P2">f63</text:p>
          </table:table-cell>
          <table:table-cell table:style-name="Таблица2.B64" office:value-type="float" office:value="0.567143290409784">
            <text:p text:style-name="P3">0,5671</text:p>
          </table:table-cell>
          <table:table-cell table:style-name="Таблица2.C64" office:value-type="float" office:value="0.567143290409781">
            <text:p text:style-name="P3">0,5671</text:p>
          </table:table-cell>
          <table:table-cell table:style-name="Таблица2.D64" office:value-type="float" office:value="0.567143290409784">
            <text:p text:style-name="P3">0,5671</text:p>
          </table:table-cell>
          <table:table-cell table:style-name="Таблица2.E64" office:value-type="float" office:value="0.567143290409784">
            <text:p text:style-name="P3">0,5671</text:p>
          </table:table-cell>
          <table:table-cell table:style-name="Таблица2.F64" office:value-type="float" office:value="0.567143290409784">
            <text:p text:style-name="P3">0,5671</text:p>
          </table:table-cell>
          <table:table-cell table:style-name="Таблица2.G64" office:value-type="float" office:value="0.567143290409784">
            <text:p text:style-name="P3">0,5671</text:p>
          </table:table-cell>
          <table:table-cell table:style-name="Таблица2.H3" office:value-type="float" office:value="0.567143290409784">
            <text:p text:style-name="P3">0,5671</text:p>
          </table:table-cell>
          <table:table-cell table:style-name="Таблица2.I64" office:value-type="float" office:value="0.567143290409784">
            <text:p text:style-name="P3">0,5671</text:p>
          </table:table-cell>
          <table:table-cell table:style-name="Таблица2.J64" office:value-type="float" office:value="0.567143290409784">
            <text:p text:style-name="P3">0,5671</text:p>
          </table:table-cell>
        </table:table-row>
        <table:table-row table:style-name="Таблица2.1">
          <table:table-cell table:style-name="Таблица2.A2" office:value-type="string">
            <text:p text:style-name="P2">f64</text:p>
          </table:table-cell>
          <table:table-cell table:style-name="Таблица2.B65" office:value-type="float" office:value="0.1">
            <text:p text:style-name="P3">0,1000</text:p>
          </table:table-cell>
          <table:table-cell table:style-name="Таблица2.C65" office:value-type="float" office:value="0.100000000000016">
            <text:p text:style-name="P3">0,1000</text:p>
          </table:table-cell>
          <table:table-cell table:style-name="Таблица2.D65" office:value-type="float" office:value="0.1">
            <text:p text:style-name="P3">0,1000</text:p>
          </table:table-cell>
          <table:table-cell table:style-name="Таблица2.E65" office:value-type="float" office:value="0.1">
            <text:p text:style-name="P3">0,1000</text:p>
          </table:table-cell>
          <table:table-cell table:style-name="Таблица2.F65" office:value-type="float" office:value="0.1">
            <text:p text:style-name="P3">0,1000</text:p>
          </table:table-cell>
          <table:table-cell table:style-name="Таблица2.G65" office:value-type="float" office:value="0.1">
            <text:p text:style-name="P3">0,1000</text:p>
          </table:table-cell>
          <table:table-cell table:style-name="Таблица2.H3" office:value-type="float" office:value="0.1">
            <text:p text:style-name="P3">0,1000</text:p>
          </table:table-cell>
          <table:table-cell table:style-name="Таблица2.I65" office:value-type="float" office:value="0.1">
            <text:p text:style-name="P3">0,1000</text:p>
          </table:table-cell>
          <table:table-cell table:style-name="Таблица2.J65" office:value-type="float" office:value="0.10000000000001">
            <text:p text:style-name="P3">0,1000</text:p>
          </table:table-cell>
        </table:table-row>
        <table:table-row table:style-name="Таблица2.1">
          <table:table-cell table:style-name="Таблица2.A2" office:value-type="string">
            <text:p text:style-name="P2">f65</text:p>
          </table:table-cell>
          <table:table-cell table:style-name="Таблица2.B66" office:value-type="float" office:value="-0.523598775598299">
            <text:p text:style-name="P3">-0,5236</text:p>
          </table:table-cell>
          <table:table-cell table:style-name="Таблица2.C66" office:value-type="float" office:value="-0.523598775598299">
            <text:p text:style-name="P3">-0,5236</text:p>
          </table:table-cell>
          <table:table-cell table:style-name="Таблица2.D66" office:value-type="float" office:value="-0.523598775598299">
            <text:p text:style-name="P3">-0,5236</text:p>
          </table:table-cell>
          <table:table-cell table:style-name="Таблица2.E66" office:value-type="float" office:value="-0.523598775598299">
            <text:p text:style-name="P3">-0,5236</text:p>
          </table:table-cell>
          <table:table-cell table:style-name="Таблица2.F66" office:value-type="float" office:value="-0.523598775598299">
            <text:p text:style-name="P3">-0,5236</text:p>
          </table:table-cell>
          <table:table-cell table:style-name="Таблица2.G66" office:value-type="float" office:value="-0.523598775598299">
            <text:p text:style-name="P3">-0,5236</text:p>
          </table:table-cell>
          <table:table-cell table:style-name="Таблица2.H3" office:value-type="float" office:value="-0.523598775598299">
            <text:p text:style-name="P3">-0,5236</text:p>
          </table:table-cell>
          <table:table-cell table:style-name="Таблица2.I66" office:value-type="float" office:value="-0.523598775598299">
            <text:p text:style-name="P3">-0,5236</text:p>
          </table:table-cell>
          <table:table-cell table:style-name="Таблица2.J66" office:value-type="float" office:value="-0.523598775598299">
            <text:p text:style-name="P3">-0,5236</text:p>
          </table:table-cell>
        </table:table-row>
        <table:table-row table:style-name="Таблица2.1">
          <table:table-cell table:style-name="Таблица2.A2" office:value-type="string">
            <text:p text:style-name="P2">f66</text:p>
          </table:table-cell>
          <table:table-cell table:style-name="Таблица2.B67" office:value-type="float" office:value="-0.843914568649266">
            <text:p text:style-name="P3">-0,8439</text:p>
          </table:table-cell>
          <table:table-cell table:style-name="Таблица2.C67" office:value-type="float" office:value="-0.843914568649261">
            <text:p text:style-name="P3">-0,8439</text:p>
          </table:table-cell>
          <table:table-cell table:style-name="Таблица2.D67" office:value-type="float" office:value="-0.843914568649266">
            <text:p text:style-name="P3">-0,8439</text:p>
          </table:table-cell>
          <table:table-cell table:style-name="Таблица2.E67" office:value-type="float" office:value="-0.843914568649266">
            <text:p text:style-name="P3">-0,8439</text:p>
          </table:table-cell>
          <table:table-cell table:style-name="Таблица2.F67" office:value-type="float" office:value="-0.843914568649266">
            <text:p text:style-name="P3">-0,8439</text:p>
          </table:table-cell>
          <table:table-cell table:style-name="Таблица2.G67" office:value-type="float" office:value="-0.843914568649266">
            <text:p text:style-name="P3">-0,8439</text:p>
          </table:table-cell>
          <table:table-cell table:style-name="Таблица2.H3" office:value-type="float" office:value="-0.843914568649266">
            <text:p text:style-name="P3">-0,8439</text:p>
          </table:table-cell>
          <table:table-cell table:style-name="Таблица2.I67" office:value-type="float" office:value="-0.843914568649266">
            <text:p text:style-name="P3">-0,8439</text:p>
          </table:table-cell>
          <table:table-cell table:style-name="Таблица2.J67" office:value-type="float" office:value="-0.843914568649273">
            <text:p text:style-name="P3">-0,8439</text:p>
          </table:table-cell>
        </table:table-row>
        <table:table-row table:style-name="Таблица2.1">
          <table:table-cell table:style-name="Таблица2.A2" office:value-type="string">
            <text:p text:style-name="P2">f67</text:p>
          </table:table-cell>
          <table:table-cell table:style-name="Таблица2.B68" office:value-type="float" office:value="0.835079042723559">
            <text:p text:style-name="P3">0,8351</text:p>
          </table:table-cell>
          <table:table-cell table:style-name="Таблица2.C68" office:value-type="float" office:value="0.835079042723547">
            <text:p text:style-name="P3">0,8351</text:p>
          </table:table-cell>
          <table:table-cell table:style-name="Таблица2.D68" office:value-type="float" office:value="0.835079042723559">
            <text:p text:style-name="P3">0,8351</text:p>
          </table:table-cell>
          <table:table-cell table:style-name="Таблица2.E68" office:value-type="float" office:value="0.835079042723559">
            <text:p text:style-name="P3">0,8351</text:p>
          </table:table-cell>
          <table:table-cell table:style-name="Таблица2.F68" office:value-type="float" office:value="0.835079042723559">
            <text:p text:style-name="P3">0,8351</text:p>
          </table:table-cell>
          <table:table-cell table:style-name="Таблица2.G68" office:value-type="float" office:value="0.83507904272355">
            <text:p text:style-name="P3">0,8351</text:p>
          </table:table-cell>
          <table:table-cell table:style-name="Таблица2.H3" office:value-type="float" office:value="0.835079042723559">
            <text:p text:style-name="P3">0,8351</text:p>
          </table:table-cell>
          <table:table-cell table:style-name="Таблица2.I68" office:value-type="float" office:value="0.835079042723559">
            <text:p text:style-name="P3">0,8351</text:p>
          </table:table-cell>
          <table:table-cell table:style-name="Таблица2.J68" office:value-type="float" office:value="0.835079042723559">
            <text:p text:style-name="P3">0,8351</text:p>
          </table:table-cell>
        </table:table-row>
        <table:table-row table:style-name="Таблица2.1">
          <table:table-cell table:style-name="Таблица2.A2" office:value-type="string">
            <text:p text:style-name="P2">f68</text:p>
          </table:table-cell>
          <table:table-cell table:style-name="Таблица2.B69" office:value-type="float" office:value="0.873568526830232">
            <text:p text:style-name="P3">0,8736</text:p>
          </table:table-cell>
          <table:table-cell table:style-name="Таблица2.C69" office:value-type="float" office:value="0.873568526830232">
            <text:p text:style-name="P3">0,8736</text:p>
          </table:table-cell>
          <table:table-cell table:style-name="Таблица2.D69" office:value-type="float" office:value="0.873568526830232">
            <text:p text:style-name="P3">0,8736</text:p>
          </table:table-cell>
          <table:table-cell table:style-name="Таблица2.E69" office:value-type="float" office:value="0.873568526830232">
            <text:p text:style-name="P3">0,8736</text:p>
          </table:table-cell>
          <table:table-cell table:style-name="Таблица2.F69" office:value-type="float" office:value="0.873568526830232">
            <text:p text:style-name="P3">0,8736</text:p>
          </table:table-cell>
          <table:table-cell table:style-name="Таблица2.G69" office:value-type="float" office:value="0.873568526830232">
            <text:p text:style-name="P3">0,8736</text:p>
          </table:table-cell>
          <table:table-cell table:style-name="Таблица2.H3" office:value-type="float" office:value="0.873568526830232">
            <text:p text:style-name="P3">0,8736</text:p>
          </table:table-cell>
          <table:table-cell table:style-name="Таблица2.I69" office:value-type="float" office:value="0.873568526830232">
            <text:p text:style-name="P3">0,8736</text:p>
          </table:table-cell>
          <table:table-cell table:style-name="Таблица2.J69" office:value-type="float" office:value="0.873568526830232">
            <text:p text:style-name="P3">0,8736</text:p>
          </table:table-cell>
        </table:table-row>
        <table:table-row table:style-name="Таблица2.1">
          <table:table-cell table:style-name="Таблица2.A2" office:value-type="string">
            <text:p text:style-name="P2">f69</text:p>
          </table:table-cell>
          <table:table-cell table:style-name="Таблица2.B70" office:value-type="float" office:value="0.111111111111111">
            <text:p text:style-name="P3">0,1111</text:p>
          </table:table-cell>
          <table:table-cell table:style-name="Таблица2.C70" office:value-type="float" office:value="0.111111111111084">
            <text:p text:style-name="P3">0,1111</text:p>
          </table:table-cell>
          <table:table-cell table:style-name="Таблица2.D70" office:value-type="float" office:value="0.111111111111111">
            <text:p text:style-name="P3">0,1111</text:p>
          </table:table-cell>
          <table:table-cell table:style-name="Таблица2.E70" office:value-type="float" office:value="0.111111111111119">
            <text:p text:style-name="P3">0,1111</text:p>
          </table:table-cell>
          <table:table-cell table:style-name="Таблица2.F70" office:value-type="float" office:value="0.111111111111111">
            <text:p text:style-name="P3">0,1111</text:p>
          </table:table-cell>
          <table:table-cell table:style-name="Таблица2.G70" office:value-type="float" office:value="0.111111111111111">
            <text:p text:style-name="P3">0,1111</text:p>
          </table:table-cell>
          <table:table-cell table:style-name="Таблица2.H3" office:value-type="float" office:value="0.111111111111111">
            <text:p text:style-name="P3">0,1111</text:p>
          </table:table-cell>
          <table:table-cell table:style-name="Таблица2.I70" office:value-type="float" office:value="0.111111111111111">
            <text:p text:style-name="P3">0,1111</text:p>
          </table:table-cell>
          <table:table-cell table:style-name="Таблица2.J70" office:value-type="float" office:value="0.11111111111111">
            <text:p text:style-name="P3">0,1111</text:p>
          </table:table-cell>
        </table:table-row>
        <table:table-row table:style-name="Таблица2.1">
          <table:table-cell table:style-name="Таблица2.A2" office:value-type="string">
            <text:p text:style-name="P2">f70</text:p>
          </table:table-cell>
          <table:table-cell table:style-name="Таблица2.B71" office:value-type="float" office:value="-0.0370201277078609">
            <text:p text:style-name="P3">-0,0370</text:p>
          </table:table-cell>
          <table:table-cell table:style-name="Таблица2.C71" office:value-type="float" office:value="-0.037020127707861">
            <text:p text:style-name="P3">-0,0370</text:p>
          </table:table-cell>
          <table:table-cell table:style-name="Таблица2.D71" office:value-type="float" office:value="-0.0370201277078982">
            <text:p text:style-name="P3">-0,0370</text:p>
          </table:table-cell>
          <table:table-cell table:style-name="Таблица2.E71" office:value-type="float" office:value="-0.0370201277078609">
            <text:p text:style-name="P3">-0,0370</text:p>
          </table:table-cell>
          <table:table-cell table:style-name="Таблица2.F71" office:value-type="float" office:value="-0.0370201277078609">
            <text:p text:style-name="P3">-0,0370</text:p>
          </table:table-cell>
          <table:table-cell table:style-name="Таблица2.G71" office:value-type="float" office:value="-0.03702012770787">
            <text:p text:style-name="P3">-0,0370</text:p>
          </table:table-cell>
          <table:table-cell table:style-name="Таблица2.H3" office:value-type="float" office:value="-0.0370201277078609">
            <text:p text:style-name="P3">-0,0370</text:p>
          </table:table-cell>
          <table:table-cell table:style-name="Таблица2.I71" office:value-type="float" office:value="-0.0370201277078609">
            <text:p text:style-name="P3">-0,0370</text:p>
          </table:table-cell>
          <table:table-cell table:style-name="Таблица2.J71" office:value-type="float" office:value="-0.0370201277078609">
            <text:p text:style-name="P3">-0,0370</text:p>
          </table:table-cell>
        </table:table-row>
        <table:table-row table:style-name="Таблица2.1">
          <table:table-cell table:style-name="Таблица2.A2" office:value-type="string">
            <text:p text:style-name="P2">f71</text:p>
          </table:table-cell>
          <table:table-cell table:style-name="Таблица2.B72" office:value-type="float" office:value="-0.666666666666667">
            <text:p text:style-name="P3">-0,6667</text:p>
          </table:table-cell>
          <table:table-cell table:style-name="Таблица2.C72" office:value-type="string">
            <text:p text:style-name="P4">NaN</text:p>
          </table:table-cell>
          <table:table-cell table:style-name="Таблица2.D72" office:value-type="float" office:value="-0.666666666666667">
            <text:p text:style-name="P3">-0,6667</text:p>
          </table:table-cell>
          <table:table-cell table:style-name="Таблица2.E72" office:value-type="float" office:value="-0.666666666666674">
            <text:p text:style-name="P3">-0,6667</text:p>
          </table:table-cell>
          <table:table-cell table:style-name="Таблица2.F72" office:value-type="float" office:value="-0.666666666666667">
            <text:p text:style-name="P3">-0,6667</text:p>
          </table:table-cell>
          <table:table-cell table:style-name="Таблица2.G72" office:value-type="float" office:value="-0.66666666666667">
            <text:p text:style-name="P3">-0,6667</text:p>
          </table:table-cell>
          <table:table-cell table:style-name="Таблица2.H3" office:value-type="float" office:value="-0.666666666666667">
            <text:p text:style-name="P3">-0,6667</text:p>
          </table:table-cell>
          <table:table-cell table:style-name="Таблица2.I72" office:value-type="float" office:value="-0.666666666666667">
            <text:p text:style-name="P3">-0,6667</text:p>
          </table:table-cell>
          <table:table-cell table:style-name="Таблица2.J72" office:value-type="float" office:value="-0.666666666666663">
            <text:p text:style-name="P3">-0,6667</text:p>
          </table:table-cell>
        </table:table-row>
        <table:table-row table:style-name="Таблица2.1">
          <table:table-cell table:style-name="Таблица2.A2" office:value-type="string">
            <text:p text:style-name="P2">f72</text:p>
          </table:table-cell>
          <table:table-cell table:style-name="Таблица2.B73" office:value-type="float" office:value="0.00000099999999761712">
            <text:p text:style-name="P3">0,0000</text:p>
          </table:table-cell>
          <table:table-cell table:style-name="Таблица2.C73" office:value-type="float" office:value="0.000003000000000047">
            <text:p text:style-name="P3">0,0000</text:p>
          </table:table-cell>
          <table:table-cell table:style-name="Таблица2.D73" office:value-type="float" office:value="0.0000010000000116861">
            <text:p text:style-name="P3">0,0000</text:p>
          </table:table-cell>
          <table:table-cell table:style-name="Таблица2.E73" office:value-type="float" office:value="0.000003000000000047">
            <text:p text:style-name="P3">0,0000</text:p>
          </table:table-cell>
          <table:table-cell table:style-name="Таблица2.F73" office:value-type="float" office:value="0.000003000000000047">
            <text:p text:style-name="P3">0,0000</text:p>
          </table:table-cell>
          <table:table-cell table:style-name="Таблица2.G73" office:value-type="float" office:value="0.0000009999999956323">
            <text:p text:style-name="P3">0,0000</text:p>
          </table:table-cell>
          <table:table-cell table:style-name="Таблица2.H3" office:value-type="float" office:value="0.00000100000000458067">
            <text:p text:style-name="P3">0,0000</text:p>
          </table:table-cell>
          <table:table-cell table:style-name="Таблица2.I73" office:value-type="float" office:value="0">
            <text:p text:style-name="P3">0,0000</text:p>
          </table:table-cell>
          <table:table-cell table:style-name="Таблица2.J73" office:value-type="float" office:value="0.00000100000001847386">
            <text:p text:style-name="P3">0,0000</text:p>
          </table:table-cell>
        </table:table-row>
        <table:table-row table:style-name="Таблица2.1">
          <table:table-cell table:style-name="Таблица2.A2" office:value-type="string">
            <text:p text:style-name="P2">f73</text:p>
          </table:table-cell>
          <table:table-cell table:style-name="Таблица2.B74" office:value-type="float" office:value="0.00000099999999761712">
            <text:p text:style-name="P3">0,0000</text:p>
          </table:table-cell>
          <table:table-cell table:style-name="Таблица2.C74" office:value-type="string">
            <text:p text:style-name="P4">NaN</text:p>
          </table:table-cell>
          <table:table-cell table:style-name="Таблица2.D74" office:value-type="float" office:value="0.0000010000000116861">
            <text:p text:style-name="P3">0,0000</text:p>
          </table:table-cell>
          <table:table-cell table:style-name="Таблица2.E74" office:value-type="float" office:value="0.00000099999996413536">
            <text:p text:style-name="P3">0,0000</text:p>
          </table:table-cell>
          <table:table-cell table:style-name="Таблица2.F74" office:value-type="float" office:value="0.0000009999999440178">
            <text:p text:style-name="P3">0,0000</text:p>
          </table:table-cell>
          <table:table-cell table:style-name="Таблица2.G74" office:value-type="float" office:value="0.00000100000000494567">
            <text:p text:style-name="P3">0,0000</text:p>
          </table:table-cell>
          <table:table-cell table:style-name="Таблица2.H3" office:value-type="float" office:value="0.00000100000000458067">
            <text:p text:style-name="P3">0,0000</text:p>
          </table:table-cell>
          <table:table-cell table:style-name="Таблица2.I74" office:value-type="float" office:value="0">
            <text:p text:style-name="P3">0,0000</text:p>
          </table:table-cell>
          <table:table-cell table:style-name="Таблица2.J74" office:value-type="float" office:value="0.000001000000016852">
            <text:p text:style-name="P3">0,0000</text:p>
          </table:table-cell>
        </table:table-row>
        <table:table-row table:style-name="Таблица2.1">
          <table:table-cell table:style-name="Таблица2.A2" office:value-type="string">
            <text:p text:style-name="P2">f74</text:p>
          </table:table-cell>
          <table:table-cell table:style-name="Таблица2.B75" office:value-type="float" office:value="0.33333333333333">
            <text:p text:style-name="P3">0,3333</text:p>
          </table:table-cell>
          <table:table-cell table:style-name="Таблица2.C75" office:value-type="string">
            <text:p text:style-name="P4">NaN</text:p>
          </table:table-cell>
          <table:table-cell table:style-name="Таблица2.D75" office:value-type="float" office:value="0.333333333333329">
            <text:p text:style-name="P3">0,3333</text:p>
          </table:table-cell>
          <table:table-cell table:style-name="Таблица2.E75" office:value-type="float" office:value="0.333333333333382">
            <text:p text:style-name="P3">0,3333</text:p>
          </table:table-cell>
          <table:table-cell table:style-name="Таблица2.F75" office:value-type="float" office:value="0.333333333333383">
            <text:p text:style-name="P3">0,3333</text:p>
          </table:table-cell>
          <table:table-cell table:style-name="Таблица2.G75" office:value-type="float" office:value="0.333333333333336">
            <text:p text:style-name="P3">0,3333</text:p>
          </table:table-cell>
          <table:table-cell table:style-name="Таблица2.H3" office:value-type="float" office:value="0.333333333488554">
            <text:p text:style-name="P3">0,3333</text:p>
          </table:table-cell>
          <table:table-cell table:style-name="Таблица2.I75" office:value-type="float" office:value="0.333333333333331">
            <text:p text:style-name="P3">0,3333</text:p>
          </table:table-cell>
          <table:table-cell table:style-name="Таблица2.J75" office:value-type="float" office:value="0.333333333333344">
            <text:p text:style-name="P3">0,3333</text:p>
          </table:table-cell>
        </table:table-row>
        <table:table-row table:style-name="Таблица2.1">
          <table:table-cell table:style-name="Таблица2.A2" office:value-type="string">
            <text:p text:style-name="P2">f75</text:p>
          </table:table-cell>
          <table:table-cell table:style-name="Таблица2.B76" office:value-type="float" office:value="0.333333313465118">
            <text:p text:style-name="P3">0,3333</text:p>
          </table:table-cell>
          <table:table-cell table:style-name="Таблица2.C76" office:value-type="string">
            <text:p text:style-name="P4">NaN</text:p>
          </table:table-cell>
          <table:table-cell table:style-name="Таблица2.D76" office:value-type="float" office:value="0.333333313465118">
            <text:p text:style-name="P3">0,3333</text:p>
          </table:table-cell>
          <table:table-cell table:style-name="Таблица2.E76" office:value-type="float" office:value="0.333333346661844">
            <text:p text:style-name="P3">0,3333</text:p>
          </table:table-cell>
          <table:table-cell table:style-name="Таблица2.F76" office:value-type="float" office:value="0.333333349249255">
            <text:p text:style-name="P3">0,3333</text:p>
          </table:table-cell>
          <table:table-cell table:style-name="Таблица2.G76" office:value-type="float" office:value="0.333333348096349">
            <text:p text:style-name="P3">0,3333</text:p>
          </table:table-cell>
          <table:table-cell table:style-name="Таблица2.H3" office:value-type="float" office:value="0.333333313465118">
            <text:p text:style-name="P3">0,3333</text:p>
          </table:table-cell>
          <table:table-cell table:style-name="Таблица2.I76" office:value-type="float" office:value="0.333333353713477">
            <text:p text:style-name="P3">0,3333</text:p>
          </table:table-cell>
          <table:table-cell table:style-name="Таблица2.J76" office:value-type="float" office:value="0.333333349861514">
            <text:p text:style-name="P3">0,3333</text:p>
          </table:table-cell>
        </table:table-row>
        <table:table-row table:style-name="Таблица2.1">
          <table:table-cell table:style-name="Таблица2.A2" office:value-type="string">
            <text:p text:style-name="P2">f76</text:p>
          </table:table-cell>
          <table:table-cell table:style-name="Таблица2.B77" office:value-type="float" office:value="-0.999998999999995">
            <text:p text:style-name="P3">-1,0000</text:p>
          </table:table-cell>
          <table:table-cell table:style-name="Таблица2.C77" office:value-type="float" office:value="-0.999999000000005">
            <text:p text:style-name="P3">-1,0000</text:p>
          </table:table-cell>
          <table:table-cell table:style-name="Таблица2.D77" office:value-type="float" office:value="-0.999998999999988">
            <text:p text:style-name="P3">-1,0000</text:p>
          </table:table-cell>
          <table:table-cell table:style-name="Таблица2.E77" office:value-type="float" office:value="-0.999999000000004">
            <text:p text:style-name="P3">-1,0000</text:p>
          </table:table-cell>
          <table:table-cell table:style-name="Таблица2.F77" office:value-type="float" office:value="-0.999999000000004">
            <text:p text:style-name="P3">-1,0000</text:p>
          </table:table-cell>
          <table:table-cell table:style-name="Таблица2.G77" office:value-type="float" office:value="-0.999998999999995">
            <text:p text:style-name="P3">-1,0000</text:p>
          </table:table-cell>
          <table:table-cell table:style-name="Таблица2.H3" office:value-type="float" office:value="-0.999998999999995">
            <text:p text:style-name="P3">-1,0000</text:p>
          </table:table-cell>
          <table:table-cell table:style-name="Таблица2.I77" office:value-type="float" office:value="-0.999998999999994">
            <text:p text:style-name="P3">-1,0000</text:p>
          </table:table-cell>
          <table:table-cell table:style-name="Таблица2.J77" office:value-type="float" office:value="-0.999999000000018">
            <text:p text:style-name="P3">-1,0000</text:p>
          </table:table-cell>
        </table:table-row>
        <table:table-row table:style-name="Таблица2.1">
          <table:table-cell table:style-name="Таблица2.A2" office:value-type="string">
            <text:p text:style-name="P2">f77</text:p>
          </table:table-cell>
          <table:table-cell table:style-name="Таблица2.B78" office:value-type="float" office:value="0.0476190476190402">
            <text:p text:style-name="P3">0,0476</text:p>
          </table:table-cell>
          <table:table-cell table:style-name="Таблица2.C78" office:value-type="float" office:value="0.142857142857142">
            <text:p text:style-name="P3">0,1429</text:p>
          </table:table-cell>
          <table:table-cell table:style-name="Таблица2.D78" office:value-type="float" office:value="0.047619047619051">
            <text:p text:style-name="P3">0,0476</text:p>
          </table:table-cell>
          <table:table-cell table:style-name="Таблица2.E78" office:value-type="float" office:value="0.0476190476191386">
            <text:p text:style-name="P3">0,0476</text:p>
          </table:table-cell>
          <table:table-cell table:style-name="Таблица2.F78" office:value-type="float" office:value="0.0476190476191386">
            <text:p text:style-name="P3">0,0476</text:p>
          </table:table-cell>
          <table:table-cell table:style-name="Таблица2.G78" office:value-type="float" office:value="0.04761904761905">
            <text:p text:style-name="P3">0,0476</text:p>
          </table:table-cell>
          <table:table-cell table:style-name="Таблица2.H3" office:value-type="float" office:value="0.0476190476190439">
            <text:p text:style-name="P3">0,0476</text:p>
          </table:table-cell>
          <table:table-cell table:style-name="Таблица2.I78" office:value-type="float" office:value="0.0476190476189878">
            <text:p text:style-name="P3">0,0476</text:p>
          </table:table-cell>
          <table:table-cell table:style-name="Таблица2.J78" office:value-type="float" office:value="0.0476190476190909">
            <text:p text:style-name="P3">0,0476</text:p>
          </table:table-cell>
        </table:table-row>
        <table:table-row table:style-name="Таблица2.1">
          <table:table-cell table:style-name="Таблица2.A2" office:value-type="string">
            <text:p text:style-name="P2">f78</text:p>
          </table:table-cell>
          <table:table-cell table:style-name="Таблица2.B79" office:value-type="float" office:value="7.105427357601E-015">
            <text:p text:style-name="P3">0,0000</text:p>
          </table:table-cell>
          <table:table-cell table:style-name="Таблица2.C79" office:value-type="float" office:value="6.64025520853037E-015">
            <text:p text:style-name="P3">0,0000</text:p>
          </table:table-cell>
          <table:table-cell table:style-name="Таблица2.D79" office:value-type="float" office:value="0.00000000000001421085">
            <text:p text:style-name="P3">0,0000</text:p>
          </table:table-cell>
          <table:table-cell table:style-name="Таблица2.E79" office:value-type="float" office:value="6.08806231414583E-015">
            <text:p text:style-name="P3">0,0000</text:p>
          </table:table-cell>
          <table:table-cell table:style-name="Таблица2.F79" office:value-type="float" office:value="5.18305296326827E-015">
            <text:p text:style-name="P3">0,0000</text:p>
          </table:table-cell>
          <table:table-cell table:style-name="Таблица2.G79" office:value-type="float" office:value="-4.9536132771457E-015">
            <text:p text:style-name="P3">0,0000</text:p>
          </table:table-cell>
          <table:table-cell table:style-name="Таблица2.H3" office:value-type="float" office:value="7.105427357601E-015">
            <text:p text:style-name="P3">0,0000</text:p>
          </table:table-cell>
          <table:table-cell table:style-name="Таблица2.I79" office:value-type="float" office:value="7.77588114085521E-016">
            <text:p text:style-name="P3">0,0000</text:p>
          </table:table-cell>
          <table:table-cell table:style-name="Таблица2.J79" office:value-type="float" office:value="-0.00000000000001839399">
            <text:p text:style-name="P3">0,0000</text:p>
          </table:table-cell>
        </table:table-row>
        <table:table-row table:style-name="Таблица2.1">
          <table:table-cell table:style-name="Таблица2.A2" office:value-type="string">
            <text:p text:style-name="P2">f79</text:p>
          </table:table-cell>
          <table:table-cell table:style-name="Таблица2.B80" office:value-type="float" office:value="7.105427357601E-015">
            <text:p text:style-name="P3">0,0000</text:p>
          </table:table-cell>
          <table:table-cell table:style-name="Таблица2.C80" office:value-type="float" office:value="-9.83992038854585E-015">
            <text:p text:style-name="P3">0,0000</text:p>
          </table:table-cell>
          <table:table-cell table:style-name="Таблица2.D80" office:value-type="float" office:value="0.00000000000001136868">
            <text:p text:style-name="P3">0,0000</text:p>
          </table:table-cell>
          <table:table-cell table:style-name="Таблица2.E80" office:value-type="float" office:value="7.74930954286253E-015">
            <text:p text:style-name="P3">0,0000</text:p>
          </table:table-cell>
          <table:table-cell table:style-name="Таблица2.F80" office:value-type="float" office:value="7.74930954286253E-015">
            <text:p text:style-name="P3">0,0000</text:p>
          </table:table-cell>
          <table:table-cell table:style-name="Таблица2.G80" office:value-type="float" office:value="9.03810359886848E-015">
            <text:p text:style-name="P3">0,0000</text:p>
          </table:table-cell>
          <table:table-cell table:style-name="Таблица2.H3" office:value-type="float" office:value="2.91317086684748E-019">
            <text:p text:style-name="P3">0,0000</text:p>
          </table:table-cell>
          <table:table-cell table:style-name="Таблица2.I80" office:value-type="float" office:value="2.23789209903269E-015">
            <text:p text:style-name="P3">0,0000</text:p>
          </table:table-cell>
          <table:table-cell table:style-name="Таблица2.J80" office:value-type="float" office:value="0.00000000000004024225">
            <text:p text:style-name="P3">0,0000</text:p>
          </table:table-cell>
        </table:table-row>
        <table:table-row table:style-name="Таблица2.1">
          <table:table-cell table:style-name="Таблица2.A2" office:value-type="string">
            <text:p text:style-name="P2">f80</text:p>
          </table:table-cell>
          <table:table-cell table:style-name="Таблица2.B81" office:value-type="float" office:value="-0.0312585394991748">
            <text:p text:style-name="P3">-0,0313</text:p>
          </table:table-cell>
          <table:table-cell table:style-name="Таблица2.C81" office:value-type="float" office:value="-0.0205458192298451">
            <text:p text:style-name="P3">-0,0205</text:p>
          </table:table-cell>
          <table:table-cell table:style-name="Таблица2.D81" office:value-type="float" office:value="-0.015619851949247">
            <text:p text:style-name="P3">-0,0156</text:p>
          </table:table-cell>
          <table:table-cell table:style-name="Таблица2.E81" office:value-type="float" office:value="-0.0144574744075301">
            <text:p text:style-name="P3">-0,0145</text:p>
          </table:table-cell>
          <table:table-cell table:style-name="Таблица2.F81" office:value-type="float" office:value="-0.0124657247394795">
            <text:p text:style-name="P3">-0,0125</text:p>
          </table:table-cell>
          <table:table-cell table:style-name="Таблица2.G81" office:value-type="float" office:value="-0.0225689842251431">
            <text:p text:style-name="P3">-0,0226</text:p>
          </table:table-cell>
          <table:table-cell table:style-name="Таблица2.H3" office:value-type="float" office:value="-0.0414560401586836">
            <text:p text:style-name="P3">-0,0415</text:p>
          </table:table-cell>
          <table:table-cell table:style-name="Таблица2.I81" office:value-type="float" office:value="-0.0447295436126949">
            <text:p text:style-name="P3">-0,0447</text:p>
          </table:table-cell>
          <table:table-cell table:style-name="Таблица2.J81" office:value-type="float" office:value="-0.0282363589218286">
            <text:p text:style-name="P3">-0,0282</text:p>
          </table:table-cell>
        </table:table-row>
        <table:table-row table:style-name="Таблица2.1">
          <table:table-cell table:style-name="Таблица2.A2" office:value-type="string">
            <text:p text:style-name="P2">f81</text:p>
          </table:table-cell>
          <table:table-cell table:style-name="Таблица2.B82" office:value-type="float" office:value="-0.999999999999995">
            <text:p text:style-name="P3">-1,0000</text:p>
          </table:table-cell>
          <table:table-cell table:style-name="Таблица2.C82" office:value-type="float" office:value="-0.999999999998278">
            <text:p text:style-name="P3">-1,0000</text:p>
          </table:table-cell>
          <table:table-cell table:style-name="Таблица2.D82" office:value-type="float" office:value="-0.999999999999817">
            <text:p text:style-name="P3">-1,0000</text:p>
          </table:table-cell>
          <table:table-cell table:style-name="Таблица2.E82" office:value-type="float" office:value="-0.999999999999984">
            <text:p text:style-name="P3">-1,0000</text:p>
          </table:table-cell>
          <table:table-cell table:style-name="Таблица2.F82" office:value-type="float" office:value="-1">
            <text:p text:style-name="P3">-1,0000</text:p>
          </table:table-cell>
          <table:table-cell table:style-name="Таблица2.G82" office:value-type="float" office:value="-0.99999999999999">
            <text:p text:style-name="P3">-1,0000</text:p>
          </table:table-cell>
          <table:table-cell table:style-name="Таблица2.H3" office:value-type="float" office:value="-1">
            <text:p text:style-name="P3">-1,0000</text:p>
          </table:table-cell>
          <table:table-cell table:style-name="Таблица2.I82" office:value-type="float" office:value="-1">
            <text:p text:style-name="P3">-1,0000</text:p>
          </table:table-cell>
          <table:table-cell table:style-name="Таблица2.J82" office:value-type="float" office:value="-0.999999999999936">
            <text:p text:style-name="P3">-1,0000</text:p>
          </table:table-cell>
        </table:table-row>
        <table:table-row table:style-name="Таблица2.1">
          <table:table-cell table:style-name="Таблица2.A2" office:value-type="string">
            <text:p text:style-name="P2">f82</text:p>
          </table:table-cell>
          <table:table-cell table:style-name="Таблица2.B83" office:value-type="float" office:value="0.198514851485149">
            <text:p text:style-name="P3">0,1985</text:p>
          </table:table-cell>
          <table:table-cell table:style-name="Таблица2.C83" office:value-type="float" office:value="0.0499999999999958">
            <text:p text:style-name="P3">0,0500</text:p>
          </table:table-cell>
          <table:table-cell table:style-name="Таблица2.D83" office:value-type="float" office:value="0.0499999999999993">
            <text:p text:style-name="P3">0,0500</text:p>
          </table:table-cell>
          <table:table-cell table:style-name="Таблица2.E83" office:value-type="float" office:value="0.0499999999999958">
            <text:p text:style-name="P3">0,0500</text:p>
          </table:table-cell>
          <table:table-cell table:style-name="Таблица2.F83" office:value-type="float" office:value="0.0499999999999958">
            <text:p text:style-name="P3">0,0500</text:p>
          </table:table-cell>
          <table:table-cell table:style-name="Таблица2.G83" office:value-type="float" office:value="0.0202970297029703">
            <text:p text:style-name="P3">0,0203</text:p>
          </table:table-cell>
          <table:table-cell table:style-name="Таблица2.H3" office:value-type="float" office:value="0.0499999999999993">
            <text:p text:style-name="P3">0,0500</text:p>
          </table:table-cell>
          <table:table-cell table:style-name="Таблица2.I83" office:value-type="float" office:value="0.05">
            <text:p text:style-name="P3">0,0500</text:p>
          </table:table-cell>
          <table:table-cell table:style-name="Таблица2.J83" office:value-type="float" office:value="0.05">
            <text:p text:style-name="P3">0,0500</text:p>
          </table:table-cell>
        </table:table-row>
        <table:table-row table:style-name="Таблица2.1">
          <table:table-cell table:style-name="Таблица2.A2" office:value-type="string">
            <text:p text:style-name="P2">f83</text:p>
          </table:table-cell>
          <table:table-cell table:style-name="Таблица2.B84" office:value-type="float" office:value="0.198514851485146">
            <text:p text:style-name="P3">0,1985</text:p>
          </table:table-cell>
          <table:table-cell table:style-name="Таблица2.C84" office:value-type="string">
            <text:p text:style-name="P4">NaN</text:p>
          </table:table-cell>
          <table:table-cell table:style-name="Таблица2.D84" office:value-type="float" office:value="0.198514851485143">
            <text:p text:style-name="P3">0,1985</text:p>
          </table:table-cell>
          <table:table-cell table:style-name="Таблица2.E84" office:value-type="float" office:value="0.149009900990055">
            <text:p text:style-name="P3">0,1490</text:p>
          </table:table-cell>
          <table:table-cell table:style-name="Таблица2.F84" office:value-type="float" office:value="0.149009900990039">
            <text:p text:style-name="P3">0,1490</text:p>
          </table:table-cell>
          <table:table-cell table:style-name="Таблица2.G84" office:value-type="float" office:value="0.000495049504951384">
            <text:p text:style-name="P3">0,0005</text:p>
          </table:table-cell>
          <table:table-cell table:style-name="Таблица2.H3" office:value-type="float" office:value="0.198514851485015">
            <text:p text:style-name="P3">0,1985</text:p>
          </table:table-cell>
          <table:table-cell table:style-name="Таблица2.I84" office:value-type="float" office:value="0.000495049504947146">
            <text:p text:style-name="P3">0,0005</text:p>
          </table:table-cell>
          <table:table-cell table:style-name="Таблица2.J84" office:value-type="float" office:value="0.257920792079225">
            <text:p text:style-name="P3">0,2579</text:p>
          </table:table-cell>
        </table:table-row>
        <table:table-row table:style-name="Таблица2.1">
          <table:table-cell table:style-name="Таблица2.A2" office:value-type="string">
            <text:p text:style-name="P2">f84</text:p>
          </table:table-cell>
          <table:table-cell table:style-name="Таблица2.B85" office:value-type="float" office:value="5.00207435582523">
            <text:p text:style-name="P3">5,0021</text:p>
          </table:table-cell>
          <table:table-cell table:style-name="Таблица2.C85" office:value-type="float" office:value="3.0125024427614">
            <text:p text:style-name="P3">3,0125</text:p>
          </table:table-cell>
          <table:table-cell table:style-name="Таблица2.D85" office:value-type="float" office:value="3.0125024427614">
            <text:p text:style-name="P3">3,0125</text:p>
          </table:table-cell>
          <table:table-cell table:style-name="Таблица2.E85" office:value-type="float" office:value="3.01250244276147">
            <text:p text:style-name="P3">3,0125</text:p>
          </table:table-cell>
          <table:table-cell table:style-name="Таблица2.F85" office:value-type="float" office:value="3.01250244276147">
            <text:p text:style-name="P3">3,0125</text:p>
          </table:table-cell>
          <table:table-cell table:style-name="Таблица2.G85" office:value-type="float" office:value="3.01250244276147">
            <text:p text:style-name="P3">3,0125</text:p>
          </table:table-cell>
          <table:table-cell table:style-name="Таблица2.H3" office:value-type="float" office:value="3.01250244276147">
            <text:p text:style-name="P3">3,0125</text:p>
          </table:table-cell>
          <table:table-cell table:style-name="Таблица2.I85" office:value-type="float" office:value="5.00207435582523">
            <text:p text:style-name="P3">5,0021</text:p>
          </table:table-cell>
          <table:table-cell table:style-name="Таблица2.J85" office:value-type="float" office:value="3.01250244276146">
            <text:p text:style-name="P3">3,0125</text:p>
          </table:table-cell>
        </table:table-row>
        <table:table-row table:style-name="Таблица2.1">
          <table:table-cell table:style-name="Таблица2.A2" office:value-type="string">
            <text:p text:style-name="P2">f85</text:p>
          </table:table-cell>
          <table:table-cell table:style-name="Таблица2.B86" office:value-type="float" office:value="-2.20778314488693">
            <text:p text:style-name="P3">-2,2078</text:p>
          </table:table-cell>
          <table:table-cell table:style-name="Таблица2.C86" office:value-type="float" office:value="-2.20778314488693">
            <text:p text:style-name="P3">-2,2078</text:p>
          </table:table-cell>
          <table:table-cell table:style-name="Таблица2.D86" office:value-type="float" office:value="-2.20778314488693">
            <text:p text:style-name="P3">-2,2078</text:p>
          </table:table-cell>
          <table:table-cell table:style-name="Таблица2.E86" office:value-type="float" office:value="-2.20778314488693">
            <text:p text:style-name="P3">-2,2078</text:p>
          </table:table-cell>
          <table:table-cell table:style-name="Таблица2.F86" office:value-type="float" office:value="-2.20778314488693">
            <text:p text:style-name="P3">-2,2078</text:p>
          </table:table-cell>
          <table:table-cell table:style-name="Таблица2.G86" office:value-type="float" office:value="-2.20778314488693">
            <text:p text:style-name="P3">-2,2078</text:p>
          </table:table-cell>
          <table:table-cell table:style-name="Таблица2.H3" office:value-type="float" office:value="-2.20778314488693">
            <text:p text:style-name="P3">-2,2078</text:p>
          </table:table-cell>
          <table:table-cell table:style-name="Таблица2.I86" office:value-type="float" office:value="-2.20778314488693">
            <text:p text:style-name="P3">-2,2078</text:p>
          </table:table-cell>
          <table:table-cell table:style-name="Таблица2.J86" office:value-type="float" office:value="-2.20778314488692">
            <text:p text:style-name="P3">-2,2078</text:p>
          </table:table-cell>
        </table:table-row>
        <table:table-row table:style-name="Таблица2.1">
          <table:table-cell table:style-name="Таблица2.A2" office:value-type="string">
            <text:p text:style-name="P2">f86</text:p>
          </table:table-cell>
          <table:table-cell table:style-name="Таблица2.B87" office:value-type="float" office:value="0.302804157270697">
            <text:p text:style-name="P3">0,3028</text:p>
          </table:table-cell>
          <table:table-cell table:style-name="Таблица2.C87" office:value-type="string">
            <text:p text:style-name="P4">NaN</text:p>
          </table:table-cell>
          <table:table-cell table:style-name="Таблица2.D87" office:value-type="float" office:value="0.302804157270696">
            <text:p text:style-name="P3">0,3028</text:p>
          </table:table-cell>
          <table:table-cell table:style-name="Таблица2.E87" office:value-type="float" office:value="0.302804157270697">
            <text:p text:style-name="P3">0,3028</text:p>
          </table:table-cell>
          <table:table-cell table:style-name="Таблица2.F87" office:value-type="float" office:value="0.302804157270698">
            <text:p text:style-name="P3">0,3028</text:p>
          </table:table-cell>
          <table:table-cell table:style-name="Таблица2.G87" office:value-type="float" office:value="0.3028041572707">
            <text:p text:style-name="P3">0,3028</text:p>
          </table:table-cell>
          <table:table-cell table:style-name="Таблица2.H3" office:value-type="float" office:value="0.302804157270697">
            <text:p text:style-name="P3">0,3028</text:p>
          </table:table-cell>
          <table:table-cell table:style-name="Таблица2.I87" office:value-type="float" office:value="0.302804157270697">
            <text:p text:style-name="P3">0,3028</text:p>
          </table:table-cell>
          <table:table-cell table:style-name="Таблица2.J87" office:value-type="float" office:value="0.302804157270694">
            <text:p text:style-name="P3">0,3028</text:p>
          </table:table-cell>
        </table:table-row>
        <table:table-row table:style-name="Таблица2.1">
          <table:table-cell table:style-name="Таблица2.A2" office:value-type="string">
            <text:p text:style-name="P2">f87</text:p>
          </table:table-cell>
          <table:table-cell table:style-name="Таблица2.B88" office:value-type="float" office:value="0.98780487804878">
            <text:p text:style-name="P3">0,9878</text:p>
          </table:table-cell>
          <table:table-cell table:style-name="Таблица2.C88" office:value-type="float" office:value="0.987804878048826">
            <text:p text:style-name="P3">0,9878</text:p>
          </table:table-cell>
          <table:table-cell table:style-name="Таблица2.D88" office:value-type="float" office:value="0.987804878048781">
            <text:p text:style-name="P3">0,9878</text:p>
          </table:table-cell>
          <table:table-cell table:style-name="Таблица2.E88" office:value-type="float" office:value="0.98780487804878">
            <text:p text:style-name="P3">0,9878</text:p>
          </table:table-cell>
          <table:table-cell table:style-name="Таблица2.F88" office:value-type="float" office:value="0.987804878048781">
            <text:p text:style-name="P3">0,9878</text:p>
          </table:table-cell>
          <table:table-cell table:style-name="Таблица2.G88" office:value-type="float" office:value="0.98780487804878">
            <text:p text:style-name="P3">0,9878</text:p>
          </table:table-cell>
          <table:table-cell table:style-name="Таблица2.H3" office:value-type="float" office:value="0.987804878048781">
            <text:p text:style-name="P3">0,9878</text:p>
          </table:table-cell>
          <table:table-cell table:style-name="Таблица2.I88" office:value-type="float" office:value="0.98780487804878">
            <text:p text:style-name="P3">0,9878</text:p>
          </table:table-cell>
          <table:table-cell table:style-name="Таблица2.J88" office:value-type="float" office:value="0.98780487804878">
            <text:p text:style-name="P3">0,9878</text:p>
          </table:table-cell>
        </table:table-row>
        <table:table-row table:style-name="Таблица2.1">
          <table:table-cell table:style-name="Таблица2.A2" office:value-type="string">
            <text:p text:style-name="P2">f88</text:p>
          </table:table-cell>
          <table:table-cell table:style-name="Таблица2.B89" office:value-type="float" office:value="0.168362173262537">
            <text:p text:style-name="P3">0,1684</text:p>
          </table:table-cell>
          <table:table-cell table:style-name="Таблица2.C89" office:value-type="float" office:value="0.16836217326254">
            <text:p text:style-name="P3">0,1684</text:p>
          </table:table-cell>
          <table:table-cell table:style-name="Таблица2.D89" office:value-type="float" office:value="0.168362173262537">
            <text:p text:style-name="P3">0,1684</text:p>
          </table:table-cell>
          <table:table-cell table:style-name="Таблица2.E89" office:value-type="float" office:value="0.168362173262537">
            <text:p text:style-name="P3">0,1684</text:p>
          </table:table-cell>
          <table:table-cell table:style-name="Таблица2.F89" office:value-type="float" office:value="0.168362173262537">
            <text:p text:style-name="P3">0,1684</text:p>
          </table:table-cell>
          <table:table-cell table:style-name="Таблица2.G89" office:value-type="float" office:value="0.168362173262537">
            <text:p text:style-name="P3">0,1684</text:p>
          </table:table-cell>
          <table:table-cell table:style-name="Таблица2.H3" office:value-type="float" office:value="0.168362173262537">
            <text:p text:style-name="P3">0,1684</text:p>
          </table:table-cell>
          <table:table-cell table:style-name="Таблица2.I89" office:value-type="float" office:value="0.168362173262537">
            <text:p text:style-name="P3">0,1684</text:p>
          </table:table-cell>
          <table:table-cell table:style-name="Таблица2.J89" office:value-type="float" office:value="0.168362173262537">
            <text:p text:style-name="P3">0,1684</text:p>
          </table:table-cell>
        </table:table-row>
        <table:table-row table:style-name="Таблица2.1">
          <table:table-cell table:style-name="Таблица2.A2" office:value-type="string">
            <text:p text:style-name="P2">f89</text:p>
          </table:table-cell>
          <table:table-cell table:style-name="Таблица2.B90" office:value-type="string">
            <text:p text:style-name="P4">NaN</text:p>
          </table:table-cell>
          <table:table-cell table:style-name="Таблица2.C90" office:value-type="string">
            <text:p text:style-name="P4">NaN</text:p>
          </table:table-cell>
          <table:table-cell table:style-name="Таблица2.D90" office:value-type="string">
            <text:p text:style-name="P4">NaN</text:p>
          </table:table-cell>
          <table:table-cell table:style-name="Таблица2.E90" office:value-type="string">
            <text:p text:style-name="P4">NaN</text:p>
          </table:table-cell>
          <table:table-cell table:style-name="Таблица2.F90" office:value-type="string">
            <text:p text:style-name="P4">NaN</text:p>
          </table:table-cell>
          <table:table-cell table:style-name="Таблица2.G90" office:value-type="string">
            <text:p text:style-name="P4">NaN</text:p>
          </table:table-cell>
          <table:table-cell table:style-name="Таблица2.H90" office:value-type="string">
            <text:p text:style-name="P4">NaN</text:p>
          </table:table-cell>
          <table:table-cell table:style-name="Таблица2.I90" office:value-type="string">
            <text:p text:style-name="P4">NaN</text:p>
          </table:table-cell>
          <table:table-cell table:style-name="Таблица2.J90" office:value-type="string">
            <text:p text:style-name="P4">NaN</text:p>
          </table:table-cell>
        </table:table-row>
        <table:table-row table:style-name="Таблица2.1">
          <table:table-cell table:style-name="Таблица2.A2" office:value-type="string">
            <text:p text:style-name="P2">f90</text:p>
          </table:table-cell>
          <table:table-cell table:style-name="Таблица2.B91" office:value-type="float" office:value="0.02637269541443">
            <text:p text:style-name="P3">0,0264</text:p>
          </table:table-cell>
          <table:table-cell table:style-name="Таблица2.C91" office:value-type="float" office:value="1.14759628853442">
            <text:p text:style-name="P3">1,1476</text:p>
          </table:table-cell>
          <table:table-cell table:style-name="Таблица2.D91" office:value-type="float" office:value="0.0263726954144307">
            <text:p text:style-name="P3">0,0264</text:p>
          </table:table-cell>
          <table:table-cell table:style-name="Таблица2.E91" office:value-type="float" office:value="1.14759628853459">
            <text:p text:style-name="P3">1,1476</text:p>
          </table:table-cell>
          <table:table-cell table:style-name="Таблица2.F91" office:value-type="float" office:value="1.14759628853459">
            <text:p text:style-name="P3">1,1476</text:p>
          </table:table-cell>
          <table:table-cell table:style-name="Таблица2.G91" office:value-type="float" office:value="0.02637269541443">
            <text:p text:style-name="P3">0,0264</text:p>
          </table:table-cell>
          <table:table-cell table:style-name="Таблица2.H3" office:value-type="float" office:value="0.02637269541443">
            <text:p text:style-name="P3">0,0264</text:p>
          </table:table-cell>
          <table:table-cell table:style-name="Таблица2.I91" office:value-type="float" office:value="0.02637269541443">
            <text:p text:style-name="P3">0,0264</text:p>
          </table:table-cell>
          <table:table-cell table:style-name="Таблица2.J91" office:value-type="float" office:value="1.14759628853459">
            <text:p text:style-name="P3">1,1476</text:p>
          </table:table-cell>
        </table:table-row>
        <table:table-row table:style-name="Таблица2.1">
          <table:table-cell table:style-name="Таблица2.A2" office:value-type="string">
            <text:p text:style-name="P2">f91</text:p>
          </table:table-cell>
          <table:table-cell table:style-name="Таблица2.B92" office:value-type="float" office:value="0.353913733550918">
            <text:p text:style-name="P3">0,3539</text:p>
          </table:table-cell>
          <table:table-cell table:style-name="Таблица2.C92" office:value-type="float" office:value="0.353913733550918">
            <text:p text:style-name="P3">0,3539</text:p>
          </table:table-cell>
          <table:table-cell table:style-name="Таблица2.D92" office:value-type="float" office:value="0.120778011811927">
            <text:p text:style-name="P3">0,1208</text:p>
          </table:table-cell>
          <table:table-cell table:style-name="Таблица2.E92" office:value-type="float" office:value="0.353913733550918">
            <text:p text:style-name="P3">0,3539</text:p>
          </table:table-cell>
          <table:table-cell table:style-name="Таблица2.F92" office:value-type="float" office:value="0.353913733550918">
            <text:p text:style-name="P3">0,3539</text:p>
          </table:table-cell>
          <table:table-cell table:style-name="Таблица2.G92" office:value-type="float" office:value="0.353913733550918">
            <text:p text:style-name="P3">0,3539</text:p>
          </table:table-cell>
          <table:table-cell table:style-name="Таблица2.H3" office:value-type="float" office:value="0.120778011811926">
            <text:p text:style-name="P3">0,1208</text:p>
          </table:table-cell>
          <table:table-cell table:style-name="Таблица2.I92" office:value-type="float" office:value="0.120778011811926">
            <text:p text:style-name="P3">0,1208</text:p>
          </table:table-cell>
          <table:table-cell table:style-name="Таблица2.J92" office:value-type="float" office:value="0.353913733550918">
            <text:p text:style-name="P3">0,3539</text:p>
          </table:table-cell>
        </table:table-row>
      </table:table>
      <text:p text:style-name="P11"/>
      <text:p text:style-name="P12">Iteration count</text:p>
      <table:table table:name="Таблица3" table:style-name="Таблица3">
        <table:table-column table:style-name="Таблица3.A" table:number-columns-repeated="10"/>
        <table:table-header-rows>
          <table:table-row table:style-name="Таблица3.1">
            <table:table-cell table:style-name="Таблица3.A1" office:value-type="string">
              <text:p text:style-name="P6">Method</text:p>
            </table:table-cell>
            <table:table-cell table:style-name="Таблица3.B1" office:value-type="string">
              <text:p text:style-name="P6">bs</text:p>
            </table:table-cell>
            <table:table-cell table:style-name="Таблица3.B1" office:value-type="string">
              <text:p text:style-name="P6"><text:s/>fp</text:p>
            </table:table-cell>
            <table:table-cell table:style-name="Таблица3.B1" office:value-type="string">
              <text:p text:style-name="P6"><text:s/>mfp</text:p>
            </table:table-cell>
            <table:table-cell table:style-name="Таблица3.B1" office:value-type="string">
              <text:p text:style-name="P6"><text:s/>ill</text:p>
            </table:table-cell>
            <table:table-cell table:style-name="Таблица3.B1" office:value-type="string">
              <text:p text:style-name="P6">AB</text:p>
            </table:table-cell>
            <table:table-cell table:style-name="Таблица3.B1" office:value-type="string">
              <text:p text:style-name="P6"><text:s/>ITP</text:p>
            </table:table-cell>
            <table:table-cell table:style-name="Таблица3.B1" office:value-type="string">
              <text:p text:style-name="P6"><text:s/>mAB</text:p>
            </table:table-cell>
            <table:table-cell table:style-name="Таблица3.B1" office:value-type="string">
              <text:p text:style-name="P6">Rid</text:p>
            </table:table-cell>
            <table:table-cell table:style-name="Таблица3.B1" office:value-type="string">
              <text:p text:style-name="P6"><text:s/>Bre</text:p>
            </table:table-cell>
          </table:table-row>
        </table:table-header-rows>
        <table:table-row table:style-name="Таблица3.1">
          <table:table-cell table:style-name="Таблица3.A2" office:value-type="string">
            <text:p text:style-name="P6">f01</text:p>
          </table:table-cell>
          <table:table-cell table:style-name="Таблица3.B2" office:value-type="string">
            <text:p text:style-name="P8">1</text:p>
          </table:table-cell>
          <table:table-cell table:style-name="Таблица3.C2" office:value-type="string">
            <text:p text:style-name="P8">33</text:p>
          </table:table-cell>
          <table:table-cell table:style-name="Таблица3.B2" office:value-type="string">
            <text:p text:style-name="P8">1</text:p>
          </table:table-cell>
          <table:table-cell table:style-name="Таблица3.E2" office:value-type="string">
            <text:p text:style-name="P8">9</text:p>
          </table:table-cell>
          <table:table-cell table:style-name="Таблица3.F2" office:value-type="string">
            <text:p text:style-name="P8">7</text:p>
          </table:table-cell>
          <table:table-cell table:style-name="Таблица3.E2" office:value-type="string">
            <text:p text:style-name="P8">9</text:p>
          </table:table-cell>
          <table:table-cell table:style-name="Таблица3.B2" office:value-type="string">
            <text:p text:style-name="P8">1</text:p>
          </table:table-cell>
          <table:table-cell table:style-name="Таблица3.I2" office:value-type="string">
            <text:p text:style-name="P8">2</text:p>
          </table:table-cell>
          <table:table-cell table:style-name="Таблица3.E2" office:value-type="string">
            <text:p text:style-name="P8">9</text:p>
          </table:table-cell>
        </table:table-row>
        <table:table-row table:style-name="Таблица3.1">
          <table:table-cell table:style-name="Таблица3.A2" office:value-type="string">
            <text:p text:style-name="P6">f02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3" office:value-type="string">
            <text:p text:style-name="P8">85</text:p>
          </table:table-cell>
          <table:table-cell table:style-name="Таблица3.D3" office:value-type="string">
            <text:p text:style-name="P8">14</text:p>
          </table:table-cell>
          <table:table-cell table:style-name="Таблица3.E3" office:value-type="string">
            <text:p text:style-name="P8">11</text:p>
          </table:table-cell>
          <table:table-cell table:style-name="Таблица3.E3" office:value-type="string">
            <text:p text:style-name="P8">11</text:p>
          </table:table-cell>
          <table:table-cell table:style-name="Таблица3.G3" office:value-type="string">
            <text:p text:style-name="P8">36</text:p>
          </table:table-cell>
          <table:table-cell table:style-name="Таблица3.E3" office:value-type="string">
            <text:p text:style-name="P8">11</text:p>
          </table:table-cell>
          <table:table-cell table:style-name="Таблица3.D3" office:value-type="string">
            <text:p text:style-name="P8">14</text:p>
          </table:table-cell>
          <table:table-cell table:style-name="Таблица3.J3" office:value-type="string">
            <text:p text:style-name="P8">12</text:p>
          </table:table-cell>
        </table:table-row>
        <table:table-row table:style-name="Таблица3.1">
          <table:table-cell table:style-name="Таблица3.A2" office:value-type="string">
            <text:p text:style-name="P6">f03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4" office:value-type="string">
            <text:p text:style-name="P8">107</text:p>
          </table:table-cell>
          <table:table-cell table:style-name="Таблица3.D4" office:value-type="string">
            <text:p text:style-name="P8">17</text:p>
          </table:table-cell>
          <table:table-cell table:style-name="Таблица3.E4" office:value-type="string">
            <text:p text:style-name="P8">15</text:p>
          </table:table-cell>
          <table:table-cell table:style-name="Таблица3.F4" office:value-type="string">
            <text:p text:style-name="P8">22</text:p>
          </table:table-cell>
          <table:table-cell table:style-name="Таблица3.G4" office:value-type="string">
            <text:p text:style-name="P8">50</text:p>
          </table:table-cell>
          <table:table-cell table:style-name="Таблица3.E3" office:value-type="string">
            <text:p text:style-name="P8">11</text:p>
          </table:table-cell>
          <table:table-cell table:style-name="Таблица3.J3" office:value-type="string">
            <text:p text:style-name="P8">12</text:p>
          </table:table-cell>
          <table:table-cell table:style-name="Таблица3.E3" office:value-type="string">
            <text:p text:style-name="P8">11</text:p>
          </table:table-cell>
        </table:table-row>
        <table:table-row table:style-name="Таблица3.1">
          <table:table-cell table:style-name="Таблица3.A2" office:value-type="string">
            <text:p text:style-name="P6">f04</text:p>
          </table:table-cell>
          <table:table-cell table:style-name="Таблица3.B3" office:value-type="string">
            <text:p text:style-name="P8">48</text:p>
          </table:table-cell>
          <table:table-cell table:style-name="Таблица3.B3" office:value-type="string">
            <text:p text:style-name="P8">48</text:p>
          </table:table-cell>
          <table:table-cell table:style-name="Таблица3.D5" office:value-type="string">
            <text:p text:style-name="P8">13</text:p>
          </table:table-cell>
          <table:table-cell table:style-name="Таблица3.E3" office:value-type="string">
            <text:p text:style-name="P8">11</text:p>
          </table:table-cell>
          <table:table-cell table:style-name="Таблица3.F5" office:value-type="string">
            <text:p text:style-name="P8">10</text:p>
          </table:table-cell>
          <table:table-cell table:style-name="Таблица3.F5" office:value-type="string">
            <text:p text:style-name="P8">10</text:p>
          </table:table-cell>
          <table:table-cell table:style-name="Таблица3.H5" office:value-type="string">
            <text:p text:style-name="P8">8</text:p>
          </table:table-cell>
          <table:table-cell table:style-name="Таблица3.F5" office:value-type="string">
            <text:p text:style-name="P8">10</text:p>
          </table:table-cell>
          <table:table-cell table:style-name="Таблица3.E2" office:value-type="string">
            <text:p text:style-name="P8">9</text:p>
          </table:table-cell>
        </table:table-row>
        <table:table-row table:style-name="Таблица3.1">
          <table:table-cell table:style-name="Таблица3.A2" office:value-type="string">
            <text:p text:style-name="P6">f05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6" office:value-type="string">
            <text:p text:style-name="P8">31</text:p>
          </table:table-cell>
          <table:table-cell table:style-name="Таблица3.E4" office:value-type="string">
            <text:p text:style-name="P8">15</text:p>
          </table:table-cell>
          <table:table-cell table:style-name="Таблица3.H5" office:value-type="string">
            <text:p text:style-name="P8">8</text:p>
          </table:table-cell>
          <table:table-cell table:style-name="Таблица3.F2" office:value-type="string">
            <text:p text:style-name="P8">7</text:p>
          </table:table-cell>
          <table:table-cell table:style-name="Таблица3.G4" office:value-type="string">
            <text:p text:style-name="P8">50</text:p>
          </table:table-cell>
          <table:table-cell table:style-name="Таблица3.H5" office:value-type="string">
            <text:p text:style-name="P8">8</text:p>
          </table:table-cell>
          <table:table-cell table:style-name="Таблица3.J3" office:value-type="string">
            <text:p text:style-name="P8">12</text:p>
          </table:table-cell>
          <table:table-cell table:style-name="Таблица3.F2" office:value-type="string">
            <text:p text:style-name="P8">7</text:p>
          </table:table-cell>
        </table:table-row>
        <table:table-row table:style-name="Таблица3.1">
          <table:table-cell table:style-name="Таблица3.A2" office:value-type="string">
            <text:p text:style-name="P6">f06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7" office:value-type="string">
            <text:p text:style-name="P8">29</text:p>
          </table:table-cell>
          <table:table-cell table:style-name="Таблица3.D3" office:value-type="string">
            <text:p text:style-name="P8">14</text:p>
          </table:table-cell>
          <table:table-cell table:style-name="Таблица3.H5" office:value-type="string">
            <text:p text:style-name="P8">8</text:p>
          </table:table-cell>
          <table:table-cell table:style-name="Таблица3.E2" office:value-type="string">
            <text:p text:style-name="P8">9</text:p>
          </table:table-cell>
          <table:table-cell table:style-name="Таблица3.E3" office:value-type="string">
            <text:p text:style-name="P8">11</text:p>
          </table:table-cell>
          <table:table-cell table:style-name="Таблица3.F5" office:value-type="string">
            <text:p text:style-name="P8">10</text:p>
          </table:table-cell>
          <table:table-cell table:style-name="Таблица3.F5" office:value-type="string">
            <text:p text:style-name="P8">10</text:p>
          </table:table-cell>
          <table:table-cell table:style-name="Таблица3.E2" office:value-type="string">
            <text:p text:style-name="P8">9</text:p>
          </table:table-cell>
        </table:table-row>
        <table:table-row table:style-name="Таблица3.1">
          <table:table-cell table:style-name="Таблица3.A2" office:value-type="string">
            <text:p text:style-name="P6">f07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7" office:value-type="string">
            <text:p text:style-name="P8">29</text:p>
          </table:table-cell>
          <table:table-cell table:style-name="Таблица3.E4" office:value-type="string">
            <text:p text:style-name="P8">15</text:p>
          </table:table-cell>
          <table:table-cell table:style-name="Таблица3.E3" office:value-type="string">
            <text:p text:style-name="P8">11</text:p>
          </table:table-cell>
          <table:table-cell table:style-name="Таблица3.F5" office:value-type="string">
            <text:p text:style-name="P8">10</text:p>
          </table:table-cell>
          <table:table-cell table:style-name="Таблица3.D5" office:value-type="string">
            <text:p text:style-name="P8">13</text:p>
          </table:table-cell>
          <table:table-cell table:style-name="Таблица3.E3" office:value-type="string">
            <text:p text:style-name="P8">11</text:p>
          </table:table-cell>
          <table:table-cell table:style-name="Таблица3.J3" office:value-type="string">
            <text:p text:style-name="P8">12</text:p>
          </table:table-cell>
          <table:table-cell table:style-name="Таблица3.E3" office:value-type="string">
            <text:p text:style-name="P8">11</text:p>
          </table:table-cell>
        </table:table-row>
        <table:table-row table:style-name="Таблица3.1">
          <table:table-cell table:style-name="Таблица3.A2" office:value-type="string">
            <text:p text:style-name="P6">f08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9" office:value-type="string">
            <text:p text:style-name="P8">30</text:p>
          </table:table-cell>
          <table:table-cell table:style-name="Таблица3.D9" office:value-type="string">
            <text:p text:style-name="P8">16</text:p>
          </table:table-cell>
          <table:table-cell table:style-name="Таблица3.J3" office:value-type="string">
            <text:p text:style-name="P8">12</text:p>
          </table:table-cell>
          <table:table-cell table:style-name="Таблица3.J3" office:value-type="string">
            <text:p text:style-name="P8">12</text:p>
          </table:table-cell>
          <table:table-cell table:style-name="Таблица3.E4" office:value-type="string">
            <text:p text:style-name="P8">15</text:p>
          </table:table-cell>
          <table:table-cell table:style-name="Таблица3.E3" office:value-type="string">
            <text:p text:style-name="P8">11</text:p>
          </table:table-cell>
          <table:table-cell table:style-name="Таблица3.F5" office:value-type="string">
            <text:p text:style-name="P8">10</text:p>
          </table:table-cell>
          <table:table-cell table:style-name="Таблица3.E3" office:value-type="string">
            <text:p text:style-name="P8">11</text:p>
          </table:table-cell>
        </table:table-row>
        <table:table-row table:style-name="Таблица3.1">
          <table:table-cell table:style-name="Таблица3.A2" office:value-type="string">
            <text:p text:style-name="P6">f09</text:p>
          </table:table-cell>
          <table:table-cell table:style-name="Таблица3.B3" office:value-type="string">
            <text:p text:style-name="P8">48</text:p>
          </table:table-cell>
          <table:table-cell table:style-name="Таблица3.D9" office:value-type="string">
            <text:p text:style-name="P8">16</text:p>
          </table:table-cell>
          <table:table-cell table:style-name="Таблица3.D3" office:value-type="string">
            <text:p text:style-name="P8">14</text:p>
          </table:table-cell>
          <table:table-cell table:style-name="Таблица3.E3" office:value-type="string">
            <text:p text:style-name="P8">11</text:p>
          </table:table-cell>
          <table:table-cell table:style-name="Таблица3.H5" office:value-type="string">
            <text:p text:style-name="P8">8</text:p>
          </table:table-cell>
          <table:table-cell table:style-name="Таблица3.G10" office:value-type="string">
            <text:p text:style-name="P8">47</text:p>
          </table:table-cell>
          <table:table-cell table:style-name="Таблица3.F5" office:value-type="string">
            <text:p text:style-name="P8">10</text:p>
          </table:table-cell>
          <table:table-cell table:style-name="Таблица3.D3" office:value-type="string">
            <text:p text:style-name="P8">14</text:p>
          </table:table-cell>
          <table:table-cell table:style-name="Таблица3.E2" office:value-type="string">
            <text:p text:style-name="P8">9</text:p>
          </table:table-cell>
        </table:table-row>
        <table:table-row table:style-name="Таблица3.1">
          <table:table-cell table:style-name="Таблица3.A2" office:value-type="string">
            <text:p text:style-name="P6">f10</text:p>
          </table:table-cell>
          <table:table-cell table:style-name="Таблица3.B3" office:value-type="string">
            <text:p text:style-name="P8">48</text:p>
          </table:table-cell>
          <table:table-cell table:style-name="Таблица3.D5" office:value-type="string">
            <text:p text:style-name="P8">13</text:p>
          </table:table-cell>
          <table:table-cell table:style-name="Таблица3.D3" office:value-type="string">
            <text:p text:style-name="P8">14</text:p>
          </table:table-cell>
          <table:table-cell table:style-name="Таблица3.E2" office:value-type="string">
            <text:p text:style-name="P8">9</text:p>
          </table:table-cell>
          <table:table-cell table:style-name="Таблица3.F2" office:value-type="string">
            <text:p text:style-name="P8">7</text:p>
          </table:table-cell>
          <table:table-cell table:style-name="Таблица3.F5" office:value-type="string">
            <text:p text:style-name="P8">10</text:p>
          </table:table-cell>
          <table:table-cell table:style-name="Таблица3.F2" office:value-type="string">
            <text:p text:style-name="P8">7</text:p>
          </table:table-cell>
          <table:table-cell table:style-name="Таблица3.D3" office:value-type="string">
            <text:p text:style-name="P8">14</text:p>
          </table:table-cell>
          <table:table-cell table:style-name="Таблица3.E2" office:value-type="string">
            <text:p text:style-name="P8">9</text:p>
          </table:table-cell>
        </table:table-row>
        <table:table-row table:style-name="Таблица3.1">
          <table:table-cell table:style-name="Таблица3.A2" office:value-type="string">
            <text:p text:style-name="P6">f11</text:p>
          </table:table-cell>
          <table:table-cell table:style-name="Таблица3.B3" office:value-type="string">
            <text:p text:style-name="P8">48</text:p>
          </table:table-cell>
          <table:table-cell table:style-name="Таблица3.E3" office:value-type="string">
            <text:p text:style-name="P8">11</text:p>
          </table:table-cell>
          <table:table-cell table:style-name="Таблица3.D5" office:value-type="string">
            <text:p text:style-name="P8">13</text:p>
          </table:table-cell>
          <table:table-cell table:style-name="Таблица3.E2" office:value-type="string">
            <text:p text:style-name="P8">9</text:p>
          </table:table-cell>
          <table:table-cell table:style-name="Таблица3.F2" office:value-type="string">
            <text:p text:style-name="P8">7</text:p>
          </table:table-cell>
          <table:table-cell table:style-name="Таблица3.H5" office:value-type="string">
            <text:p text:style-name="P8">8</text:p>
          </table:table-cell>
          <table:table-cell table:style-name="Таблица3.F2" office:value-type="string">
            <text:p text:style-name="P8">7</text:p>
          </table:table-cell>
          <table:table-cell table:style-name="Таблица3.D3" office:value-type="string">
            <text:p text:style-name="P8">14</text:p>
          </table:table-cell>
          <table:table-cell table:style-name="Таблица3.H5" office:value-type="string">
            <text:p text:style-name="P8">8</text:p>
          </table:table-cell>
        </table:table-row>
        <table:table-row table:style-name="Таблица3.1">
          <table:table-cell table:style-name="Таблица3.A2" office:value-type="string">
            <text:p text:style-name="P6">f12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13" office:value-type="string">
            <text:p text:style-name="P8">39</text:p>
          </table:table-cell>
          <table:table-cell table:style-name="Таблица3.D3" office:value-type="string">
            <text:p text:style-name="P8">14</text:p>
          </table:table-cell>
          <table:table-cell table:style-name="Таблица3.E2" office:value-type="string">
            <text:p text:style-name="P8">9</text:p>
          </table:table-cell>
          <table:table-cell table:style-name="Таблица3.H5" office:value-type="string">
            <text:p text:style-name="P8">8</text:p>
          </table:table-cell>
          <table:table-cell table:style-name="Таблица3.F5" office:value-type="string">
            <text:p text:style-name="P8">10</text:p>
          </table:table-cell>
          <table:table-cell table:style-name="Таблица3.F5" office:value-type="string">
            <text:p text:style-name="P8">10</text:p>
          </table:table-cell>
          <table:table-cell table:style-name="Таблица3.J3" office:value-type="string">
            <text:p text:style-name="P8">12</text:p>
          </table:table-cell>
          <table:table-cell table:style-name="Таблица3.H5" office:value-type="string">
            <text:p text:style-name="P8">8</text:p>
          </table:table-cell>
        </table:table-row>
        <table:table-row table:style-name="Таблица3.1">
          <table:table-cell table:style-name="Таблица3.A2" office:value-type="string">
            <text:p text:style-name="P6">f13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14" office:value-type="string">
            <text:p text:style-name="P8">80</text:p>
          </table:table-cell>
          <table:table-cell table:style-name="Таблица3.D4" office:value-type="string">
            <text:p text:style-name="P8">17</text:p>
          </table:table-cell>
          <table:table-cell table:style-name="Таблица3.E3" office:value-type="string">
            <text:p text:style-name="P8">11</text:p>
          </table:table-cell>
          <table:table-cell table:style-name="Таблица3.E2" office:value-type="string">
            <text:p text:style-name="P8">9</text:p>
          </table:table-cell>
          <table:table-cell table:style-name="Таблица3.B3" office:value-type="string">
            <text:p text:style-name="P8">48</text:p>
          </table:table-cell>
          <table:table-cell table:style-name="Таблица3.F5" office:value-type="string">
            <text:p text:style-name="P8">10</text:p>
          </table:table-cell>
          <table:table-cell table:style-name="Таблица3.D3" office:value-type="string">
            <text:p text:style-name="P8">14</text:p>
          </table:table-cell>
          <table:table-cell table:style-name="Таблица3.E2" office:value-type="string">
            <text:p text:style-name="P8">9</text:p>
          </table:table-cell>
        </table:table-row>
        <table:table-row table:style-name="Таблица3.1">
          <table:table-cell table:style-name="Таблица3.A2" office:value-type="string">
            <text:p text:style-name="P6">f14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15" office:value-type="string">
            <text:p text:style-name="P8">167</text:p>
          </table:table-cell>
          <table:table-cell table:style-name="Таблица3.D4" office:value-type="string">
            <text:p text:style-name="P8">17</text:p>
          </table:table-cell>
          <table:table-cell table:style-name="Таблица3.E3" office:value-type="string">
            <text:p text:style-name="P8">11</text:p>
          </table:table-cell>
          <table:table-cell table:style-name="Таблица3.E3" office:value-type="string">
            <text:p text:style-name="P8">11</text:p>
          </table:table-cell>
          <table:table-cell table:style-name="Таблица3.G15" office:value-type="string">
            <text:p text:style-name="P8">49</text:p>
          </table:table-cell>
          <table:table-cell table:style-name="Таблица3.E3" office:value-type="string">
            <text:p text:style-name="P8">11</text:p>
          </table:table-cell>
          <table:table-cell table:style-name="Таблица3.D3" office:value-type="string">
            <text:p text:style-name="P8">14</text:p>
          </table:table-cell>
          <table:table-cell table:style-name="Таблица3.J3" office:value-type="string">
            <text:p text:style-name="P8">12</text:p>
          </table:table-cell>
        </table:table-row>
        <table:table-row table:style-name="Таблица3.1">
          <table:table-cell table:style-name="Таблица3.A2" office:value-type="string">
            <text:p text:style-name="P6">f15</text:p>
          </table:table-cell>
          <table:table-cell table:style-name="Таблица3.B3" office:value-type="string">
            <text:p text:style-name="P8">48</text:p>
          </table:table-cell>
          <table:table-cell table:style-name="Таблица3.F2" office:value-type="string">
            <text:p text:style-name="P8">7</text:p>
          </table:table-cell>
          <table:table-cell table:style-name="Таблица3.H5" office:value-type="string">
            <text:p text:style-name="P8">8</text:p>
          </table:table-cell>
          <table:table-cell table:style-name="Таблица3.H5" office:value-type="string">
            <text:p text:style-name="P8">8</text:p>
          </table:table-cell>
          <table:table-cell table:style-name="Таблица3.F16" office:value-type="string">
            <text:p text:style-name="P8">6</text:p>
          </table:table-cell>
          <table:table-cell table:style-name="Таблица3.E2" office:value-type="string">
            <text:p text:style-name="P8">9</text:p>
          </table:table-cell>
          <table:table-cell table:style-name="Таблица3.F2" office:value-type="string">
            <text:p text:style-name="P8">7</text:p>
          </table:table-cell>
          <table:table-cell table:style-name="Таблица3.F5" office:value-type="string">
            <text:p text:style-name="P8">10</text:p>
          </table:table-cell>
          <table:table-cell table:style-name="Таблица3.F2" office:value-type="string">
            <text:p text:style-name="P8">7</text:p>
          </table:table-cell>
        </table:table-row>
        <table:table-row table:style-name="Таблица3.1">
          <table:table-cell table:style-name="Таблица3.A2" office:value-type="string">
            <text:p text:style-name="P6">f16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17" office:value-type="string">
            <text:p text:style-name="P8">5</text:p>
          </table:table-cell>
          <table:table-cell table:style-name="Таблица3.F16" office:value-type="string">
            <text:p text:style-name="P8">6</text:p>
          </table:table-cell>
          <table:table-cell table:style-name="Таблица3.F16" office:value-type="string">
            <text:p text:style-name="P8">6</text:p>
          </table:table-cell>
          <table:table-cell table:style-name="Таблица3.C17" office:value-type="string">
            <text:p text:style-name="P8">5</text:p>
          </table:table-cell>
          <table:table-cell table:style-name="Таблица3.H5" office:value-type="string">
            <text:p text:style-name="P8">8</text:p>
          </table:table-cell>
          <table:table-cell table:style-name="Таблица3.F16" office:value-type="string">
            <text:p text:style-name="P8">6</text:p>
          </table:table-cell>
          <table:table-cell table:style-name="Таблица3.F5" office:value-type="string">
            <text:p text:style-name="P8">10</text:p>
          </table:table-cell>
          <table:table-cell table:style-name="Таблица3.F16" office:value-type="string">
            <text:p text:style-name="P8">6</text:p>
          </table:table-cell>
        </table:table-row>
        <table:table-row table:style-name="Таблица3.1">
          <table:table-cell table:style-name="Таблица3.A2" office:value-type="string">
            <text:p text:style-name="P6">f17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17" office:value-type="string">
            <text:p text:style-name="P8">5</text:p>
          </table:table-cell>
          <table:table-cell table:style-name="Таблица3.C17" office:value-type="string">
            <text:p text:style-name="P8">5</text:p>
          </table:table-cell>
          <table:table-cell table:style-name="Таблица3.F16" office:value-type="string">
            <text:p text:style-name="P8">6</text:p>
          </table:table-cell>
          <table:table-cell table:style-name="Таблица3.C17" office:value-type="string">
            <text:p text:style-name="P8">5</text:p>
          </table:table-cell>
          <table:table-cell table:style-name="Таблица3.H5" office:value-type="string">
            <text:p text:style-name="P8">8</text:p>
          </table:table-cell>
          <table:table-cell table:style-name="Таблица3.F16" office:value-type="string">
            <text:p text:style-name="P8">6</text:p>
          </table:table-cell>
          <table:table-cell table:style-name="Таблица3.F5" office:value-type="string">
            <text:p text:style-name="P8">10</text:p>
          </table:table-cell>
          <table:table-cell table:style-name="Таблица3.F16" office:value-type="string">
            <text:p text:style-name="P8">6</text:p>
          </table:table-cell>
        </table:table-row>
        <table:table-row table:style-name="Таблица3.1">
          <table:table-cell table:style-name="Таблица3.A2" office:value-type="string">
            <text:p text:style-name="P6">f18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19" office:value-type="string">
            <text:p text:style-name="P8">79</text:p>
          </table:table-cell>
          <table:table-cell table:style-name="Таблица3.E4" office:value-type="string">
            <text:p text:style-name="P8">15</text:p>
          </table:table-cell>
          <table:table-cell table:style-name="Таблица3.E2" office:value-type="string">
            <text:p text:style-name="P8">9</text:p>
          </table:table-cell>
          <table:table-cell table:style-name="Таблица3.F2" office:value-type="string">
            <text:p text:style-name="P8">7</text:p>
          </table:table-cell>
          <table:table-cell table:style-name="Таблица3.G3" office:value-type="string">
            <text:p text:style-name="P8">36</text:p>
          </table:table-cell>
          <table:table-cell table:style-name="Таблица3.E2" office:value-type="string">
            <text:p text:style-name="P8">9</text:p>
          </table:table-cell>
          <table:table-cell table:style-name="Таблица3.J3" office:value-type="string">
            <text:p text:style-name="P8">12</text:p>
          </table:table-cell>
          <table:table-cell table:style-name="Таблица3.H5" office:value-type="string">
            <text:p text:style-name="P8">8</text:p>
          </table:table-cell>
        </table:table-row>
        <table:table-row table:style-name="Таблица3.1">
          <table:table-cell table:style-name="Таблица3.A2" office:value-type="string">
            <text:p text:style-name="P6">f19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20" office:value-type="string">
            <text:p text:style-name="P8">200</text:p>
          </table:table-cell>
          <table:table-cell table:style-name="Таблица3.E4" office:value-type="string">
            <text:p text:style-name="P8">15</text:p>
          </table:table-cell>
          <table:table-cell table:style-name="Таблица3.D5" office:value-type="string">
            <text:p text:style-name="P8">13</text:p>
          </table:table-cell>
          <table:table-cell table:style-name="Таблица3.H5" office:value-type="string">
            <text:p text:style-name="P8">8</text:p>
          </table:table-cell>
          <table:table-cell table:style-name="Таблица3.F5" office:value-type="string">
            <text:p text:style-name="P8">10</text:p>
          </table:table-cell>
          <table:table-cell table:style-name="Таблица3.E3" office:value-type="string">
            <text:p text:style-name="P8">11</text:p>
          </table:table-cell>
          <table:table-cell table:style-name="Таблица3.D3" office:value-type="string">
            <text:p text:style-name="P8">14</text:p>
          </table:table-cell>
          <table:table-cell table:style-name="Таблица3.H5" office:value-type="string">
            <text:p text:style-name="P8">8</text:p>
          </table:table-cell>
        </table:table-row>
        <table:table-row table:style-name="Таблица3.1">
          <table:table-cell table:style-name="Таблица3.A2" office:value-type="string">
            <text:p text:style-name="P6">f20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20" office:value-type="string">
            <text:p text:style-name="P8">200</text:p>
          </table:table-cell>
          <table:table-cell table:style-name="Таблица3.D4" office:value-type="string">
            <text:p text:style-name="P8">17</text:p>
          </table:table-cell>
          <table:table-cell table:style-name="Таблица3.E21" office:value-type="string">
            <text:p text:style-name="P8">21</text:p>
          </table:table-cell>
          <table:table-cell table:style-name="Таблица3.E2" office:value-type="string">
            <text:p text:style-name="P8">9</text:p>
          </table:table-cell>
          <table:table-cell table:style-name="Таблица3.E3" office:value-type="string">
            <text:p text:style-name="P8">11</text:p>
          </table:table-cell>
          <table:table-cell table:style-name="Таблица3.E3" office:value-type="string">
            <text:p text:style-name="P8">11</text:p>
          </table:table-cell>
          <table:table-cell table:style-name="Таблица3.D3" office:value-type="string">
            <text:p text:style-name="P8">14</text:p>
          </table:table-cell>
          <table:table-cell table:style-name="Таблица3.J3" office:value-type="string">
            <text:p text:style-name="P8">12</text:p>
          </table:table-cell>
        </table:table-row>
        <table:table-row table:style-name="Таблица3.1">
          <table:table-cell table:style-name="Таблица3.A2" office:value-type="string">
            <text:p text:style-name="P6">f21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2" office:value-type="string">
            <text:p text:style-name="P8">33</text:p>
          </table:table-cell>
          <table:table-cell table:style-name="Таблица3.D5" office:value-type="string">
            <text:p text:style-name="P8">13</text:p>
          </table:table-cell>
          <table:table-cell table:style-name="Таблица3.E2" office:value-type="string">
            <text:p text:style-name="P8">9</text:p>
          </table:table-cell>
          <table:table-cell table:style-name="Таблица3.H5" office:value-type="string">
            <text:p text:style-name="P8">8</text:p>
          </table:table-cell>
          <table:table-cell table:style-name="Таблица3.H5" office:value-type="string">
            <text:p text:style-name="P8">8</text:p>
          </table:table-cell>
          <table:table-cell table:style-name="Таблица3.F5" office:value-type="string">
            <text:p text:style-name="P8">10</text:p>
          </table:table-cell>
          <table:table-cell table:style-name="Таблица3.F5" office:value-type="string">
            <text:p text:style-name="P8">10</text:p>
          </table:table-cell>
          <table:table-cell table:style-name="Таблица3.E2" office:value-type="string">
            <text:p text:style-name="P8">9</text:p>
          </table:table-cell>
        </table:table-row>
        <table:table-row table:style-name="Таблица3.1">
          <table:table-cell table:style-name="Таблица3.A2" office:value-type="string">
            <text:p text:style-name="P6">f22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23" office:value-type="string">
            <text:p text:style-name="P8">32</text:p>
          </table:table-cell>
          <table:table-cell table:style-name="Таблица3.D3" office:value-type="string">
            <text:p text:style-name="P8">14</text:p>
          </table:table-cell>
          <table:table-cell table:style-name="Таблица3.F5" office:value-type="string">
            <text:p text:style-name="P8">10</text:p>
          </table:table-cell>
          <table:table-cell table:style-name="Таблица3.H5" office:value-type="string">
            <text:p text:style-name="P8">8</text:p>
          </table:table-cell>
          <table:table-cell table:style-name="Таблица3.H5" office:value-type="string">
            <text:p text:style-name="P8">8</text:p>
          </table:table-cell>
          <table:table-cell table:style-name="Таблица3.F2" office:value-type="string">
            <text:p text:style-name="P8">7</text:p>
          </table:table-cell>
          <table:table-cell table:style-name="Таблица3.F5" office:value-type="string">
            <text:p text:style-name="P8">10</text:p>
          </table:table-cell>
          <table:table-cell table:style-name="Таблица3.E2" office:value-type="string">
            <text:p text:style-name="P8">9</text:p>
          </table:table-cell>
        </table:table-row>
        <table:table-row table:style-name="Таблица3.1">
          <table:table-cell table:style-name="Таблица3.A2" office:value-type="string">
            <text:p text:style-name="P6">f23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6" office:value-type="string">
            <text:p text:style-name="P8">31</text:p>
          </table:table-cell>
          <table:table-cell table:style-name="Таблица3.D5" office:value-type="string">
            <text:p text:style-name="P8">13</text:p>
          </table:table-cell>
          <table:table-cell table:style-name="Таблица3.E3" office:value-type="string">
            <text:p text:style-name="P8">11</text:p>
          </table:table-cell>
          <table:table-cell table:style-name="Таблица3.H5" office:value-type="string">
            <text:p text:style-name="P8">8</text:p>
          </table:table-cell>
          <table:table-cell table:style-name="Таблица3.E2" office:value-type="string">
            <text:p text:style-name="P8">9</text:p>
          </table:table-cell>
          <table:table-cell table:style-name="Таблица3.F2" office:value-type="string">
            <text:p text:style-name="P8">7</text:p>
          </table:table-cell>
          <table:table-cell table:style-name="Таблица3.F5" office:value-type="string">
            <text:p text:style-name="P8">10</text:p>
          </table:table-cell>
          <table:table-cell table:style-name="Таблица3.E2" office:value-type="string">
            <text:p text:style-name="P8">9</text:p>
          </table:table-cell>
        </table:table-row>
        <table:table-row table:style-name="Таблица3.1">
          <table:table-cell table:style-name="Таблица3.A2" office:value-type="string">
            <text:p text:style-name="P6">f24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20" office:value-type="string">
            <text:p text:style-name="P8">200</text:p>
          </table:table-cell>
          <table:table-cell table:style-name="Таблица3.G10" office:value-type="string">
            <text:p text:style-name="P8">47</text:p>
          </table:table-cell>
          <table:table-cell table:style-name="Таблица3.E25" office:value-type="string">
            <text:p text:style-name="P8">90</text:p>
          </table:table-cell>
          <table:table-cell table:style-name="Таблица3.C4" office:value-type="string">
            <text:p text:style-name="P8">107</text:p>
          </table:table-cell>
          <table:table-cell table:style-name="Таблица3.G15" office:value-type="string">
            <text:p text:style-name="P8">49</text:p>
          </table:table-cell>
          <table:table-cell table:style-name="Таблица3.C23" office:value-type="string">
            <text:p text:style-name="P8">32</text:p>
          </table:table-cell>
          <table:table-cell table:style-name="Таблица3.C19" office:value-type="string">
            <text:p text:style-name="P8">78</text:p>
          </table:table-cell>
          <table:table-cell table:style-name="Таблица3.J25" office:value-type="string">
            <text:p text:style-name="P8">132</text:p>
          </table:table-cell>
        </table:table-row>
        <table:table-row table:style-name="Таблица3.1">
          <table:table-cell table:style-name="Таблица3.A2" office:value-type="string">
            <text:p text:style-name="P6">f25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20" office:value-type="string">
            <text:p text:style-name="P8">200</text:p>
          </table:table-cell>
          <table:table-cell table:style-name="Таблица3.G10" office:value-type="string">
            <text:p text:style-name="P8">47</text:p>
          </table:table-cell>
          <table:table-cell table:style-name="Таблица3.E26" office:value-type="string">
            <text:p text:style-name="P8">174</text:p>
          </table:table-cell>
          <table:table-cell table:style-name="Таблица3.F26" office:value-type="string">
            <text:p text:style-name="P8">189</text:p>
          </table:table-cell>
          <table:table-cell table:style-name="Таблица3.B3" office:value-type="string">
            <text:p text:style-name="P8">48</text:p>
          </table:table-cell>
          <table:table-cell table:style-name="Таблица3.H26" office:value-type="string">
            <text:p text:style-name="P8">18</text:p>
          </table:table-cell>
          <table:table-cell table:style-name="Таблица3.I26" office:value-type="string">
            <text:p text:style-name="P8">60</text:p>
          </table:table-cell>
          <table:table-cell table:style-name="Таблица3.J26" office:value-type="string">
            <text:p text:style-name="P8">111</text:p>
          </table:table-cell>
        </table:table-row>
        <table:table-row table:style-name="Таблица3.1">
          <table:table-cell table:style-name="Таблица3.A2" office:value-type="string">
            <text:p text:style-name="P6">f26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20" office:value-type="string">
            <text:p text:style-name="P8">200</text:p>
          </table:table-cell>
          <table:table-cell table:style-name="Таблица3.G10" office:value-type="string">
            <text:p text:style-name="P8">47</text:p>
          </table:table-cell>
          <table:table-cell table:style-name="Таблица3.E25" office:value-type="string">
            <text:p text:style-name="P8">90</text:p>
          </table:table-cell>
          <table:table-cell table:style-name="Таблица3.C4" office:value-type="string">
            <text:p text:style-name="P8">107</text:p>
          </table:table-cell>
          <table:table-cell table:style-name="Таблица3.G15" office:value-type="string">
            <text:p text:style-name="P8">49</text:p>
          </table:table-cell>
          <table:table-cell table:style-name="Таблица3.C6" office:value-type="string">
            <text:p text:style-name="P8">31</text:p>
          </table:table-cell>
          <table:table-cell table:style-name="Таблица3.I27" office:value-type="string">
            <text:p text:style-name="P8">76</text:p>
          </table:table-cell>
          <table:table-cell table:style-name="Таблица3.J25" office:value-type="string">
            <text:p text:style-name="P8">132</text:p>
          </table:table-cell>
        </table:table-row>
        <table:table-row table:style-name="Таблица3.1">
          <table:table-cell table:style-name="Таблица3.A2" office:value-type="string">
            <text:p text:style-name="P6">f27</text:p>
          </table:table-cell>
          <table:table-cell table:style-name="Таблица3.J3" office:value-type="string">
            <text:p text:style-name="P8">12</text:p>
          </table:table-cell>
          <table:table-cell table:style-name="Таблица3.C20" office:value-type="string">
            <text:p text:style-name="P8">200</text:p>
          </table:table-cell>
          <table:table-cell table:style-name="Таблица3.J3" office:value-type="string">
            <text:p text:style-name="P8">12</text:p>
          </table:table-cell>
          <table:table-cell table:style-name="Таблица3.C2" office:value-type="string">
            <text:p text:style-name="P8">33</text:p>
          </table:table-cell>
          <table:table-cell table:style-name="Таблица3.G3" office:value-type="string">
            <text:p text:style-name="P8">36</text:p>
          </table:table-cell>
          <table:table-cell table:style-name="Таблица3.E21" office:value-type="string">
            <text:p text:style-name="P8">21</text:p>
          </table:table-cell>
          <table:table-cell table:style-name="Таблица3.J3" office:value-type="string">
            <text:p text:style-name="P8">12</text:p>
          </table:table-cell>
          <table:table-cell table:style-name="Таблица3.F4" office:value-type="string">
            <text:p text:style-name="P8">22</text:p>
          </table:table-cell>
          <table:table-cell table:style-name="Таблица3.C9" office:value-type="string">
            <text:p text:style-name="P8">30</text:p>
          </table:table-cell>
        </table:table-row>
        <table:table-row table:style-name="Таблица3.1">
          <table:table-cell table:style-name="Таблица3.A2" office:value-type="string">
            <text:p text:style-name="P6">f28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20" office:value-type="string">
            <text:p text:style-name="P8">200</text:p>
          </table:table-cell>
          <table:table-cell table:style-name="Таблица3.G10" office:value-type="string">
            <text:p text:style-name="P8">47</text:p>
          </table:table-cell>
          <table:table-cell table:style-name="Таблица3.E25" office:value-type="string">
            <text:p text:style-name="P8">89</text:p>
          </table:table-cell>
          <table:table-cell table:style-name="Таблица3.C4" office:value-type="string">
            <text:p text:style-name="P8">106</text:p>
          </table:table-cell>
          <table:table-cell table:style-name="Таблица3.G15" office:value-type="string">
            <text:p text:style-name="P8">49</text:p>
          </table:table-cell>
          <table:table-cell table:style-name="Таблица3.C9" office:value-type="string">
            <text:p text:style-name="P8">30</text:p>
          </table:table-cell>
          <table:table-cell table:style-name="Таблица3.I29" office:value-type="string">
            <text:p text:style-name="P8">72</text:p>
          </table:table-cell>
          <table:table-cell table:style-name="Таблица3.J25" office:value-type="string">
            <text:p text:style-name="P8">132</text:p>
          </table:table-cell>
        </table:table-row>
        <table:table-row table:style-name="Таблица3.1">
          <table:table-cell table:style-name="Таблица3.A2" office:value-type="string">
            <text:p text:style-name="P6">f29</text:p>
          </table:table-cell>
          <table:table-cell table:style-name="Таблица3.F5" office:value-type="string">
            <text:p text:style-name="P8">10</text:p>
          </table:table-cell>
          <table:table-cell table:style-name="Таблица3.C20" office:value-type="string">
            <text:p text:style-name="P8">200</text:p>
          </table:table-cell>
          <table:table-cell table:style-name="Таблица3.F5" office:value-type="string">
            <text:p text:style-name="P8">10</text:p>
          </table:table-cell>
          <table:table-cell table:style-name="Таблица3.E30" office:value-type="string">
            <text:p text:style-name="P8">57</text:p>
          </table:table-cell>
          <table:table-cell table:style-name="Таблица3.F30" office:value-type="string">
            <text:p text:style-name="P8">44</text:p>
          </table:table-cell>
          <table:table-cell table:style-name="Таблица3.B2" office:value-type="string">
            <text:p text:style-name="P8">1</text:p>
          </table:table-cell>
          <table:table-cell table:style-name="Таблица3.F5" office:value-type="string">
            <text:p text:style-name="P8">10</text:p>
          </table:table-cell>
          <table:table-cell table:style-name="Таблица3.D9" office:value-type="string">
            <text:p text:style-name="P8">16</text:p>
          </table:table-cell>
          <table:table-cell table:style-name="Таблица3.C7" office:value-type="string">
            <text:p text:style-name="P8">29</text:p>
          </table:table-cell>
        </table:table-row>
        <table:table-row table:style-name="Таблица3.1">
          <table:table-cell table:style-name="Таблица3.A2" office:value-type="string">
            <text:p text:style-name="P6">f30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20" office:value-type="string">
            <text:p text:style-name="P8">200</text:p>
          </table:table-cell>
          <table:table-cell table:style-name="Таблица3.D4" office:value-type="string">
            <text:p text:style-name="P8">17</text:p>
          </table:table-cell>
          <table:table-cell table:style-name="Таблица3.G4" office:value-type="string">
            <text:p text:style-name="P8">51</text:p>
          </table:table-cell>
          <table:table-cell table:style-name="Таблица3.E30" office:value-type="string">
            <text:p text:style-name="P8">56</text:p>
          </table:table-cell>
          <table:table-cell table:style-name="Таблица3.G15" office:value-type="string">
            <text:p text:style-name="P8">49</text:p>
          </table:table-cell>
          <table:table-cell table:style-name="Таблица3.J3" office:value-type="string">
            <text:p text:style-name="P8">12</text:p>
          </table:table-cell>
          <table:table-cell table:style-name="Таблица3.D3" office:value-type="string">
            <text:p text:style-name="P8">14</text:p>
          </table:table-cell>
          <table:table-cell table:style-name="Таблица3.D5" office:value-type="string">
            <text:p text:style-name="P8">13</text:p>
          </table:table-cell>
        </table:table-row>
        <table:table-row table:style-name="Таблица3.1">
          <table:table-cell table:style-name="Таблица3.A2" office:value-type="string">
            <text:p text:style-name="P6">f31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32" office:value-type="string">
            <text:p text:style-name="P8">179</text:p>
          </table:table-cell>
          <table:table-cell table:style-name="Таблица3.H26" office:value-type="string">
            <text:p text:style-name="P8">18</text:p>
          </table:table-cell>
          <table:table-cell table:style-name="Таблица3.D5" office:value-type="string">
            <text:p text:style-name="P8">13</text:p>
          </table:table-cell>
          <table:table-cell table:style-name="Таблица3.F32" office:value-type="string">
            <text:p text:style-name="P8">4</text:p>
          </table:table-cell>
          <table:table-cell table:style-name="Таблица3.G15" office:value-type="string">
            <text:p text:style-name="P8">49</text:p>
          </table:table-cell>
          <table:table-cell table:style-name="Таблица3.E3" office:value-type="string">
            <text:p text:style-name="P8">11</text:p>
          </table:table-cell>
          <table:table-cell table:style-name="Таблица3.D3" office:value-type="string">
            <text:p text:style-name="P8">14</text:p>
          </table:table-cell>
          <table:table-cell table:style-name="Таблица3.E3" office:value-type="string">
            <text:p text:style-name="P8">11</text:p>
          </table:table-cell>
        </table:table-row>
        <table:table-row table:style-name="Таблица3.1">
          <table:table-cell table:style-name="Таблица3.A2" office:value-type="string">
            <text:p text:style-name="P6">f32</text:p>
          </table:table-cell>
          <table:table-cell table:style-name="Таблица3.B3" office:value-type="string">
            <text:p text:style-name="P8">48</text:p>
          </table:table-cell>
          <table:table-cell table:style-name="Таблица3.E25" office:value-type="string">
            <text:p text:style-name="P8">90</text:p>
          </table:table-cell>
          <table:table-cell table:style-name="Таблица3.D9" office:value-type="string">
            <text:p text:style-name="P8">16</text:p>
          </table:table-cell>
          <table:table-cell table:style-name="Таблица3.D5" office:value-type="string">
            <text:p text:style-name="P8">13</text:p>
          </table:table-cell>
          <table:table-cell table:style-name="Таблица3.F5" office:value-type="string">
            <text:p text:style-name="P8">10</text:p>
          </table:table-cell>
          <table:table-cell table:style-name="Таблица3.G4" office:value-type="string">
            <text:p text:style-name="P8">50</text:p>
          </table:table-cell>
          <table:table-cell table:style-name="Таблица3.E3" office:value-type="string">
            <text:p text:style-name="P8">11</text:p>
          </table:table-cell>
          <table:table-cell table:style-name="Таблица3.D3" office:value-type="string">
            <text:p text:style-name="P8">14</text:p>
          </table:table-cell>
          <table:table-cell table:style-name="Таблица3.J3" office:value-type="string">
            <text:p text:style-name="P8">12</text:p>
          </table:table-cell>
        </table:table-row>
        <table:table-row table:style-name="Таблица3.1">
          <table:table-cell table:style-name="Таблица3.A2" office:value-type="string">
            <text:p text:style-name="P6">f33</text:p>
          </table:table-cell>
          <table:table-cell table:style-name="Таблица3.B3" office:value-type="string">
            <text:p text:style-name="P8">48</text:p>
          </table:table-cell>
          <table:table-cell table:style-name="Таблица3.F26" office:value-type="string">
            <text:p text:style-name="P8">190</text:p>
          </table:table-cell>
          <table:table-cell table:style-name="Таблица3.D5" office:value-type="string">
            <text:p text:style-name="P8">13</text:p>
          </table:table-cell>
          <table:table-cell table:style-name="Таблица3.D3" office:value-type="string">
            <text:p text:style-name="P8">14</text:p>
          </table:table-cell>
          <table:table-cell table:style-name="Таблица3.D3" office:value-type="string">
            <text:p text:style-name="P8">14</text:p>
          </table:table-cell>
          <table:table-cell table:style-name="Таблица3.F5" office:value-type="string">
            <text:p text:style-name="P8">10</text:p>
          </table:table-cell>
          <table:table-cell table:style-name="Таблица3.E3" office:value-type="string">
            <text:p text:style-name="P8">11</text:p>
          </table:table-cell>
          <table:table-cell table:style-name="Таблица3.D9" office:value-type="string">
            <text:p text:style-name="P8">16</text:p>
          </table:table-cell>
          <table:table-cell table:style-name="Таблица3.D5" office:value-type="string">
            <text:p text:style-name="P8">13</text:p>
          </table:table-cell>
        </table:table-row>
        <table:table-row table:style-name="Таблица3.1">
          <table:table-cell table:style-name="Таблица3.A2" office:value-type="string">
            <text:p text:style-name="P6">f34</text:p>
          </table:table-cell>
          <table:table-cell table:style-name="Таблица3.B3" office:value-type="string">
            <text:p text:style-name="P8">48</text:p>
          </table:table-cell>
          <table:table-cell table:style-name="Таблица3.F5" office:value-type="string">
            <text:p text:style-name="P8">10</text:p>
          </table:table-cell>
          <table:table-cell table:style-name="Таблица3.F5" office:value-type="string">
            <text:p text:style-name="P8">10</text:p>
          </table:table-cell>
          <table:table-cell table:style-name="Таблица3.E2" office:value-type="string">
            <text:p text:style-name="P8">9</text:p>
          </table:table-cell>
          <table:table-cell table:style-name="Таблица3.F2" office:value-type="string">
            <text:p text:style-name="P8">7</text:p>
          </table:table-cell>
          <table:table-cell table:style-name="Таблица3.E2" office:value-type="string">
            <text:p text:style-name="P8">9</text:p>
          </table:table-cell>
          <table:table-cell table:style-name="Таблица3.H5" office:value-type="string">
            <text:p text:style-name="P8">8</text:p>
          </table:table-cell>
          <table:table-cell table:style-name="Таблица3.D3" office:value-type="string">
            <text:p text:style-name="P8">14</text:p>
          </table:table-cell>
          <table:table-cell table:style-name="Таблица3.E2" office:value-type="string">
            <text:p text:style-name="P8">9</text:p>
          </table:table-cell>
        </table:table-row>
        <table:table-row table:style-name="Таблица3.1">
          <table:table-cell table:style-name="Таблица3.A2" office:value-type="string">
            <text:p text:style-name="P6">f35</text:p>
          </table:table-cell>
          <table:table-cell table:style-name="Таблица3.B3" office:value-type="string">
            <text:p text:style-name="P8">48</text:p>
          </table:table-cell>
          <table:table-cell table:style-name="Таблица3.D5" office:value-type="string">
            <text:p text:style-name="P8">13</text:p>
          </table:table-cell>
          <table:table-cell table:style-name="Таблица3.E21" office:value-type="string">
            <text:p text:style-name="P8">21</text:p>
          </table:table-cell>
          <table:table-cell table:style-name="Таблица3.D5" office:value-type="string">
            <text:p text:style-name="P8">13</text:p>
          </table:table-cell>
          <table:table-cell table:style-name="Таблица3.J3" office:value-type="string">
            <text:p text:style-name="P8">12</text:p>
          </table:table-cell>
          <table:table-cell table:style-name="Таблица3.G36" office:value-type="string">
            <text:p text:style-name="P8">35</text:p>
          </table:table-cell>
          <table:table-cell table:style-name="Таблица3.D9" office:value-type="string">
            <text:p text:style-name="P8">16</text:p>
          </table:table-cell>
          <table:table-cell table:style-name="Таблица3.I36" office:value-type="string">
            <text:p text:style-name="P8">20</text:p>
          </table:table-cell>
          <table:table-cell table:style-name="Таблица3.F5" office:value-type="string">
            <text:p text:style-name="P8">10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6">f36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13" office:value-type="string">
            <text:p text:style-name="P8">39</text:p>
          </table:table-cell>
          <table:table-cell table:style-name="Таблица3.G10" office:value-type="string">
            <text:p text:style-name="P8">47</text:p>
          </table:table-cell>
          <table:table-cell table:style-name="Таблица3.E37" office:value-type="string">
            <text:p text:style-name="P8">42</text:p>
          </table:table-cell>
          <table:table-cell table:style-name="Таблица3.B3" office:value-type="string">
            <text:p text:style-name="P8">48</text:p>
          </table:table-cell>
          <table:table-cell table:style-name="Таблица3.E37" office:value-type="string">
            <text:p text:style-name="P8">42</text:p>
          </table:table-cell>
          <table:table-cell table:style-name="Таблица3.B3" office:value-type="string">
            <text:p text:style-name="P8">48</text:p>
          </table:table-cell>
          <table:table-cell table:style-name="Таблица3.I37" office:value-type="string">
            <text:p text:style-name="P8">46</text:p>
          </table:table-cell>
          <table:table-cell table:style-name="Таблица3.J37" office:value-type="string">
            <text:p text:style-name="P8">38</text:p>
          </table:table-cell>
        </table:table-row>
        <table:table-row table:style-name="Таблица3.1">
          <table:table-cell table:style-name="Таблица3.A2" office:value-type="string">
            <text:p text:style-name="P6">f37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20" office:value-type="string">
            <text:p text:style-name="P8">200</text:p>
          </table:table-cell>
          <table:table-cell table:style-name="Таблица3.E21" office:value-type="string">
            <text:p text:style-name="P8">21</text:p>
          </table:table-cell>
          <table:table-cell table:style-name="Таблица3.E38" office:value-type="string">
            <text:p text:style-name="P8">23</text:p>
          </table:table-cell>
          <table:table-cell table:style-name="Таблица3.F38" office:value-type="string">
            <text:p text:style-name="P8">25</text:p>
          </table:table-cell>
          <table:table-cell table:style-name="Таблица3.E4" office:value-type="string">
            <text:p text:style-name="P8">15</text:p>
          </table:table-cell>
          <table:table-cell table:style-name="Таблица3.D9" office:value-type="string">
            <text:p text:style-name="P8">16</text:p>
          </table:table-cell>
          <table:table-cell table:style-name="Таблица3.F4" office:value-type="string">
            <text:p text:style-name="P8">22</text:p>
          </table:table-cell>
          <table:table-cell table:style-name="Таблица3.C9" office:value-type="string">
            <text:p text:style-name="P8">30</text:p>
          </table:table-cell>
        </table:table-row>
        <table:table-row table:style-name="Таблица3.1">
          <table:table-cell table:style-name="Таблица3.A2" office:value-type="string">
            <text:p text:style-name="P6">f38</text:p>
          </table:table-cell>
          <table:table-cell table:style-name="Таблица3.B3" office:value-type="string">
            <text:p text:style-name="P8">48</text:p>
          </table:table-cell>
          <table:table-cell table:style-name="Таблица3.G10" office:value-type="string">
            <text:p text:style-name="P8">47</text:p>
          </table:table-cell>
          <table:table-cell table:style-name="Таблица3.G10" office:value-type="string">
            <text:p text:style-name="P8">47</text:p>
          </table:table-cell>
          <table:table-cell table:style-name="Таблица3.E39" office:value-type="string">
            <text:p text:style-name="P8">54</text:p>
          </table:table-cell>
          <table:table-cell table:style-name="Таблица3.E39" office:value-type="string">
            <text:p text:style-name="P8">54</text:p>
          </table:table-cell>
          <table:table-cell table:style-name="Таблица3.B3" office:value-type="string">
            <text:p text:style-name="P8">48</text:p>
          </table:table-cell>
          <table:table-cell table:style-name="Таблица3.B3" office:value-type="string">
            <text:p text:style-name="P8">48</text:p>
          </table:table-cell>
          <table:table-cell table:style-name="Таблица3.G4" office:value-type="string">
            <text:p text:style-name="P8">52</text:p>
          </table:table-cell>
          <table:table-cell table:style-name="Таблица3.I37" office:value-type="string">
            <text:p text:style-name="P8">46</text:p>
          </table:table-cell>
        </table:table-row>
        <table:table-row table:style-name="Таблица3.1">
          <table:table-cell table:style-name="Таблица3.A2" office:value-type="string">
            <text:p text:style-name="P6">f39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20" office:value-type="string">
            <text:p text:style-name="P8">200</text:p>
          </table:table-cell>
          <table:table-cell table:style-name="Таблица3.G10" office:value-type="string">
            <text:p text:style-name="P8">47</text:p>
          </table:table-cell>
          <table:table-cell table:style-name="Таблица3.E40" office:value-type="string">
            <text:p text:style-name="P8">156</text:p>
          </table:table-cell>
          <table:table-cell table:style-name="Таблица3.E40" office:value-type="string">
            <text:p text:style-name="P8">156</text:p>
          </table:table-cell>
          <table:table-cell table:style-name="Таблица3.G15" office:value-type="string">
            <text:p text:style-name="P8">49</text:p>
          </table:table-cell>
          <table:table-cell table:style-name="Таблица3.B3" office:value-type="string">
            <text:p text:style-name="P8">48</text:p>
          </table:table-cell>
          <table:table-cell table:style-name="Таблица3.I27" office:value-type="string">
            <text:p text:style-name="P8">74</text:p>
          </table:table-cell>
          <table:table-cell table:style-name="Таблица3.I29" office:value-type="string">
            <text:p text:style-name="P8">72</text:p>
          </table:table-cell>
        </table:table-row>
        <table:table-row table:style-name="Таблица3.1">
          <table:table-cell table:style-name="Таблица3.A2" office:value-type="string">
            <text:p text:style-name="P6">f40</text:p>
          </table:table-cell>
          <table:table-cell table:style-name="Таблица3.B3" office:value-type="string">
            <text:p text:style-name="P8">48</text:p>
          </table:table-cell>
          <table:table-cell table:style-name="Таблица3.F2" office:value-type="string">
            <text:p text:style-name="P8">7</text:p>
          </table:table-cell>
          <table:table-cell table:style-name="Таблица3.G10" office:value-type="string">
            <text:p text:style-name="P8">47</text:p>
          </table:table-cell>
          <table:table-cell table:style-name="Таблица3.E25" office:value-type="string">
            <text:p text:style-name="P8">90</text:p>
          </table:table-cell>
          <table:table-cell table:style-name="Таблица3.E25" office:value-type="string">
            <text:p text:style-name="P8">90</text:p>
          </table:table-cell>
          <table:table-cell table:style-name="Таблица3.G15" office:value-type="string">
            <text:p text:style-name="P8">49</text:p>
          </table:table-cell>
          <table:table-cell table:style-name="Таблица3.B3" office:value-type="string">
            <text:p text:style-name="P8">48</text:p>
          </table:table-cell>
          <table:table-cell table:style-name="Таблица3.E30" office:value-type="string">
            <text:p text:style-name="P8">58</text:p>
          </table:table-cell>
          <table:table-cell table:style-name="Таблица3.B3" office:value-type="string">
            <text:p text:style-name="P8">48</text:p>
          </table:table-cell>
        </table:table-row>
        <table:table-row table:style-name="Таблица3.1">
          <table:table-cell table:style-name="Таблица3.A2" office:value-type="string">
            <text:p text:style-name="P6">f41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9" office:value-type="string">
            <text:p text:style-name="P8">30</text:p>
          </table:table-cell>
          <table:table-cell table:style-name="Таблица3.H26" office:value-type="string">
            <text:p text:style-name="P8">18</text:p>
          </table:table-cell>
          <table:table-cell table:style-name="Таблица3.J3" office:value-type="string">
            <text:p text:style-name="P8">12</text:p>
          </table:table-cell>
          <table:table-cell table:style-name="Таблица3.E3" office:value-type="string">
            <text:p text:style-name="P8">11</text:p>
          </table:table-cell>
          <table:table-cell table:style-name="Таблица3.E4" office:value-type="string">
            <text:p text:style-name="P8">15</text:p>
          </table:table-cell>
          <table:table-cell table:style-name="Таблица3.D5" office:value-type="string">
            <text:p text:style-name="P8">13</text:p>
          </table:table-cell>
          <table:table-cell table:style-name="Таблица3.J3" office:value-type="string">
            <text:p text:style-name="P8">12</text:p>
          </table:table-cell>
          <table:table-cell table:style-name="Таблица3.J3" office:value-type="string">
            <text:p text:style-name="P8">12</text:p>
          </table:table-cell>
        </table:table-row>
        <table:table-row table:style-name="Таблица3.1">
          <table:table-cell table:style-name="Таблица3.A2" office:value-type="string">
            <text:p text:style-name="P6">f42</text:p>
          </table:table-cell>
          <table:table-cell table:style-name="Таблица3.B3" office:value-type="string">
            <text:p text:style-name="P8">48</text:p>
          </table:table-cell>
          <table:table-cell table:style-name="Таблица3.E21" office:value-type="string">
            <text:p text:style-name="P8">21</text:p>
          </table:table-cell>
          <table:table-cell table:style-name="Таблица3.D3" office:value-type="string">
            <text:p text:style-name="P8">14</text:p>
          </table:table-cell>
          <table:table-cell table:style-name="Таблица3.E3" office:value-type="string">
            <text:p text:style-name="P8">11</text:p>
          </table:table-cell>
          <table:table-cell table:style-name="Таблица3.H5" office:value-type="string">
            <text:p text:style-name="P8">8</text:p>
          </table:table-cell>
          <table:table-cell table:style-name="Таблица3.D5" office:value-type="string">
            <text:p text:style-name="P8">13</text:p>
          </table:table-cell>
          <table:table-cell table:style-name="Таблица3.E3" office:value-type="string">
            <text:p text:style-name="P8">11</text:p>
          </table:table-cell>
          <table:table-cell table:style-name="Таблица3.D9" office:value-type="string">
            <text:p text:style-name="P8">16</text:p>
          </table:table-cell>
          <table:table-cell table:style-name="Таблица3.E2" office:value-type="string">
            <text:p text:style-name="P8">9</text:p>
          </table:table-cell>
        </table:table-row>
        <table:table-row table:style-name="Таблица3.1">
          <table:table-cell table:style-name="Таблица3.A2" office:value-type="string">
            <text:p text:style-name="P6">f43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20" office:value-type="string">
            <text:p text:style-name="P8">200</text:p>
          </table:table-cell>
          <table:table-cell table:style-name="Таблица3.G10" office:value-type="string">
            <text:p text:style-name="P8">47</text:p>
          </table:table-cell>
          <table:table-cell table:style-name="Таблица3.E25" office:value-type="string">
            <text:p text:style-name="P8">89</text:p>
          </table:table-cell>
          <table:table-cell table:style-name="Таблица3.C4" office:value-type="string">
            <text:p text:style-name="P8">106</text:p>
          </table:table-cell>
          <table:table-cell table:style-name="Таблица3.G15" office:value-type="string">
            <text:p text:style-name="P8">49</text:p>
          </table:table-cell>
          <table:table-cell table:style-name="Таблица3.C6" office:value-type="string">
            <text:p text:style-name="P8">31</text:p>
          </table:table-cell>
          <table:table-cell table:style-name="Таблица3.C19" office:value-type="string">
            <text:p text:style-name="P8">78</text:p>
          </table:table-cell>
          <table:table-cell table:style-name="Таблица3.J44" office:value-type="string">
            <text:p text:style-name="P8">115</text:p>
          </table:table-cell>
        </table:table-row>
        <table:table-row table:style-name="Таблица3.1">
          <table:table-cell table:style-name="Таблица3.A2" office:value-type="string">
            <text:p text:style-name="P6">f44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20" office:value-type="string">
            <text:p text:style-name="P8">200</text:p>
          </table:table-cell>
          <table:table-cell table:style-name="Таблица3.G10" office:value-type="string">
            <text:p text:style-name="P8">47</text:p>
          </table:table-cell>
          <table:table-cell table:style-name="Таблица3.E45" office:value-type="string">
            <text:p text:style-name="P8">172</text:p>
          </table:table-cell>
          <table:table-cell table:style-name="Таблица3.F26" office:value-type="string">
            <text:p text:style-name="P8">191</text:p>
          </table:table-cell>
          <table:table-cell table:style-name="Таблица3.G15" office:value-type="string">
            <text:p text:style-name="P8">49</text:p>
          </table:table-cell>
          <table:table-cell table:style-name="Таблица3.H45" office:value-type="string">
            <text:p text:style-name="P8">19</text:p>
          </table:table-cell>
          <table:table-cell table:style-name="Таблица3.E39" office:value-type="string">
            <text:p text:style-name="P8">54</text:p>
          </table:table-cell>
          <table:table-cell table:style-name="Таблица3.J45" office:value-type="string">
            <text:p text:style-name="P8">113</text:p>
          </table:table-cell>
        </table:table-row>
        <table:table-row table:style-name="Таблица3.1">
          <table:table-cell table:style-name="Таблица3.A2" office:value-type="string">
            <text:p text:style-name="P6">f45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20" office:value-type="string">
            <text:p text:style-name="P8">200</text:p>
          </table:table-cell>
          <table:table-cell table:style-name="Таблица3.G10" office:value-type="string">
            <text:p text:style-name="P8">47</text:p>
          </table:table-cell>
          <table:table-cell table:style-name="Таблица3.C20" office:value-type="string">
            <text:p text:style-name="P8">200</text:p>
          </table:table-cell>
          <table:table-cell table:style-name="Таблица3.C20" office:value-type="string">
            <text:p text:style-name="P8">200</text:p>
          </table:table-cell>
          <table:table-cell table:style-name="Таблица3.G15" office:value-type="string">
            <text:p text:style-name="P8">49</text:p>
          </table:table-cell>
          <table:table-cell table:style-name="Таблица3.D5" office:value-type="string">
            <text:p text:style-name="P8">13</text:p>
          </table:table-cell>
          <table:table-cell table:style-name="Таблица3.G4" office:value-type="string">
            <text:p text:style-name="P8">50</text:p>
          </table:table-cell>
          <table:table-cell table:style-name="Таблица3.J46" office:value-type="string">
            <text:p text:style-name="P8">123</text:p>
          </table:table-cell>
        </table:table-row>
        <table:table-row table:style-name="Таблица3.1">
          <table:table-cell table:style-name="Таблица3.A2" office:value-type="string">
            <text:p text:style-name="P6">f46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20" office:value-type="string">
            <text:p text:style-name="P8">200</text:p>
          </table:table-cell>
          <table:table-cell table:style-name="Таблица3.H26" office:value-type="string">
            <text:p text:style-name="P8">18</text:p>
          </table:table-cell>
          <table:table-cell table:style-name="Таблица3.E38" office:value-type="string">
            <text:p text:style-name="P8">23</text:p>
          </table:table-cell>
          <table:table-cell table:style-name="Таблица3.E21" office:value-type="string">
            <text:p text:style-name="P8">21</text:p>
          </table:table-cell>
          <table:table-cell table:style-name="Таблица3.G15" office:value-type="string">
            <text:p text:style-name="P8">49</text:p>
          </table:table-cell>
          <table:table-cell table:style-name="Таблица3.J3" office:value-type="string">
            <text:p text:style-name="P8">12</text:p>
          </table:table-cell>
          <table:table-cell table:style-name="Таблица3.J3" office:value-type="string">
            <text:p text:style-name="P8">12</text:p>
          </table:table-cell>
          <table:table-cell table:style-name="Таблица3.D3" office:value-type="string">
            <text:p text:style-name="P8">14</text:p>
          </table:table-cell>
        </table:table-row>
        <table:table-row table:style-name="Таблица3.1">
          <table:table-cell table:style-name="Таблица3.A2" office:value-type="string">
            <text:p text:style-name="P6">f47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48" office:value-type="string">
            <text:p text:style-name="P8">154</text:p>
          </table:table-cell>
          <table:table-cell table:style-name="Таблица3.H26" office:value-type="string">
            <text:p text:style-name="P8">18</text:p>
          </table:table-cell>
          <table:table-cell table:style-name="Таблица3.E4" office:value-type="string">
            <text:p text:style-name="P8">15</text:p>
          </table:table-cell>
          <table:table-cell table:style-name="Таблица3.J3" office:value-type="string">
            <text:p text:style-name="P8">12</text:p>
          </table:table-cell>
          <table:table-cell table:style-name="Таблица3.G4" office:value-type="string">
            <text:p text:style-name="P8">50</text:p>
          </table:table-cell>
          <table:table-cell table:style-name="Таблица3.D3" office:value-type="string">
            <text:p text:style-name="P8">14</text:p>
          </table:table-cell>
          <table:table-cell table:style-name="Таблица3.D9" office:value-type="string">
            <text:p text:style-name="P8">16</text:p>
          </table:table-cell>
          <table:table-cell table:style-name="Таблица3.E4" office:value-type="string">
            <text:p text:style-name="P8">15</text:p>
          </table:table-cell>
        </table:table-row>
        <table:table-row table:style-name="Таблица3.1">
          <table:table-cell table:style-name="Таблица3.A2" office:value-type="string">
            <text:p text:style-name="P6">f48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49" office:value-type="string">
            <text:p text:style-name="P8">43</text:p>
          </table:table-cell>
          <table:table-cell table:style-name="Таблица3.I36" office:value-type="string">
            <text:p text:style-name="P8">20</text:p>
          </table:table-cell>
          <table:table-cell table:style-name="Таблица3.D3" office:value-type="string">
            <text:p text:style-name="P8">14</text:p>
          </table:table-cell>
          <table:table-cell table:style-name="Таблица3.J3" office:value-type="string">
            <text:p text:style-name="P8">12</text:p>
          </table:table-cell>
          <table:table-cell table:style-name="Таблица3.H45" office:value-type="string">
            <text:p text:style-name="P8">19</text:p>
          </table:table-cell>
          <table:table-cell table:style-name="Таблица3.D4" office:value-type="string">
            <text:p text:style-name="P8">17</text:p>
          </table:table-cell>
          <table:table-cell table:style-name="Таблица3.D9" office:value-type="string">
            <text:p text:style-name="P8">16</text:p>
          </table:table-cell>
          <table:table-cell table:style-name="Таблица3.E4" office:value-type="string">
            <text:p text:style-name="P8">15</text:p>
          </table:table-cell>
        </table:table-row>
        <table:table-row table:style-name="Таблица3.1">
          <table:table-cell table:style-name="Таблица3.A2" office:value-type="string">
            <text:p text:style-name="P6">f49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50" office:value-type="string">
            <text:p text:style-name="P8">24</text:p>
          </table:table-cell>
          <table:table-cell table:style-name="Таблица3.D5" office:value-type="string">
            <text:p text:style-name="P8">13</text:p>
          </table:table-cell>
          <table:table-cell table:style-name="Таблица3.E3" office:value-type="string">
            <text:p text:style-name="P8">11</text:p>
          </table:table-cell>
          <table:table-cell table:style-name="Таблица3.H5" office:value-type="string">
            <text:p text:style-name="P8">8</text:p>
          </table:table-cell>
          <table:table-cell table:style-name="Таблица3.E3" office:value-type="string">
            <text:p text:style-name="P8">11</text:p>
          </table:table-cell>
          <table:table-cell table:style-name="Таблица3.F5" office:value-type="string">
            <text:p text:style-name="P8">10</text:p>
          </table:table-cell>
          <table:table-cell table:style-name="Таблица3.F5" office:value-type="string">
            <text:p text:style-name="P8">10</text:p>
          </table:table-cell>
          <table:table-cell table:style-name="Таблица3.F5" office:value-type="string">
            <text:p text:style-name="P8">10</text:p>
          </table:table-cell>
        </table:table-row>
        <table:table-row table:style-name="Таблица3.1">
          <table:table-cell table:style-name="Таблица3.A2" office:value-type="string">
            <text:p text:style-name="P6">f50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13" office:value-type="string">
            <text:p text:style-name="P8">39</text:p>
          </table:table-cell>
          <table:table-cell table:style-name="Таблица3.D4" office:value-type="string">
            <text:p text:style-name="P8">17</text:p>
          </table:table-cell>
          <table:table-cell table:style-name="Таблица3.D5" office:value-type="string">
            <text:p text:style-name="P8">13</text:p>
          </table:table-cell>
          <table:table-cell table:style-name="Таблица3.E3" office:value-type="string">
            <text:p text:style-name="P8">11</text:p>
          </table:table-cell>
          <table:table-cell table:style-name="Таблица3.E3" office:value-type="string">
            <text:p text:style-name="P8">11</text:p>
          </table:table-cell>
          <table:table-cell table:style-name="Таблица3.F5" office:value-type="string">
            <text:p text:style-name="P8">10</text:p>
          </table:table-cell>
          <table:table-cell table:style-name="Таблица3.J3" office:value-type="string">
            <text:p text:style-name="P8">12</text:p>
          </table:table-cell>
          <table:table-cell table:style-name="Таблица3.E3" office:value-type="string">
            <text:p text:style-name="P8">11</text:p>
          </table:table-cell>
        </table:table-row>
        <table:table-row table:style-name="Таблица3.1">
          <table:table-cell table:style-name="Таблица3.A2" office:value-type="string">
            <text:p text:style-name="P6">f51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52" office:value-type="string">
            <text:p text:style-name="P8">26</text:p>
          </table:table-cell>
          <table:table-cell table:style-name="Таблица3.H26" office:value-type="string">
            <text:p text:style-name="P8">18</text:p>
          </table:table-cell>
          <table:table-cell table:style-name="Таблица3.F5" office:value-type="string">
            <text:p text:style-name="P8">10</text:p>
          </table:table-cell>
          <table:table-cell table:style-name="Таблица3.H5" office:value-type="string">
            <text:p text:style-name="P8">8</text:p>
          </table:table-cell>
          <table:table-cell table:style-name="Таблица3.F5" office:value-type="string">
            <text:p text:style-name="P8">10</text:p>
          </table:table-cell>
          <table:table-cell table:style-name="Таблица3.E2" office:value-type="string">
            <text:p text:style-name="P8">9</text:p>
          </table:table-cell>
          <table:table-cell table:style-name="Таблица3.F5" office:value-type="string">
            <text:p text:style-name="P8">10</text:p>
          </table:table-cell>
          <table:table-cell table:style-name="Таблица3.E2" office:value-type="string">
            <text:p text:style-name="P8">9</text:p>
          </table:table-cell>
        </table:table-row>
        <table:table-row table:style-name="Таблица3.1">
          <table:table-cell table:style-name="Таблица3.A2" office:value-type="string">
            <text:p text:style-name="P6">f52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20" office:value-type="string">
            <text:p text:style-name="P8">200</text:p>
          </table:table-cell>
          <table:table-cell table:style-name="Таблица3.H45" office:value-type="string">
            <text:p text:style-name="P8">19</text:p>
          </table:table-cell>
          <table:table-cell table:style-name="Таблица3.G3" office:value-type="string">
            <text:p text:style-name="P8">36</text:p>
          </table:table-cell>
          <table:table-cell table:style-name="Таблица3.H45" office:value-type="string">
            <text:p text:style-name="P8">19</text:p>
          </table:table-cell>
          <table:table-cell table:style-name="Таблица3.G4" office:value-type="string">
            <text:p text:style-name="P8">50</text:p>
          </table:table-cell>
          <table:table-cell table:style-name="Таблица3.D5" office:value-type="string">
            <text:p text:style-name="P8">13</text:p>
          </table:table-cell>
          <table:table-cell table:style-name="Таблица3.D9" office:value-type="string">
            <text:p text:style-name="P8">16</text:p>
          </table:table-cell>
          <table:table-cell table:style-name="Таблица3.D9" office:value-type="string">
            <text:p text:style-name="P8">16</text:p>
          </table:table-cell>
        </table:table-row>
        <table:table-row table:style-name="Таблица3.1">
          <table:table-cell table:style-name="Таблица3.A2" office:value-type="string">
            <text:p text:style-name="P6">f53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9" office:value-type="string">
            <text:p text:style-name="P8">30</text:p>
          </table:table-cell>
          <table:table-cell table:style-name="Таблица3.D54" office:value-type="string">
            <text:p text:style-name="P8">34</text:p>
          </table:table-cell>
          <table:table-cell table:style-name="Таблица3.F5" office:value-type="string">
            <text:p text:style-name="P8">10</text:p>
          </table:table-cell>
          <table:table-cell table:style-name="Таблица3.F5" office:value-type="string">
            <text:p text:style-name="P8">10</text:p>
          </table:table-cell>
          <table:table-cell table:style-name="Таблица3.E3" office:value-type="string">
            <text:p text:style-name="P8">11</text:p>
          </table:table-cell>
          <table:table-cell table:style-name="Таблица3.E3" office:value-type="string">
            <text:p text:style-name="P8">11</text:p>
          </table:table-cell>
          <table:table-cell table:style-name="Таблица3.D9" office:value-type="string">
            <text:p text:style-name="P8">16</text:p>
          </table:table-cell>
          <table:table-cell table:style-name="Таблица3.J3" office:value-type="string">
            <text:p text:style-name="P8">12</text:p>
          </table:table-cell>
        </table:table-row>
        <table:table-row table:style-name="Таблица3.1">
          <table:table-cell table:style-name="Таблица3.A2" office:value-type="string">
            <text:p text:style-name="P6">f54</text:p>
          </table:table-cell>
          <table:table-cell table:style-name="Таблица3.B3" office:value-type="string">
            <text:p text:style-name="P8">48</text:p>
          </table:table-cell>
          <table:table-cell table:style-name="Таблица3.D3" office:value-type="string">
            <text:p text:style-name="P8">14</text:p>
          </table:table-cell>
          <table:table-cell table:style-name="Таблица3.D5" office:value-type="string">
            <text:p text:style-name="P8">13</text:p>
          </table:table-cell>
          <table:table-cell table:style-name="Таблица3.F2" office:value-type="string">
            <text:p text:style-name="P8">7</text:p>
          </table:table-cell>
          <table:table-cell table:style-name="Таблица3.F16" office:value-type="string">
            <text:p text:style-name="P8">6</text:p>
          </table:table-cell>
          <table:table-cell table:style-name="Таблица3.F5" office:value-type="string">
            <text:p text:style-name="P8">10</text:p>
          </table:table-cell>
          <table:table-cell table:style-name="Таблица3.H5" office:value-type="string">
            <text:p text:style-name="P8">8</text:p>
          </table:table-cell>
          <table:table-cell table:style-name="Таблица3.F5" office:value-type="string">
            <text:p text:style-name="P8">10</text:p>
          </table:table-cell>
          <table:table-cell table:style-name="Таблица3.F2" office:value-type="string">
            <text:p text:style-name="P8">7</text:p>
          </table:table-cell>
        </table:table-row>
        <table:table-row table:style-name="Таблица3.1">
          <table:table-cell table:style-name="Таблица3.A2" office:value-type="string">
            <text:p text:style-name="P6">f55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56" office:value-type="string">
            <text:p text:style-name="P8">68</text:p>
          </table:table-cell>
          <table:table-cell table:style-name="Таблица3.D5" office:value-type="string">
            <text:p text:style-name="P8">13</text:p>
          </table:table-cell>
          <table:table-cell table:style-name="Таблица3.E3" office:value-type="string">
            <text:p text:style-name="P8">11</text:p>
          </table:table-cell>
          <table:table-cell table:style-name="Таблица3.H5" office:value-type="string">
            <text:p text:style-name="P8">8</text:p>
          </table:table-cell>
          <table:table-cell table:style-name="Таблица3.E2" office:value-type="string">
            <text:p text:style-name="P8">9</text:p>
          </table:table-cell>
          <table:table-cell table:style-name="Таблица3.H5" office:value-type="string">
            <text:p text:style-name="P8">8</text:p>
          </table:table-cell>
          <table:table-cell table:style-name="Таблица3.I2" office:value-type="string">
            <text:p text:style-name="P8">2</text:p>
          </table:table-cell>
          <table:table-cell table:style-name="Таблица3.F5" office:value-type="string">
            <text:p text:style-name="P8">10</text:p>
          </table:table-cell>
        </table:table-row>
        <table:table-row table:style-name="Таблица3.1">
          <table:table-cell table:style-name="Таблица3.A2" office:value-type="string">
            <text:p text:style-name="P6">f56</text:p>
          </table:table-cell>
          <table:table-cell table:style-name="Таблица3.B3" office:value-type="string">
            <text:p text:style-name="P8">48</text:p>
          </table:table-cell>
          <table:table-cell table:style-name="Таблица3.E30" office:value-type="string">
            <text:p text:style-name="P8">56</text:p>
          </table:table-cell>
          <table:table-cell table:style-name="Таблица3.D5" office:value-type="string">
            <text:p text:style-name="P8">13</text:p>
          </table:table-cell>
          <table:table-cell table:style-name="Таблица3.E3" office:value-type="string">
            <text:p text:style-name="P8">11</text:p>
          </table:table-cell>
          <table:table-cell table:style-name="Таблица3.H5" office:value-type="string">
            <text:p text:style-name="P8">8</text:p>
          </table:table-cell>
          <table:table-cell table:style-name="Таблица3.E2" office:value-type="string">
            <text:p text:style-name="P8">9</text:p>
          </table:table-cell>
          <table:table-cell table:style-name="Таблица3.E2" office:value-type="string">
            <text:p text:style-name="P8">9</text:p>
          </table:table-cell>
          <table:table-cell table:style-name="Таблица3.J3" office:value-type="string">
            <text:p text:style-name="P8">12</text:p>
          </table:table-cell>
          <table:table-cell table:style-name="Таблица3.F5" office:value-type="string">
            <text:p text:style-name="P8">10</text:p>
          </table:table-cell>
        </table:table-row>
        <table:table-row table:style-name="Таблица3.1">
          <table:table-cell table:style-name="Таблица3.A2" office:value-type="string">
            <text:p text:style-name="P6">f57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20" office:value-type="string">
            <text:p text:style-name="P8">200</text:p>
          </table:table-cell>
          <table:table-cell table:style-name="Таблица3.I36" office:value-type="string">
            <text:p text:style-name="P8">20</text:p>
          </table:table-cell>
          <table:table-cell table:style-name="Таблица3.H45" office:value-type="string">
            <text:p text:style-name="P8">19</text:p>
          </table:table-cell>
          <table:table-cell table:style-name="Таблица3.C7" office:value-type="string">
            <text:p text:style-name="P8">29</text:p>
          </table:table-cell>
          <table:table-cell table:style-name="Таблица3.G4" office:value-type="string">
            <text:p text:style-name="P8">50</text:p>
          </table:table-cell>
          <table:table-cell table:style-name="Таблица3.F5" office:value-type="string">
            <text:p text:style-name="P8">10</text:p>
          </table:table-cell>
          <table:table-cell table:style-name="Таблица3.J3" office:value-type="string">
            <text:p text:style-name="P8">12</text:p>
          </table:table-cell>
          <table:table-cell table:style-name="Таблица3.E3" office:value-type="string">
            <text:p text:style-name="P8">11</text:p>
          </table:table-cell>
        </table:table-row>
        <table:table-row table:style-name="Таблица3.1">
          <table:table-cell table:style-name="Таблица3.A2" office:value-type="string">
            <text:p text:style-name="P6">f58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50" office:value-type="string">
            <text:p text:style-name="P8">24</text:p>
          </table:table-cell>
          <table:table-cell table:style-name="Таблица3.D9" office:value-type="string">
            <text:p text:style-name="P8">16</text:p>
          </table:table-cell>
          <table:table-cell table:style-name="Таблица3.F5" office:value-type="string">
            <text:p text:style-name="P8">10</text:p>
          </table:table-cell>
          <table:table-cell table:style-name="Таблица3.F2" office:value-type="string">
            <text:p text:style-name="P8">7</text:p>
          </table:table-cell>
          <table:table-cell table:style-name="Таблица3.E3" office:value-type="string">
            <text:p text:style-name="P8">11</text:p>
          </table:table-cell>
          <table:table-cell table:style-name="Таблица3.F5" office:value-type="string">
            <text:p text:style-name="P8">10</text:p>
          </table:table-cell>
          <table:table-cell table:style-name="Таблица3.F5" office:value-type="string">
            <text:p text:style-name="P8">10</text:p>
          </table:table-cell>
          <table:table-cell table:style-name="Таблица3.E2" office:value-type="string">
            <text:p text:style-name="P8">9</text:p>
          </table:table-cell>
        </table:table-row>
        <table:table-row table:style-name="Таблица3.1">
          <table:table-cell table:style-name="Таблица3.A2" office:value-type="string">
            <text:p text:style-name="P6">f59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60" office:value-type="string">
            <text:p text:style-name="P8">142</text:p>
          </table:table-cell>
          <table:table-cell table:style-name="Таблица3.I36" office:value-type="string">
            <text:p text:style-name="P8">20</text:p>
          </table:table-cell>
          <table:table-cell table:style-name="Таблица3.D3" office:value-type="string">
            <text:p text:style-name="P8">14</text:p>
          </table:table-cell>
          <table:table-cell table:style-name="Таблица3.D5" office:value-type="string">
            <text:p text:style-name="P8">13</text:p>
          </table:table-cell>
          <table:table-cell table:style-name="Таблица3.G15" office:value-type="string">
            <text:p text:style-name="P8">49</text:p>
          </table:table-cell>
          <table:table-cell table:style-name="Таблица3.F5" office:value-type="string">
            <text:p text:style-name="P8">10</text:p>
          </table:table-cell>
          <table:table-cell table:style-name="Таблица3.J3" office:value-type="string">
            <text:p text:style-name="P8">12</text:p>
          </table:table-cell>
          <table:table-cell table:style-name="Таблица3.J3" office:value-type="string">
            <text:p text:style-name="P8">12</text:p>
          </table:table-cell>
        </table:table-row>
        <table:table-row table:style-name="Таблица3.1">
          <table:table-cell table:style-name="Таблица3.A2" office:value-type="string">
            <text:p text:style-name="P6">f60</text:p>
          </table:table-cell>
          <table:table-cell table:style-name="Таблица3.B3" office:value-type="string">
            <text:p text:style-name="P8">48</text:p>
          </table:table-cell>
          <table:table-cell table:style-name="Таблица3.D5" office:value-type="string">
            <text:p text:style-name="P8">13</text:p>
          </table:table-cell>
          <table:table-cell table:style-name="Таблица3.J3" office:value-type="string">
            <text:p text:style-name="P8">12</text:p>
          </table:table-cell>
          <table:table-cell table:style-name="Таблица3.H5" office:value-type="string">
            <text:p text:style-name="P8">8</text:p>
          </table:table-cell>
          <table:table-cell table:style-name="Таблица3.F16" office:value-type="string">
            <text:p text:style-name="P8">6</text:p>
          </table:table-cell>
          <table:table-cell table:style-name="Таблица3.E2" office:value-type="string">
            <text:p text:style-name="P8">9</text:p>
          </table:table-cell>
          <table:table-cell table:style-name="Таблица3.F2" office:value-type="string">
            <text:p text:style-name="P8">7</text:p>
          </table:table-cell>
          <table:table-cell table:style-name="Таблица3.J3" office:value-type="string">
            <text:p text:style-name="P8">12</text:p>
          </table:table-cell>
          <table:table-cell table:style-name="Таблица3.F2" office:value-type="string">
            <text:p text:style-name="P8">7</text:p>
          </table:table-cell>
        </table:table-row>
        <table:table-row table:style-name="Таблица3.1">
          <table:table-cell table:style-name="Таблица3.A2" office:value-type="string">
            <text:p text:style-name="P6">f61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6" office:value-type="string">
            <text:p text:style-name="P8">31</text:p>
          </table:table-cell>
          <table:table-cell table:style-name="Таблица3.D3" office:value-type="string">
            <text:p text:style-name="P8">14</text:p>
          </table:table-cell>
          <table:table-cell table:style-name="Таблица3.J3" office:value-type="string">
            <text:p text:style-name="P8">12</text:p>
          </table:table-cell>
          <table:table-cell table:style-name="Таблица3.J3" office:value-type="string">
            <text:p text:style-name="P8">12</text:p>
          </table:table-cell>
          <table:table-cell table:style-name="Таблица3.J3" office:value-type="string">
            <text:p text:style-name="P8">12</text:p>
          </table:table-cell>
          <table:table-cell table:style-name="Таблица3.F5" office:value-type="string">
            <text:p text:style-name="P8">10</text:p>
          </table:table-cell>
          <table:table-cell table:style-name="Таблица3.D9" office:value-type="string">
            <text:p text:style-name="P8">16</text:p>
          </table:table-cell>
          <table:table-cell table:style-name="Таблица3.F5" office:value-type="string">
            <text:p text:style-name="P8">10</text:p>
          </table:table-cell>
        </table:table-row>
        <table:table-row table:style-name="Таблица3.1">
          <table:table-cell table:style-name="Таблица3.A2" office:value-type="string">
            <text:p text:style-name="P6">f62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6" office:value-type="string">
            <text:p text:style-name="P8">31</text:p>
          </table:table-cell>
          <table:table-cell table:style-name="Таблица3.D3" office:value-type="string">
            <text:p text:style-name="P8">14</text:p>
          </table:table-cell>
          <table:table-cell table:style-name="Таблица3.E2" office:value-type="string">
            <text:p text:style-name="P8">9</text:p>
          </table:table-cell>
          <table:table-cell table:style-name="Таблица3.F2" office:value-type="string">
            <text:p text:style-name="P8">7</text:p>
          </table:table-cell>
          <table:table-cell table:style-name="Таблица3.H5" office:value-type="string">
            <text:p text:style-name="P8">8</text:p>
          </table:table-cell>
          <table:table-cell table:style-name="Таблица3.H5" office:value-type="string">
            <text:p text:style-name="P8">8</text:p>
          </table:table-cell>
          <table:table-cell table:style-name="Таблица3.J3" office:value-type="string">
            <text:p text:style-name="P8">12</text:p>
          </table:table-cell>
          <table:table-cell table:style-name="Таблица3.H5" office:value-type="string">
            <text:p text:style-name="P8">8</text:p>
          </table:table-cell>
        </table:table-row>
        <table:table-row table:style-name="Таблица3.1">
          <table:table-cell table:style-name="Таблица3.A2" office:value-type="string">
            <text:p text:style-name="P6">f63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7" office:value-type="string">
            <text:p text:style-name="P8">29</text:p>
          </table:table-cell>
          <table:table-cell table:style-name="Таблица3.E4" office:value-type="string">
            <text:p text:style-name="P8">15</text:p>
          </table:table-cell>
          <table:table-cell table:style-name="Таблица3.F5" office:value-type="string">
            <text:p text:style-name="P8">10</text:p>
          </table:table-cell>
          <table:table-cell table:style-name="Таблица3.H5" office:value-type="string">
            <text:p text:style-name="P8">8</text:p>
          </table:table-cell>
          <table:table-cell table:style-name="Таблица3.F5" office:value-type="string">
            <text:p text:style-name="P8">10</text:p>
          </table:table-cell>
          <table:table-cell table:style-name="Таблица3.E2" office:value-type="string">
            <text:p text:style-name="P8">9</text:p>
          </table:table-cell>
          <table:table-cell table:style-name="Таблица3.H5" office:value-type="string">
            <text:p text:style-name="P8">8</text:p>
          </table:table-cell>
          <table:table-cell table:style-name="Таблица3.E2" office:value-type="string">
            <text:p text:style-name="P8">9</text:p>
          </table:table-cell>
        </table:table-row>
        <table:table-row table:style-name="Таблица3.1">
          <table:table-cell table:style-name="Таблица3.A2" office:value-type="string">
            <text:p text:style-name="P6">f64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65" office:value-type="string">
            <text:p text:style-name="P8">37</text:p>
          </table:table-cell>
          <table:table-cell table:style-name="Таблица3.F5" office:value-type="string">
            <text:p text:style-name="P8">10</text:p>
          </table:table-cell>
          <table:table-cell table:style-name="Таблица3.F2" office:value-type="string">
            <text:p text:style-name="P8">7</text:p>
          </table:table-cell>
          <table:table-cell table:style-name="Таблица3.F16" office:value-type="string">
            <text:p text:style-name="P8">6</text:p>
          </table:table-cell>
          <table:table-cell table:style-name="Таблица3.F5" office:value-type="string">
            <text:p text:style-name="P8">10</text:p>
          </table:table-cell>
          <table:table-cell table:style-name="Таблица3.F2" office:value-type="string">
            <text:p text:style-name="P8">7</text:p>
          </table:table-cell>
          <table:table-cell table:style-name="Таблица3.F5" office:value-type="string">
            <text:p text:style-name="P8">10</text:p>
          </table:table-cell>
          <table:table-cell table:style-name="Таблица3.H5" office:value-type="string">
            <text:p text:style-name="P8">8</text:p>
          </table:table-cell>
        </table:table-row>
        <table:table-row table:style-name="Таблица3.1">
          <table:table-cell table:style-name="Таблица3.A2" office:value-type="string">
            <text:p text:style-name="P6">f65</text:p>
          </table:table-cell>
          <table:table-cell table:style-name="Таблица3.B3" office:value-type="string">
            <text:p text:style-name="P8">48</text:p>
          </table:table-cell>
          <table:table-cell table:style-name="Таблица3.F5" office:value-type="string">
            <text:p text:style-name="P8">10</text:p>
          </table:table-cell>
          <table:table-cell table:style-name="Таблица3.D9" office:value-type="string">
            <text:p text:style-name="P8">16</text:p>
          </table:table-cell>
          <table:table-cell table:style-name="Таблица3.F2" office:value-type="string">
            <text:p text:style-name="P8">7</text:p>
          </table:table-cell>
          <table:table-cell table:style-name="Таблица3.F2" office:value-type="string">
            <text:p text:style-name="P8">7</text:p>
          </table:table-cell>
          <table:table-cell table:style-name="Таблица3.E2" office:value-type="string">
            <text:p text:style-name="P8">9</text:p>
          </table:table-cell>
          <table:table-cell table:style-name="Таблица3.F2" office:value-type="string">
            <text:p text:style-name="P8">7</text:p>
          </table:table-cell>
          <table:table-cell table:style-name="Таблица3.D3" office:value-type="string">
            <text:p text:style-name="P8">14</text:p>
          </table:table-cell>
          <table:table-cell table:style-name="Таблица3.F2" office:value-type="string">
            <text:p text:style-name="P8">7</text:p>
          </table:table-cell>
        </table:table-row>
        <table:table-row table:style-name="Таблица3.1">
          <table:table-cell table:style-name="Таблица3.A2" office:value-type="string">
            <text:p text:style-name="P6">f66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6" office:value-type="string">
            <text:p text:style-name="P8">31</text:p>
          </table:table-cell>
          <table:table-cell table:style-name="Таблица3.D9" office:value-type="string">
            <text:p text:style-name="P8">16</text:p>
          </table:table-cell>
          <table:table-cell table:style-name="Таблица3.J3" office:value-type="string">
            <text:p text:style-name="P8">12</text:p>
          </table:table-cell>
          <table:table-cell table:style-name="Таблица3.F5" office:value-type="string">
            <text:p text:style-name="P8">10</text:p>
          </table:table-cell>
          <table:table-cell table:style-name="Таблица3.C13" office:value-type="string">
            <text:p text:style-name="P8">39</text:p>
          </table:table-cell>
          <table:table-cell table:style-name="Таблица3.E3" office:value-type="string">
            <text:p text:style-name="P8">11</text:p>
          </table:table-cell>
          <table:table-cell table:style-name="Таблица3.D3" office:value-type="string">
            <text:p text:style-name="P8">14</text:p>
          </table:table-cell>
          <table:table-cell table:style-name="Таблица3.E2" office:value-type="string">
            <text:p text:style-name="P8">9</text:p>
          </table:table-cell>
        </table:table-row>
        <table:table-row table:style-name="Таблица3.1">
          <table:table-cell table:style-name="Таблица3.A2" office:value-type="string">
            <text:p text:style-name="P6">f67</text:p>
          </table:table-cell>
          <table:table-cell table:style-name="Таблица3.B3" office:value-type="string">
            <text:p text:style-name="P8">48</text:p>
          </table:table-cell>
          <table:table-cell table:style-name="Таблица3.B3" office:value-type="string">
            <text:p text:style-name="P8">48</text:p>
          </table:table-cell>
          <table:table-cell table:style-name="Таблица3.D9" office:value-type="string">
            <text:p text:style-name="P8">16</text:p>
          </table:table-cell>
          <table:table-cell table:style-name="Таблица3.E3" office:value-type="string">
            <text:p text:style-name="P8">11</text:p>
          </table:table-cell>
          <table:table-cell table:style-name="Таблица3.E2" office:value-type="string">
            <text:p text:style-name="P8">9</text:p>
          </table:table-cell>
          <table:table-cell table:style-name="Таблица3.G15" office:value-type="string">
            <text:p text:style-name="P8">49</text:p>
          </table:table-cell>
          <table:table-cell table:style-name="Таблица3.J3" office:value-type="string">
            <text:p text:style-name="P8">12</text:p>
          </table:table-cell>
          <table:table-cell table:style-name="Таблица3.F5" office:value-type="string">
            <text:p text:style-name="P8">10</text:p>
          </table:table-cell>
          <table:table-cell table:style-name="Таблица3.E3" office:value-type="string">
            <text:p text:style-name="P8">11</text:p>
          </table:table-cell>
        </table:table-row>
        <table:table-row table:style-name="Таблица3.1">
          <table:table-cell table:style-name="Таблица3.A2" office:value-type="string">
            <text:p text:style-name="P6">f68</text:p>
          </table:table-cell>
          <table:table-cell table:style-name="Таблица3.B3" office:value-type="string">
            <text:p text:style-name="P8">48</text:p>
          </table:table-cell>
          <table:table-cell table:style-name="Таблица3.D3" office:value-type="string">
            <text:p text:style-name="P8">14</text:p>
          </table:table-cell>
          <table:table-cell table:style-name="Таблица3.F5" office:value-type="string">
            <text:p text:style-name="P8">10</text:p>
          </table:table-cell>
          <table:table-cell table:style-name="Таблица3.H5" office:value-type="string">
            <text:p text:style-name="P8">8</text:p>
          </table:table-cell>
          <table:table-cell table:style-name="Таблица3.F16" office:value-type="string">
            <text:p text:style-name="P8">6</text:p>
          </table:table-cell>
          <table:table-cell table:style-name="Таблица3.E2" office:value-type="string">
            <text:p text:style-name="P8">9</text:p>
          </table:table-cell>
          <table:table-cell table:style-name="Таблица3.F2" office:value-type="string">
            <text:p text:style-name="P8">7</text:p>
          </table:table-cell>
          <table:table-cell table:style-name="Таблица3.H5" office:value-type="string">
            <text:p text:style-name="P8">8</text:p>
          </table:table-cell>
          <table:table-cell table:style-name="Таблица3.F2" office:value-type="string">
            <text:p text:style-name="P8">7</text:p>
          </table:table-cell>
        </table:table-row>
        <table:table-row table:style-name="Таблица3.1">
          <table:table-cell table:style-name="Таблица3.A2" office:value-type="string">
            <text:p text:style-name="P6">f69</text:p>
          </table:table-cell>
          <table:table-cell table:style-name="Таблица3.B3" office:value-type="string">
            <text:p text:style-name="P8">48</text:p>
          </table:table-cell>
          <table:table-cell table:style-name="Таблица3.I26" office:value-type="string">
            <text:p text:style-name="P8">60</text:p>
          </table:table-cell>
          <table:table-cell table:style-name="Таблица3.J3" office:value-type="string">
            <text:p text:style-name="P8">12</text:p>
          </table:table-cell>
          <table:table-cell table:style-name="Таблица3.F5" office:value-type="string">
            <text:p text:style-name="P8">10</text:p>
          </table:table-cell>
          <table:table-cell table:style-name="Таблица3.H5" office:value-type="string">
            <text:p text:style-name="P8">8</text:p>
          </table:table-cell>
          <table:table-cell table:style-name="Таблица3.H5" office:value-type="string">
            <text:p text:style-name="P8">8</text:p>
          </table:table-cell>
          <table:table-cell table:style-name="Таблица3.H5" office:value-type="string">
            <text:p text:style-name="P8">8</text:p>
          </table:table-cell>
          <table:table-cell table:style-name="Таблица3.F5" office:value-type="string">
            <text:p text:style-name="P8">10</text:p>
          </table:table-cell>
          <table:table-cell table:style-name="Таблица3.E2" office:value-type="string">
            <text:p text:style-name="P8">9</text:p>
          </table:table-cell>
        </table:table-row>
        <table:table-row table:style-name="Таблица3.1">
          <table:table-cell table:style-name="Таблица3.A2" office:value-type="string">
            <text:p text:style-name="P6">f70</text:p>
          </table:table-cell>
          <table:table-cell table:style-name="Таблица3.B3" office:value-type="string">
            <text:p text:style-name="P8">48</text:p>
          </table:table-cell>
          <table:table-cell table:style-name="Таблица3.J3" office:value-type="string">
            <text:p text:style-name="P8">12</text:p>
          </table:table-cell>
          <table:table-cell table:style-name="Таблица3.I29" office:value-type="string">
            <text:p text:style-name="P8">71</text:p>
          </table:table-cell>
          <table:table-cell table:style-name="Таблица3.J3" office:value-type="string">
            <text:p text:style-name="P8">12</text:p>
          </table:table-cell>
          <table:table-cell table:style-name="Таблица3.F5" office:value-type="string">
            <text:p text:style-name="P8">10</text:p>
          </table:table-cell>
          <table:table-cell table:style-name="Таблица3.G15" office:value-type="string">
            <text:p text:style-name="P8">49</text:p>
          </table:table-cell>
          <table:table-cell table:style-name="Таблица3.F5" office:value-type="string">
            <text:p text:style-name="P8">10</text:p>
          </table:table-cell>
          <table:table-cell table:style-name="Таблица3.D3" office:value-type="string">
            <text:p text:style-name="P8">14</text:p>
          </table:table-cell>
          <table:table-cell table:style-name="Таблица3.F5" office:value-type="string">
            <text:p text:style-name="P8">10</text:p>
          </table:table-cell>
        </table:table-row>
        <table:table-row table:style-name="Таблица3.1">
          <table:table-cell table:style-name="Таблица3.A2" office:value-type="string">
            <text:p text:style-name="P6">f71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20" office:value-type="string">
            <text:p text:style-name="P8">200</text:p>
          </table:table-cell>
          <table:table-cell table:style-name="Таблица3.E4" office:value-type="string">
            <text:p text:style-name="P8">15</text:p>
          </table:table-cell>
          <table:table-cell table:style-name="Таблица3.D3" office:value-type="string">
            <text:p text:style-name="P8">14</text:p>
          </table:table-cell>
          <table:table-cell table:style-name="Таблица3.C17" office:value-type="string">
            <text:p text:style-name="P8">5</text:p>
          </table:table-cell>
          <table:table-cell table:style-name="Таблица3.G15" office:value-type="string">
            <text:p text:style-name="P8">49</text:p>
          </table:table-cell>
          <table:table-cell table:style-name="Таблица3.H5" office:value-type="string">
            <text:p text:style-name="P8">8</text:p>
          </table:table-cell>
          <table:table-cell table:style-name="Таблица3.D3" office:value-type="string">
            <text:p text:style-name="P8">14</text:p>
          </table:table-cell>
          <table:table-cell table:style-name="Таблица3.J3" office:value-type="string">
            <text:p text:style-name="P8">12</text:p>
          </table:table-cell>
        </table:table-row>
        <table:table-row table:style-name="Таблица3.1">
          <table:table-cell table:style-name="Таблица3.A2" office:value-type="string">
            <text:p text:style-name="P6">f72</text:p>
          </table:table-cell>
          <table:table-cell table:style-name="Таблица3.B3" office:value-type="string">
            <text:p text:style-name="P8">48</text:p>
          </table:table-cell>
          <table:table-cell table:style-name="Таблица3.I2" office:value-type="string">
            <text:p text:style-name="P8">2</text:p>
          </table:table-cell>
          <table:table-cell table:style-name="Таблица3.G10" office:value-type="string">
            <text:p text:style-name="P8">47</text:p>
          </table:table-cell>
          <table:table-cell table:style-name="Таблица3.I2" office:value-type="string">
            <text:p text:style-name="P8">2</text:p>
          </table:table-cell>
          <table:table-cell table:style-name="Таблица3.I2" office:value-type="string">
            <text:p text:style-name="P8">2</text:p>
          </table:table-cell>
          <table:table-cell table:style-name="Таблица3.G4" office:value-type="string">
            <text:p text:style-name="P8">50</text:p>
          </table:table-cell>
          <table:table-cell table:style-name="Таблица3.B3" office:value-type="string">
            <text:p text:style-name="P8">48</text:p>
          </table:table-cell>
          <table:table-cell table:style-name="Таблица3.F32" office:value-type="string">
            <text:p text:style-name="P8">4</text:p>
          </table:table-cell>
          <table:table-cell table:style-name="Таблица3.J73" office:value-type="string">
            <text:p text:style-name="P8">127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6">f73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20" office:value-type="string">
            <text:p text:style-name="P8">200</text:p>
          </table:table-cell>
          <table:table-cell table:style-name="Таблица3.G10" office:value-type="string">
            <text:p text:style-name="P8">47</text:p>
          </table:table-cell>
          <table:table-cell table:style-name="Таблица3.E25" office:value-type="string">
            <text:p text:style-name="P8">90</text:p>
          </table:table-cell>
          <table:table-cell table:style-name="Таблица3.C4" office:value-type="string">
            <text:p text:style-name="P8">108</text:p>
          </table:table-cell>
          <table:table-cell table:style-name="Таблица3.G4" office:value-type="string">
            <text:p text:style-name="P8">50</text:p>
          </table:table-cell>
          <table:table-cell table:style-name="Таблица3.B3" office:value-type="string">
            <text:p text:style-name="P8">48</text:p>
          </table:table-cell>
          <table:table-cell table:style-name="Таблица3.F32" office:value-type="string">
            <text:p text:style-name="P8">4</text:p>
          </table:table-cell>
          <table:table-cell table:style-name="Таблица3.J25" office:value-type="string">
            <text:p text:style-name="P8">131</text:p>
          </table:table-cell>
        </table:table-row>
        <table:table-row table:style-name="Таблица3.1">
          <table:table-cell table:style-name="Таблица3.A2" office:value-type="string">
            <text:p text:style-name="P6">f74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20" office:value-type="string">
            <text:p text:style-name="P8">200</text:p>
          </table:table-cell>
          <table:table-cell table:style-name="Таблица3.G10" office:value-type="string">
            <text:p text:style-name="P8">47</text:p>
          </table:table-cell>
          <table:table-cell table:style-name="Таблица3.E75" office:value-type="string">
            <text:p text:style-name="P8">88</text:p>
          </table:table-cell>
          <table:table-cell table:style-name="Таблица3.C4" office:value-type="string">
            <text:p text:style-name="P8">107</text:p>
          </table:table-cell>
          <table:table-cell table:style-name="Таблица3.G15" office:value-type="string">
            <text:p text:style-name="P8">49</text:p>
          </table:table-cell>
          <table:table-cell table:style-name="Таблица3.C6" office:value-type="string">
            <text:p text:style-name="P8">31</text:p>
          </table:table-cell>
          <table:table-cell table:style-name="Таблица3.C19" office:value-type="string">
            <text:p text:style-name="P8">78</text:p>
          </table:table-cell>
          <table:table-cell table:style-name="Таблица3.J75" office:value-type="string">
            <text:p text:style-name="P8">133</text:p>
          </table:table-cell>
        </table:table-row>
        <table:table-row table:style-name="Таблица3.1">
          <table:table-cell table:style-name="Таблица3.A2" office:value-type="string">
            <text:p text:style-name="P6">f75</text:p>
          </table:table-cell>
          <table:table-cell table:style-name="Таблица3.F38" office:value-type="string">
            <text:p text:style-name="P8">25</text:p>
          </table:table-cell>
          <table:table-cell table:style-name="Таблица3.C20" office:value-type="string">
            <text:p text:style-name="P8">200</text:p>
          </table:table-cell>
          <table:table-cell table:style-name="Таблица3.F38" office:value-type="string">
            <text:p text:style-name="P8">25</text:p>
          </table:table-cell>
          <table:table-cell table:style-name="Таблица3.C52" office:value-type="string">
            <text:p text:style-name="P8">26</text:p>
          </table:table-cell>
          <table:table-cell table:style-name="Таблица3.G36" office:value-type="string">
            <text:p text:style-name="P8">35</text:p>
          </table:table-cell>
          <table:table-cell table:style-name="Таблица3.G76" office:value-type="string">
            <text:p text:style-name="P8">27</text:p>
          </table:table-cell>
          <table:table-cell table:style-name="Таблица3.F38" office:value-type="string">
            <text:p text:style-name="P8">25</text:p>
          </table:table-cell>
          <table:table-cell table:style-name="Таблица3.G3" office:value-type="string">
            <text:p text:style-name="P8">36</text:p>
          </table:table-cell>
          <table:table-cell table:style-name="Таблица3.J76" office:value-type="string">
            <text:p text:style-name="P8">65</text:p>
          </table:table-cell>
        </table:table-row>
        <table:table-row table:style-name="Таблица3.1">
          <table:table-cell table:style-name="Таблица3.A2" office:value-type="string">
            <text:p text:style-name="P6">f76</text:p>
          </table:table-cell>
          <table:table-cell table:style-name="Таблица3.B3" office:value-type="string">
            <text:p text:style-name="P8">48</text:p>
          </table:table-cell>
          <table:table-cell table:style-name="Таблица3.G10" office:value-type="string">
            <text:p text:style-name="P8">47</text:p>
          </table:table-cell>
          <table:table-cell table:style-name="Таблица3.G10" office:value-type="string">
            <text:p text:style-name="P8">47</text:p>
          </table:table-cell>
          <table:table-cell table:style-name="Таблица3.G36" office:value-type="string">
            <text:p text:style-name="P8">35</text:p>
          </table:table-cell>
          <table:table-cell table:style-name="Таблица3.G36" office:value-type="string">
            <text:p text:style-name="P8">35</text:p>
          </table:table-cell>
          <table:table-cell table:style-name="Таблица3.B3" office:value-type="string">
            <text:p text:style-name="P8">48</text:p>
          </table:table-cell>
          <table:table-cell table:style-name="Таблица3.B3" office:value-type="string">
            <text:p text:style-name="P8">48</text:p>
          </table:table-cell>
          <table:table-cell table:style-name="Таблица3.B3" office:value-type="string">
            <text:p text:style-name="P8">48</text:p>
          </table:table-cell>
          <table:table-cell table:style-name="Таблица3.I37" office:value-type="string">
            <text:p text:style-name="P8">46</text:p>
          </table:table-cell>
        </table:table-row>
        <table:table-row table:style-name="Таблица3.1">
          <table:table-cell table:style-name="Таблица3.A2" office:value-type="string">
            <text:p text:style-name="P6">f77</text:p>
          </table:table-cell>
          <table:table-cell table:style-name="Таблица3.B3" office:value-type="string">
            <text:p text:style-name="P8">48</text:p>
          </table:table-cell>
          <table:table-cell table:style-name="Таблица3.D5" office:value-type="string">
            <text:p text:style-name="P8">13</text:p>
          </table:table-cell>
          <table:table-cell table:style-name="Таблица3.G10" office:value-type="string">
            <text:p text:style-name="P8">47</text:p>
          </table:table-cell>
          <table:table-cell table:style-name="Таблица3.E78" office:value-type="string">
            <text:p text:style-name="P8">94</text:p>
          </table:table-cell>
          <table:table-cell table:style-name="Таблица3.E78" office:value-type="string">
            <text:p text:style-name="P8">94</text:p>
          </table:table-cell>
          <table:table-cell table:style-name="Таблица3.G15" office:value-type="string">
            <text:p text:style-name="P8">49</text:p>
          </table:table-cell>
          <table:table-cell table:style-name="Таблица3.B3" office:value-type="string">
            <text:p text:style-name="P8">48</text:p>
          </table:table-cell>
          <table:table-cell table:style-name="Таблица3.I78" office:value-type="string">
            <text:p text:style-name="P8">64</text:p>
          </table:table-cell>
          <table:table-cell table:style-name="Таблица3.G15" office:value-type="string">
            <text:p text:style-name="P8">49</text:p>
          </table:table-cell>
        </table:table-row>
        <table:table-row table:style-name="Таблица3.1">
          <table:table-cell table:style-name="Таблица3.A2" office:value-type="string">
            <text:p text:style-name="P6">f78</text:p>
          </table:table-cell>
          <table:table-cell table:style-name="Таблица3.B3" office:value-type="string">
            <text:p text:style-name="P8">48</text:p>
          </table:table-cell>
          <table:table-cell table:style-name="Таблица3.G10" office:value-type="string">
            <text:p text:style-name="P8">47</text:p>
          </table:table-cell>
          <table:table-cell table:style-name="Таблица3.G10" office:value-type="string">
            <text:p text:style-name="P8">47</text:p>
          </table:table-cell>
          <table:table-cell table:style-name="Таблица3.E39" office:value-type="string">
            <text:p text:style-name="P8">53</text:p>
          </table:table-cell>
          <table:table-cell table:style-name="Таблица3.G4" office:value-type="string">
            <text:p text:style-name="P8">52</text:p>
          </table:table-cell>
          <table:table-cell table:style-name="Таблица3.B3" office:value-type="string">
            <text:p text:style-name="P8">48</text:p>
          </table:table-cell>
          <table:table-cell table:style-name="Таблица3.B3" office:value-type="string">
            <text:p text:style-name="P8">48</text:p>
          </table:table-cell>
          <table:table-cell table:style-name="Таблица3.J37" office:value-type="string">
            <text:p text:style-name="P8">38</text:p>
          </table:table-cell>
          <table:table-cell table:style-name="Таблица3.G10" office:value-type="string">
            <text:p text:style-name="P8">47</text:p>
          </table:table-cell>
        </table:table-row>
        <table:table-row table:style-name="Таблица3.1">
          <table:table-cell table:style-name="Таблица3.A2" office:value-type="string">
            <text:p text:style-name="P6">f79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80" office:value-type="string">
            <text:p text:style-name="P8">45</text:p>
          </table:table-cell>
          <table:table-cell table:style-name="Таблица3.F30" office:value-type="string">
            <text:p text:style-name="P8">44</text:p>
          </table:table-cell>
          <table:table-cell table:style-name="Таблица3.B3" office:value-type="string">
            <text:p text:style-name="P8">48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80" office:value-type="string">
            <text:p text:style-name="P8">45</text:p>
          </table:table-cell>
          <table:table-cell table:style-name="Таблица3.D5" office:value-type="string">
            <text:p text:style-name="P8">13</text:p>
          </table:table-cell>
          <table:table-cell table:style-name="Таблица3.D54" office:value-type="string">
            <text:p text:style-name="P8">34</text:p>
          </table:table-cell>
          <table:table-cell table:style-name="Таблица3.C49" office:value-type="string">
            <text:p text:style-name="P8">43</text:p>
          </table:table-cell>
        </table:table-row>
        <table:table-row table:style-name="Таблица3.1">
          <table:table-cell table:style-name="Таблица3.A2" office:value-type="string">
            <text:p text:style-name="P6">f80</text:p>
          </table:table-cell>
          <table:table-cell table:style-name="Таблица3.B3" office:value-type="string">
            <text:p text:style-name="P8">48</text:p>
          </table:table-cell>
          <table:table-cell table:style-name="Таблица3.E38" office:value-type="string">
            <text:p text:style-name="P8">23</text:p>
          </table:table-cell>
          <table:table-cell table:style-name="Таблица3.H26" office:value-type="string">
            <text:p text:style-name="P8">18</text:p>
          </table:table-cell>
          <table:table-cell table:style-name="Таблица3.E21" office:value-type="string">
            <text:p text:style-name="P8">21</text:p>
          </table:table-cell>
          <table:table-cell table:style-name="Таблица3.E21" office:value-type="string">
            <text:p text:style-name="P8">21</text:p>
          </table:table-cell>
          <table:table-cell table:style-name="Таблица3.C52" office:value-type="string">
            <text:p text:style-name="P8">26</text:p>
          </table:table-cell>
          <table:table-cell table:style-name="Таблица3.E38" office:value-type="string">
            <text:p text:style-name="P8">23</text:p>
          </table:table-cell>
          <table:table-cell table:style-name="Таблица3.F4" office:value-type="string">
            <text:p text:style-name="P8">22</text:p>
          </table:table-cell>
          <table:table-cell table:style-name="Таблица3.I36" office:value-type="string">
            <text:p text:style-name="P8">20</text:p>
          </table:table-cell>
        </table:table-row>
        <table:table-row table:style-name="Таблица3.1">
          <table:table-cell table:style-name="Таблица3.A2" office:value-type="string">
            <text:p text:style-name="P6">f81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49" office:value-type="string">
            <text:p text:style-name="P8">43</text:p>
          </table:table-cell>
          <table:table-cell table:style-name="Таблица3.I37" office:value-type="string">
            <text:p text:style-name="P8">46</text:p>
          </table:table-cell>
          <table:table-cell table:style-name="Таблица3.D5" office:value-type="string">
            <text:p text:style-name="P8">13</text:p>
          </table:table-cell>
          <table:table-cell table:style-name="Таблица3.D5" office:value-type="string">
            <text:p text:style-name="P8">13</text:p>
          </table:table-cell>
          <table:table-cell table:style-name="Таблица3.G15" office:value-type="string">
            <text:p text:style-name="P8">49</text:p>
          </table:table-cell>
          <table:table-cell table:style-name="Таблица3.H26" office:value-type="string">
            <text:p text:style-name="P8">18</text:p>
          </table:table-cell>
          <table:table-cell table:style-name="Таблица3.J37" office:value-type="string">
            <text:p text:style-name="P8">38</text:p>
          </table:table-cell>
          <table:table-cell table:style-name="Таблица3.G10" office:value-type="string">
            <text:p text:style-name="P8">47</text:p>
          </table:table-cell>
        </table:table-row>
        <table:table-row table:style-name="Таблица3.1">
          <table:table-cell table:style-name="Таблица3.A2" office:value-type="string">
            <text:p text:style-name="P6">f82</text:p>
          </table:table-cell>
          <table:table-cell table:style-name="Таблица3.B3" office:value-type="string">
            <text:p text:style-name="P8">48</text:p>
          </table:table-cell>
          <table:table-cell table:style-name="Таблица3.I2" office:value-type="string">
            <text:p text:style-name="P8">2</text:p>
          </table:table-cell>
          <table:table-cell table:style-name="Таблица3.D83" office:value-type="string">
            <text:p text:style-name="P8">3</text:p>
          </table:table-cell>
          <table:table-cell table:style-name="Таблица3.I2" office:value-type="string">
            <text:p text:style-name="P8">2</text:p>
          </table:table-cell>
          <table:table-cell table:style-name="Таблица3.I2" office:value-type="string">
            <text:p text:style-name="P8">2</text:p>
          </table:table-cell>
          <table:table-cell table:style-name="Таблица3.J3" office:value-type="string">
            <text:p text:style-name="P8">12</text:p>
          </table:table-cell>
          <table:table-cell table:style-name="Таблица3.D83" office:value-type="string">
            <text:p text:style-name="P8">3</text:p>
          </table:table-cell>
          <table:table-cell table:style-name="Таблица3.F32" office:value-type="string">
            <text:p text:style-name="P8">4</text:p>
          </table:table-cell>
          <table:table-cell table:style-name="Таблица3.D83" office:value-type="string">
            <text:p text:style-name="P8">3</text:p>
          </table:table-cell>
        </table:table-row>
        <table:table-row table:style-name="Таблица3.1">
          <table:table-cell table:style-name="Таблица3.A2" office:value-type="string">
            <text:p text:style-name="P6">f83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20" office:value-type="string">
            <text:p text:style-name="P8">200</text:p>
          </table:table-cell>
          <table:table-cell table:style-name="Таблица3.G10" office:value-type="string">
            <text:p text:style-name="P8">47</text:p>
          </table:table-cell>
          <table:table-cell table:style-name="Таблица3.C56" office:value-type="string">
            <text:p text:style-name="P8">68</text:p>
          </table:table-cell>
          <table:table-cell table:style-name="Таблица3.I78" office:value-type="string">
            <text:p text:style-name="P8">64</text:p>
          </table:table-cell>
          <table:table-cell table:style-name="Таблица3.G15" office:value-type="string">
            <text:p text:style-name="P8">49</text:p>
          </table:table-cell>
          <table:table-cell table:style-name="Таблица3.J37" office:value-type="string">
            <text:p text:style-name="P8">38</text:p>
          </table:table-cell>
          <table:table-cell table:style-name="Таблица3.I78" office:value-type="string">
            <text:p text:style-name="P8">64</text:p>
          </table:table-cell>
          <table:table-cell table:style-name="Таблица3.J44" office:value-type="string">
            <text:p text:style-name="P8">116</text:p>
          </table:table-cell>
        </table:table-row>
        <table:table-row table:style-name="Таблица3.1">
          <table:table-cell table:style-name="Таблица3.A2" office:value-type="string">
            <text:p text:style-name="P6">f84</text:p>
          </table:table-cell>
          <table:table-cell table:style-name="Таблица3.B3" office:value-type="string">
            <text:p text:style-name="P8">48</text:p>
          </table:table-cell>
          <table:table-cell table:style-name="Таблица3.I78" office:value-type="string">
            <text:p text:style-name="P8">63</text:p>
          </table:table-cell>
          <table:table-cell table:style-name="Таблица3.I78" office:value-type="string">
            <text:p text:style-name="P8">64</text:p>
          </table:table-cell>
          <table:table-cell table:style-name="Таблица3.H5" office:value-type="string">
            <text:p text:style-name="P8">8</text:p>
          </table:table-cell>
          <table:table-cell table:style-name="Таблица3.F16" office:value-type="string">
            <text:p text:style-name="P8">6</text:p>
          </table:table-cell>
          <table:table-cell table:style-name="Таблица3.E2" office:value-type="string">
            <text:p text:style-name="P8">9</text:p>
          </table:table-cell>
          <table:table-cell table:style-name="Таблица3.F16" office:value-type="string">
            <text:p text:style-name="P8">6</text:p>
          </table:table-cell>
          <table:table-cell table:style-name="Таблица3.D9" office:value-type="string">
            <text:p text:style-name="P8">16</text:p>
          </table:table-cell>
          <table:table-cell table:style-name="Таблица3.F2" office:value-type="string">
            <text:p text:style-name="P8">7</text:p>
          </table:table-cell>
        </table:table-row>
        <table:table-row table:style-name="Таблица3.1">
          <table:table-cell table:style-name="Таблица3.A2" office:value-type="string">
            <text:p text:style-name="P6">f85</text:p>
          </table:table-cell>
          <table:table-cell table:style-name="Таблица3.B3" office:value-type="string">
            <text:p text:style-name="P8">48</text:p>
          </table:table-cell>
          <table:table-cell table:style-name="Таблица3.J3" office:value-type="string">
            <text:p text:style-name="P8">12</text:p>
          </table:table-cell>
          <table:table-cell table:style-name="Таблица3.D5" office:value-type="string">
            <text:p text:style-name="P8">13</text:p>
          </table:table-cell>
          <table:table-cell table:style-name="Таблица3.J3" office:value-type="string">
            <text:p text:style-name="P8">12</text:p>
          </table:table-cell>
          <table:table-cell table:style-name="Таблица3.F5" office:value-type="string">
            <text:p text:style-name="P8">10</text:p>
          </table:table-cell>
          <table:table-cell table:style-name="Таблица3.D3" office:value-type="string">
            <text:p text:style-name="P8">14</text:p>
          </table:table-cell>
          <table:table-cell table:style-name="Таблица3.E2" office:value-type="string">
            <text:p text:style-name="P8">9</text:p>
          </table:table-cell>
          <table:table-cell table:style-name="Таблица3.H26" office:value-type="string">
            <text:p text:style-name="P8">18</text:p>
          </table:table-cell>
          <table:table-cell table:style-name="Таблица3.E3" office:value-type="string">
            <text:p text:style-name="P8">11</text:p>
          </table:table-cell>
        </table:table-row>
        <table:table-row table:style-name="Таблица3.1">
          <table:table-cell table:style-name="Таблица3.A2" office:value-type="string">
            <text:p text:style-name="P6">f86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20" office:value-type="string">
            <text:p text:style-name="P8">200</text:p>
          </table:table-cell>
          <table:table-cell table:style-name="Таблица3.D9" office:value-type="string">
            <text:p text:style-name="P8">16</text:p>
          </table:table-cell>
          <table:table-cell table:style-name="Таблица3.H26" office:value-type="string">
            <text:p text:style-name="P8">18</text:p>
          </table:table-cell>
          <table:table-cell table:style-name="Таблица3.H26" office:value-type="string">
            <text:p text:style-name="P8">18</text:p>
          </table:table-cell>
          <table:table-cell table:style-name="Таблица3.G15" office:value-type="string">
            <text:p text:style-name="P8">49</text:p>
          </table:table-cell>
          <table:table-cell table:style-name="Таблица3.J3" office:value-type="string">
            <text:p text:style-name="P8">12</text:p>
          </table:table-cell>
          <table:table-cell table:style-name="Таблица3.H26" office:value-type="string">
            <text:p text:style-name="P8">18</text:p>
          </table:table-cell>
          <table:table-cell table:style-name="Таблица3.E4" office:value-type="string">
            <text:p text:style-name="P8">15</text:p>
          </table:table-cell>
        </table:table-row>
        <table:table-row table:style-name="Таблица3.1">
          <table:table-cell table:style-name="Таблица3.A2" office:value-type="string">
            <text:p text:style-name="P6">f87</text:p>
          </table:table-cell>
          <table:table-cell table:style-name="Таблица3.B3" office:value-type="string">
            <text:p text:style-name="P8">48</text:p>
          </table:table-cell>
          <table:table-cell table:style-name="Таблица3.J75" office:value-type="string">
            <text:p text:style-name="P8">134</text:p>
          </table:table-cell>
          <table:table-cell table:style-name="Таблица3.E4" office:value-type="string">
            <text:p text:style-name="P8">15</text:p>
          </table:table-cell>
          <table:table-cell table:style-name="Таблица3.D5" office:value-type="string">
            <text:p text:style-name="P8">13</text:p>
          </table:table-cell>
          <table:table-cell table:style-name="Таблица3.F32" office:value-type="string">
            <text:p text:style-name="P8">4</text:p>
          </table:table-cell>
          <table:table-cell table:style-name="Таблица3.E4" office:value-type="string">
            <text:p text:style-name="P8">15</text:p>
          </table:table-cell>
          <table:table-cell table:style-name="Таблица3.F16" office:value-type="string">
            <text:p text:style-name="P8">6</text:p>
          </table:table-cell>
          <table:table-cell table:style-name="Таблица3.D3" office:value-type="string">
            <text:p text:style-name="P8">14</text:p>
          </table:table-cell>
          <table:table-cell table:style-name="Таблица3.E3" office:value-type="string">
            <text:p text:style-name="P8">11</text:p>
          </table:table-cell>
        </table:table-row>
        <table:table-row table:style-name="Таблица3.1">
          <table:table-cell table:style-name="Таблица3.A2" office:value-type="string">
            <text:p text:style-name="P6">f88</text:p>
          </table:table-cell>
          <table:table-cell table:style-name="Таблица3.B3" office:value-type="string">
            <text:p text:style-name="P8">48</text:p>
          </table:table-cell>
          <table:table-cell table:style-name="Таблица3.G76" office:value-type="string">
            <text:p text:style-name="P8">27</text:p>
          </table:table-cell>
          <table:table-cell table:style-name="Таблица3.D3" office:value-type="string">
            <text:p text:style-name="P8">14</text:p>
          </table:table-cell>
          <table:table-cell table:style-name="Таблица3.J3" office:value-type="string">
            <text:p text:style-name="P8">12</text:p>
          </table:table-cell>
          <table:table-cell table:style-name="Таблица3.F5" office:value-type="string">
            <text:p text:style-name="P8">10</text:p>
          </table:table-cell>
          <table:table-cell table:style-name="Таблица3.E4" office:value-type="string">
            <text:p text:style-name="P8">15</text:p>
          </table:table-cell>
          <table:table-cell table:style-name="Таблица3.J3" office:value-type="string">
            <text:p text:style-name="P8">12</text:p>
          </table:table-cell>
          <table:table-cell table:style-name="Таблица3.J3" office:value-type="string">
            <text:p text:style-name="P8">12</text:p>
          </table:table-cell>
          <table:table-cell table:style-name="Таблица3.J3" office:value-type="string">
            <text:p text:style-name="P8">12</text:p>
          </table:table-cell>
        </table:table-row>
        <table:table-row table:style-name="Таблица3.1">
          <table:table-cell table:style-name="Таблица3.A2" office:value-type="string">
            <text:p text:style-name="P6">f89</text:p>
          </table:table-cell>
          <table:table-cell table:style-name="Таблица3.B90" office:value-type="string">
            <text:p text:style-name="P8">0</text:p>
          </table:table-cell>
          <table:table-cell table:style-name="Таблица3.B90" office:value-type="string">
            <text:p text:style-name="P8">0</text:p>
          </table:table-cell>
          <table:table-cell table:style-name="Таблица3.B90" office:value-type="string">
            <text:p text:style-name="P8">0</text:p>
          </table:table-cell>
          <table:table-cell table:style-name="Таблица3.B90" office:value-type="string">
            <text:p text:style-name="P8">0</text:p>
          </table:table-cell>
          <table:table-cell table:style-name="Таблица3.B90" office:value-type="string">
            <text:p text:style-name="P8">0</text:p>
          </table:table-cell>
          <table:table-cell table:style-name="Таблица3.B90" office:value-type="string">
            <text:p text:style-name="P8">0</text:p>
          </table:table-cell>
          <table:table-cell table:style-name="Таблица3.B90" office:value-type="string">
            <text:p text:style-name="P8">0</text:p>
          </table:table-cell>
          <table:table-cell table:style-name="Таблица3.B90" office:value-type="string">
            <text:p text:style-name="P8">0</text:p>
          </table:table-cell>
          <table:table-cell table:style-name="Таблица3.B90" office:value-type="string">
            <text:p text:style-name="P8">0</text:p>
          </table:table-cell>
        </table:table-row>
        <table:table-row table:style-name="Таблица3.1">
          <table:table-cell table:style-name="Таблица3.A2" office:value-type="string">
            <text:p text:style-name="P6">f90</text:p>
          </table:table-cell>
          <table:table-cell table:style-name="Таблица3.B3" office:value-type="string">
            <text:p text:style-name="P8">48</text:p>
          </table:table-cell>
          <table:table-cell table:style-name="Таблица3.C15" office:value-type="string">
            <text:p text:style-name="P8">167</text:p>
          </table:table-cell>
          <table:table-cell table:style-name="Таблица3.H26" office:value-type="string">
            <text:p text:style-name="P8">18</text:p>
          </table:table-cell>
          <table:table-cell table:style-name="Таблица3.J3" office:value-type="string">
            <text:p text:style-name="P8">12</text:p>
          </table:table-cell>
          <table:table-cell table:style-name="Таблица3.J3" office:value-type="string">
            <text:p text:style-name="P8">12</text:p>
          </table:table-cell>
          <table:table-cell table:style-name="Таблица3.G4" office:value-type="string">
            <text:p text:style-name="P8">50</text:p>
          </table:table-cell>
          <table:table-cell table:style-name="Таблица3.E3" office:value-type="string">
            <text:p text:style-name="P8">11</text:p>
          </table:table-cell>
          <table:table-cell table:style-name="Таблица3.D9" office:value-type="string">
            <text:p text:style-name="P8">16</text:p>
          </table:table-cell>
          <table:table-cell table:style-name="Таблица3.D3" office:value-type="string">
            <text:p text:style-name="P8">14</text:p>
          </table:table-cell>
        </table:table-row>
        <table:table-row table:style-name="Таблица3.1">
          <table:table-cell table:style-name="Таблица3.A2" office:value-type="string">
            <text:p text:style-name="P6">f91</text:p>
          </table:table-cell>
          <table:table-cell table:style-name="Таблица3.B3" office:value-type="string">
            <text:p text:style-name="P8">48</text:p>
          </table:table-cell>
          <table:table-cell table:style-name="Таблица3.J3" office:value-type="string">
            <text:p text:style-name="P8">12</text:p>
          </table:table-cell>
          <table:table-cell table:style-name="Таблица3.C50" office:value-type="string">
            <text:p text:style-name="P8">24</text:p>
          </table:table-cell>
          <table:table-cell table:style-name="Таблица3.J3" office:value-type="string">
            <text:p text:style-name="P8">12</text:p>
          </table:table-cell>
          <table:table-cell table:style-name="Таблица3.F5" office:value-type="string">
            <text:p text:style-name="P8">10</text:p>
          </table:table-cell>
          <table:table-cell table:style-name="Таблица3.G10" office:value-type="string">
            <text:p text:style-name="P8">47</text:p>
          </table:table-cell>
          <table:table-cell table:style-name="Таблица3.E3" office:value-type="string">
            <text:p text:style-name="P8">11</text:p>
          </table:table-cell>
          <table:table-cell table:style-name="Таблица3.J3" office:value-type="string">
            <text:p text:style-name="P8">12</text:p>
          </table:table-cell>
          <table:table-cell table:style-name="Таблица3.J3" office:value-type="string">
            <text:p text:style-name="P8">12</text:p>
          </table:table-cell>
        </table:table-row>
        <table:table-row table:style-name="Таблица3.1">
          <table:table-cell table:style-name="Таблица3.A2" office:value-type="string">
            <text:p text:style-name="P6">SUM</text:p>
          </table:table-cell>
          <table:table-cell table:style-name="Таблица3.B93" office:value-type="string">
            <text:p text:style-name="P9">4176</text:p>
          </table:table-cell>
          <table:table-cell table:style-name="Таблица3.B93" office:value-type="string">
            <text:p text:style-name="P9">7709</text:p>
          </table:table-cell>
          <table:table-cell table:style-name="Таблица3.B93" office:value-type="string">
            <text:p text:style-name="P9">2089</text:p>
          </table:table-cell>
          <table:table-cell table:style-name="Таблица3.B93" office:value-type="string">
            <text:p text:style-name="P9">2684</text:p>
          </table:table-cell>
          <table:table-cell table:style-name="Таблица3.B93" office:value-type="string">
            <text:p text:style-name="P9">2700</text:p>
          </table:table-cell>
          <table:table-cell table:style-name="Таблица3.B93" office:value-type="string">
            <text:p text:style-name="P9">2581</text:p>
          </table:table-cell>
          <table:table-cell table:style-name="Таблица3.B93" office:value-type="string">
            <text:p text:style-name="P9">1410</text:p>
          </table:table-cell>
          <table:table-cell table:style-name="Таблица3.B93" office:value-type="string">
            <text:p text:style-name="P9">1990</text:p>
          </table:table-cell>
          <table:table-cell table:style-name="Таблица3.B93" office:value-type="string">
            <text:p text:style-name="P9">2625</text:p>
          </table:table-cell>
        </table:table-row>
        <table:table-row table:style-name="Таблица3.1">
          <table:table-cell table:style-name="Таблица3.A2" office:value-type="string">
            <text:p text:style-name="P7">AVE</text:p>
          </table:table-cell>
          <table:table-cell table:style-name="Таблица3.B93" office:value-type="string">
            <text:p text:style-name="P10">46</text:p>
          </table:table-cell>
          <table:table-cell table:style-name="Таблица3.B93" office:value-type="string">
            <text:p text:style-name="P10">85</text:p>
          </table:table-cell>
          <table:table-cell table:style-name="Таблица3.B93" office:value-type="string">
            <text:p text:style-name="P10">23</text:p>
          </table:table-cell>
          <table:table-cell table:style-name="Таблица3.B93" office:value-type="string">
            <text:p text:style-name="P10">29</text:p>
          </table:table-cell>
          <table:table-cell table:style-name="Таблица3.B93" office:value-type="string">
            <text:p text:style-name="P10">30</text:p>
          </table:table-cell>
          <table:table-cell table:style-name="Таблица3.B93" office:value-type="string">
            <text:p text:style-name="P10">28</text:p>
          </table:table-cell>
          <table:table-cell table:style-name="Таблица3.B93" office:value-type="string">
            <text:p text:style-name="P10">15</text:p>
          </table:table-cell>
          <table:table-cell table:style-name="Таблица3.B93" office:value-type="string">
            <text:p text:style-name="P10">22</text:p>
          </table:table-cell>
          <table:table-cell table:style-name="Таблица3.B93" office:value-type="string">
            <text:p text:style-name="P10">29</text:p>
          </table:table-cell>
        </table:table-row>
        <table:table-row table:style-name="Таблица3.1">
          <table:table-cell table:style-name="Таблица3.A2" office:value-type="string">
            <text:p text:style-name="P7">MAX</text:p>
          </table:table-cell>
          <table:table-cell table:style-name="Таблица3.B93" office:value-type="string">
            <text:p text:style-name="P10">48</text:p>
          </table:table-cell>
          <table:table-cell table:style-name="Таблица3.B93" office:value-type="string">
            <text:p text:style-name="P10">200</text:p>
          </table:table-cell>
          <table:table-cell table:style-name="Таблица3.B93" office:value-type="string">
            <text:p text:style-name="P10">71</text:p>
          </table:table-cell>
          <table:table-cell table:style-name="Таблица3.B93" office:value-type="string">
            <text:p text:style-name="P10">200</text:p>
          </table:table-cell>
          <table:table-cell table:style-name="Таблица3.B93" office:value-type="string">
            <text:p text:style-name="P10">200</text:p>
          </table:table-cell>
          <table:table-cell table:style-name="Таблица3.B93" office:value-type="string">
            <text:p text:style-name="P10">50</text:p>
          </table:table-cell>
          <table:table-cell table:style-name="Таблица3.B93" office:value-type="string">
            <text:p text:style-name="P10">48</text:p>
          </table:table-cell>
          <table:table-cell table:style-name="Таблица3.B93" office:value-type="string">
            <text:p text:style-name="P10">78</text:p>
          </table:table-cell>
          <table:table-cell table:style-name="Таблица3.B93" office:value-type="string">
            <text:p text:style-name="P10">133</text:p>
          </table:table-cell>
        </table:table-row>
        <table:table-row table:style-name="Таблица3.1">
          <table:table-cell table:style-name="Таблица3.A2" office:value-type="string">
            <text:p text:style-name="P6">Method</text:p>
          </table:table-cell>
          <table:table-cell table:style-name="Таблица3.B96" office:value-type="string">
            <text:p text:style-name="P6">bs</text:p>
          </table:table-cell>
          <table:table-cell table:style-name="Таблица3.B96" office:value-type="string">
            <text:p text:style-name="P6"><text:s/>fp</text:p>
          </table:table-cell>
          <table:table-cell table:style-name="Таблица3.B96" office:value-type="string">
            <text:p text:style-name="P6"><text:s/>mfp</text:p>
          </table:table-cell>
          <table:table-cell table:style-name="Таблица3.B96" office:value-type="string">
            <text:p text:style-name="P6"><text:s/>ill</text:p>
          </table:table-cell>
          <table:table-cell table:style-name="Таблица3.B96" office:value-type="string">
            <text:p text:style-name="P6">AB</text:p>
          </table:table-cell>
          <table:table-cell table:style-name="Таблица3.B96" office:value-type="string">
            <text:p text:style-name="P6"><text:s/>ITP</text:p>
          </table:table-cell>
          <table:table-cell table:style-name="Таблица3.B96" office:value-type="string">
            <text:p text:style-name="P6"><text:s/>mAB</text:p>
          </table:table-cell>
          <table:table-cell table:style-name="Таблица3.B96" office:value-type="string">
            <text:p text:style-name="P6">Rid</text:p>
          </table:table-cell>
          <table:table-cell table:style-name="Таблица3.B96" office:value-type="string">
            <text:p text:style-name="P6"><text:s/>Bre</text:p>
          </table:table-cell>
        </table:table-row>
      </table:table>
      <text:p text:style-name="P20"><text:span text:style-name="T1">Precision = 10</text:span><text:span text:style-name="T11">-14</text:span></text:p>
      <text:p text:style-name="P13">Legend:</text:p>
      <text:p text:style-name="P17"><text:span text:style-name="T4">bs</text:span><text:span text:style-name="T5"> – Bisection </text:span><text:span text:style-name="T6">method</text:span></text:p>
      <text:p text:style-name="P18"><text:span text:style-name="T4">fp</text:span><text:span text:style-name="T5"> – False position </text:span></text:p>
      <text:p text:style-name="P18"><text:span text:style-name="T4">mfp</text:span><text:span text:style-name="T5"> – Modified false position </text:span></text:p>
      <text:p text:style-name="P19"><text:span text:style-name="T4">ill</text:span><text:span text:style-name="T5"> – Illinois </text:span><text:span text:style-name="T6">method</text:span></text:p>
      <text:p text:style-name="P18"><text:span text:style-name="T4">AB</text:span><text:span text:style-name="T5"> – Anderson-Bjork </text:span></text:p>
      <text:p text:style-name="P18"><text:span text:style-name="T4">ITP</text:span><text:span text:style-name="T5"> – Interpolate, truncate, project</text:span><text:span text:style-name="T7"> </text:span></text:p>
      <text:p text:style-name="P18"><text:span text:style-name="T2">mAB</text:span><text:span text:style-name="T3"> </text:span><text:span text:style-name="T5">– Modified Anderson-Bjork (new)</text:span></text:p>
      <text:p text:style-name="P18"><text:span text:style-name="T4">Rid</text:span><text:span text:style-name="T5"> – Ridders</text:span></text:p>
      <text:p text:style-name="P18"><text:span text:style-name="T4">Brе</text:span><text:span text:style-name="T5"> – Bren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tos" svg:font-family="Aptos" style:font-family-generic="swiss"/>
    <style:font-face style:name="Aptos Display" svg:font-family="'Aptos Display'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DengXian" svg:font-family="DengXian" style:font-family-generic="system" style:font-pitch="variable"/>
    <style:font-face style:name="DengXian Light" svg:font-family="'DengXian Light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/>
    <style:font-face style:name="Noto Mono1" svg:font-family="'Noto Mono'" style:font-family-generic="swiss"/>
    <style:font-face style:name="Noto Mono2" svg:font-family="'Noto Mono'" style:font-family-generic="system" style:font-pitch="variable"/>
    <style:font-face style:name="Noto Sans" svg:font-family="'Noto Sans'"/>
    <style:font-face style:name="Noto Sans Light" svg:font-family="'Noto Sans Light'" style:font-family-generic="swiss" style:font-pitch="variable"/>
    <style:font-face style:name="Noto Sans1" svg:font-family="'Noto Sans'" style:font-family-generic="swiss"/>
    <style:font-face style:name="Noto Sans2" svg:font-family="'Noto San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bg" fo:country="BG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bg" fo:country="BG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ormal_20_Table" style:display-name="Normal Table" style:family="paragraph">
      <style:paragraph-properties fo:margin-top="0cm" fo:margin-bottom="0.282cm" style:contextual-spacing="false" fo:line-height="115%" fo:text-align="start" style:justify-single-word="false" fo:orphans="2" fo:widows="2" style:vertical-align="auto"/>
      <style:text-properties style:font-name="Aptos" fo:font-family="Aptos" style:font-family-generic="swiss" fo:font-size="12pt" fo:language="bg" fo:country="BG" style:letter-kerning="true" style:font-name-asian="DengXian" style:font-family-asian="DengXian" style:font-family-generic-asian="system" style:font-pitch-asian="variable" style:font-size-asian="12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Quote" style:family="paragraph" style:parent-style-name="Standard" style:next-style-name="Standard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/>
    </style:style>
    <style:style style:name="msonormal" style:family="paragraph" style:parent-style-name="Standard">
      <style:paragraph-properties fo:margin-top="0.176cm" fo:margin-bottom="0.176cm" style:contextual-spacing="false" fo:line-height="100%"/>
    </style:style>
    <style:style style:name="xl76" style:family="paragraph" style:parent-style-name="Standard">
      <style:paragraph-properties fo:margin-top="0.176cm" fo:margin-bottom="0.176cm" style:contextual-spacing="false" fo:line-height="100%" style:vertical-align="middle"/>
      <style:text-properties style:font-name="Noto Mono1" fo:font-family="'Noto Mono'" style:font-family-generic="swiss" style:font-name-complex="Noto Mono2" style:font-family-complex="'Noto Mono'" style:font-family-generic-complex="system" style:font-pitch-complex="variable"/>
    </style:style>
    <style:style style:name="xl77" style:family="paragraph" style:parent-style-name="Standard">
      <loext:graphic-properties draw:fill="solid" draw:fill-color="#eeeeee"/>
      <style:paragraph-properties fo:margin-top="0.176cm" fo:margin-bottom="0.176cm" style:contextual-spacing="false" fo:line-height="100%" fo:text-align="center" style:justify-single-word="false" fo:background-color="#eeeeee" fo:padding="0cm" fo:border="0.51pt solid #000000" style:shadow="none" style:vertical-align="middle"/>
      <style:text-properties style:font-name="Noto Sans1" fo:font-family="'Noto Sans'" style:font-family-generic="swiss" fo:font-size="11pt" fo:font-weight="bold" style:font-size-asian="11pt" style:font-weight-asian="bold" style:font-name-complex="Noto Sans2" style:font-family-complex="'Noto Sans'" style:font-family-generic-complex="system" style:font-pitch-complex="variable" style:font-size-complex="11pt" style:font-weight-complex="bold"/>
    </style:style>
    <style:style style:name="xl78" style:family="paragraph" style:parent-style-name="Standard">
      <style:paragraph-properties fo:margin-top="0.176cm" fo:margin-bottom="0.176cm" style:contextual-spacing="false" fo:line-height="100%" fo:text-align="center" style:justify-single-word="false" style:vertical-align="middle"/>
      <style:text-properties style:font-name="Noto Sans1" fo:font-family="'Noto Sans'" style:font-family-generic="swiss" fo:font-weight="bold" style:font-weight-asian="bold" style:font-name-complex="Noto Sans2" style:font-family-complex="'Noto Sans'" style:font-family-generic-complex="system" style:font-pitch-complex="variable" style:font-weight-complex="bold"/>
    </style:style>
    <style:style style:name="xl79" style:family="paragraph" style:parent-style-name="Standard">
      <style:paragraph-properties fo:margin-top="0.176cm" fo:margin-bottom="0.176cm" style:contextual-spacing="false" fo:line-height="100%" style:vertical-align="middle"/>
      <style:text-properties style:font-name="Noto Sans1" fo:font-family="'Noto Sans'" style:font-family-generic="swiss" style:font-name-complex="Noto Sans2" style:font-family-complex="'Noto Sans'" style:font-family-generic-complex="system" style:font-pitch-complex="variable"/>
    </style:style>
    <style:style style:name="xl80" style:family="paragraph" style:parent-style-name="Standard">
      <style:paragraph-properties fo:margin-top="0.176cm" fo:margin-bottom="0.176cm" style:contextual-spacing="false" fo:line-height="100%" fo:padding="0cm" fo:border="0.51pt solid #000000" style:shadow="none" style:vertical-align="middle"/>
      <style:text-properties style:font-name="Noto Mono1" fo:font-family="'Noto Mono'" style:font-family-generic="swiss" fo:font-size="11pt" style:font-size-asian="11pt" style:font-name-complex="Noto Mono2" style:font-family-complex="'Noto Mono'" style:font-family-generic-complex="system" style:font-pitch-complex="variable" style:font-size-complex="11pt"/>
    </style:style>
    <style:style style:name="xl81" style:family="paragraph" style:parent-style-name="Standard">
      <loext:graphic-properties draw:fill="solid" draw:fill-color="#eeeeee"/>
      <style:paragraph-properties fo:margin-top="0.176cm" fo:margin-bottom="0.176cm" style:contextual-spacing="false" fo:line-height="100%" fo:background-color="#eeeeee" fo:padding="0cm" fo:border="0.51pt solid #000000" style:shadow="none" style:vertical-align="middle"/>
      <style:text-properties style:font-name="Noto Mono1" fo:font-family="'Noto Mono'" style:font-family-generic="swiss" fo:font-size="11pt" fo:font-weight="bold" style:font-size-asian="11pt" style:font-weight-asian="bold" style:font-name-complex="Noto Mono2" style:font-family-complex="'Noto Mono'" style:font-family-generic-complex="system" style:font-pitch-complex="variable" style:font-size-complex="11pt" style:font-weight-complex="bold"/>
    </style:style>
    <style:style style:name="xl82" style:family="paragraph" style:parent-style-name="Standard">
      <loext:graphic-properties draw:fill="solid" draw:fill-color="#eeeeee"/>
      <style:paragraph-properties fo:margin-top="0.176cm" fo:margin-bottom="0.176cm" style:contextual-spacing="false" fo:line-height="100%" fo:background-color="#eeeeee" fo:padding="0cm" fo:border="0.51pt solid #000000" style:shadow="none" style:vertical-align="middle"/>
      <style:text-properties style:font-name="Noto Mono1" fo:font-family="'Noto Mono'" style:font-family-generic="swiss" fo:font-size="11pt" fo:font-weight="bold" style:font-size-asian="11pt" style:font-weight-asian="bold" style:font-name-complex="Noto Mono2" style:font-family-complex="'Noto Mono'" style:font-family-generic-complex="system" style:font-pitch-complex="variable" style:font-size-complex="11pt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ptos Display" fo:font-family="'Aptos Display'" style:font-family-generic="swiss" fo:font-size="20pt" style:font-name-asian="DengXian Light" style:font-family-asian="'DengXian Light'" style:font-family-generic-asian="system" style:font-pitch-asian="variable" style:font-size-asian="20pt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swiss" fo:font-size="16pt" style:font-name-asian="DengXian Light" style:font-family-asian="'DengXian Light'" style:font-family-generic-asian="system" style:font-pitch-asian="variable" style:font-size-asian="16pt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fo:font-size="14pt" style:font-name-asian="DengXian Light" style:font-family-asian="'DengXian Light'" style:font-family-generic-asian="system" style:font-pitch-asian="variable" style:font-size-asian="14pt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fo:font-style="italic" style:font-name-asian="DengXian Light" style:font-family-asian="'DengXian Light'" style:font-family-generic-asian="system" style:font-pitch-asian="variable" style:font-style-asian="italic" style:font-style-complex="italic"/>
    </style:style>
    <style:style style:name="Heading_20_5_20_Char" style:display-name="Heading 5 Char" style:family="text" style:parent-style-name="Default_20_Paragraph_20_Font">
      <style:text-properties fo:color="#0f4761" loext:opacity="100%" style:font-name-asian="DengXian Light" style:font-family-asian="'DengXian Light'" style:font-family-generic-asian="system" style:font-pitch-asian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DengXian Light" style:font-family-asian="'DengXian Light'" style:font-family-generic-asian="system" style:font-pitch-asian="variable" style:font-style-asian="italic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DengXian Light" style:font-family-asian="'DengXian Light'" style:font-family-generic-asian="system" style:font-pitch-asian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DengXian Light" style:font-family-asian="'DengXian Light'" style:font-family-generic-asian="system" style:font-pitch-asian="variable" style:font-style-asian="italic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DengXian Light" style:font-family-asian="'DengXian Light'" style:font-family-generic-asian="system" style:font-pitch-asian="variable"/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swiss" fo:font-size="28pt" fo:letter-spacing="-0.018cm" style:letter-kerning="true" style:font-name-asian="DengXian Light" style:font-family-asian="'DengXian Light'" style:font-family-generic-asian="system" style:font-pitch-asian="variable" style:font-size-asian="28pt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name-asian="DengXian Light" style:font-family-asian="'DengXian Light'" style:font-family-generic-asian="system" style:font-pitch-asian="variable" style:font-size-asian="14pt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8" number:min-decimal-places="8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1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1">
      <number:number number:decimal-places="5" number:min-decimal-places="5" number:min-integer-digits="1"/>
    </number:number-style>
    <number:number-style style:name="N11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3">
      <number:number number:decimal-places="4" number:min-decimal-places="4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Ана Н. Ганчовска</meta:initial-creator>
    <meta:editing-cycles>20</meta:editing-cycles>
    <meta:creation-date>2022-05-03T21:05:00</meta:creation-date>
    <dc:date>2026-02-15T13:03:22.721000000</dc:date>
    <meta:editing-duration>PT47M31S</meta:editing-duration>
    <meta:generator>LibreOffice/7.3.2.2$Windows_X86_64 LibreOffice_project/49f2b1bff42cfccbd8f788c8dc32c1c309559be0</meta:generator>
    <meta:document-statistic meta:table-count="2" meta:image-count="0" meta:object-count="0" meta:page-count="6" meta:paragraph-count="1894" meta:word-count="1917" meta:character-count="7406" meta:non-whitespace-character-count="7358"/>
    <meta:user-defined meta:name="AppVersion">16.0000</meta:user-defined>
    <meta:template xlink:type="simple" xlink:actuate="onRequest" xlink:title="Normal.dotm" xlink:href=""/>
  </office:meta>
</office:document-meta>
</file>